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style:font-size-asian="9pt" style:font-size-complex="9pt"/>
    </style:style>
    <style:style style:name="P2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1121OLD******************************************************</text:p>
      <text:p text:style-name="P1"/>
      <text:p text:style-name="P1">REM <text:s/>***** <text:s/>BASIC <text:s/>*****</text:p>
      <text:p text:style-name="P1"/>
      <text:p text:style-name="P1">rem=======================================================================================</text:p>
      <text:p text:style-name="P1">dim oDialog1121 as object</text:p>
      <text:p text:style-name="P1">dim oDateFieldModel as object</text:p>
      <text:p text:style-name="P1">dim RangeData</text:p>
      <text:p text:style-name="P1">dim gstop as boolean </text:p>
      <text:p text:style-name="P1">dim array_of_vars(27) as double</text:p>
      <text:p text:style-name="P1">dim array_of_pogresh(27) as double</text:p>
      <text:p text:style-name="P1">dim array_of_control_point(8) as double</text:p>
      <text:p text:style-name="P1">rem=======================================================================================</text:p>
      <text:p text:style-name="P1">Sub dks1121_Dialog_Show</text:p>
      <text:p text:style-name="P1"><text:tab/>DialogLibraries.LoadLibrary( "AtomtexLibrary" )</text:p>
      <text:p text:style-name="P1"><text:tab/>oDialog1121 = CreateUnoDialog( DialogLibraries.AtomtexLibrary.D_1121 )</text:p>
      <text:p text:style-name="P1"><text:tab/>oDateFieldModel = oDialog1121.Model.getByName("DateField1")</text:p>
      <text:p text:style-name="P1"><text:tab/>oDateFieldModel.dateformat = 7 'в виде dd.mm.yyyy</text:p>
      <text:p text:style-name="P1"><text:tab/>oDateFieldModel.Date = cDateToIso(Now)</text:p>
      <text:p text:style-name="P1"><text:tab/>oDialogMain.endexecute() <text:s/></text:p>
      <text:p text:style-name="P1"><text:tab/></text:p>
      <text:p text:style-name="P1"><text:tab/> array_of_control_point(0) = 0.07</text:p>
      <text:p text:style-name="P1"><text:s/><text:tab/> array_of_control_point(1) = 0.7</text:p>
      <text:p text:style-name="P1"><text:s/><text:tab/> array_of_control_point(2) = 7</text:p>
      <text:p text:style-name="P1"><text:s/><text:tab/> array_of_control_point(3) = 70</text:p>
      <text:p text:style-name="P1"><text:s/><text:tab/> array_of_control_point(4) = 0.7</text:p>
      <text:p text:style-name="P1"><text:s/><text:tab/> array_of_control_point(5) = 7</text:p>
      <text:p text:style-name="P1"><text:s/><text:tab/> array_of_control_point(6) = 70</text:p>
      <text:p text:style-name="P1"><text:s/><text:tab/> array_of_control_point(7) = 0.7</text:p>
      <text:p text:style-name="P1"><text:s/><text:tab/> array_of_control_point(8) = 7</text:p>
      <text:p text:style-name="P1"/>
      <text:p text:style-name="P1"><text:tab/>dim i as integer rem т.е. value step равен значению контрольной точки деленной на 70</text:p>
      <text:p text:style-name="P1"><text:tab/>for i=2 to 28</text:p>
      <text:p text:style-name="P1"><text:tab/><text:tab/>oDialog1121.Model.getByName("NumericField" + i).valueStep = array_of_control_point((i-2)mod 9)/70</text:p>
      <text:p text:style-name="P1"><text:tab/><text:tab/>oDialog1121.Model.getByName("NumericField" + i).value = array_of_control_point((i-2)mod 9)</text:p>
      <text:p text:style-name="P1"><text:tab/>next i</text:p>
      <text:p text:style-name="P1"><text:tab/>oDialog1121.Model.getByName("NumericField01").value = 1</text:p>
      <text:p text:style-name="P1"><text:tab/>oDialog1121.Model.getByName("NumericField02").value = 2</text:p>
      <text:p text:style-name="P1"><text:tab/>oDialog1121.Model.getByName("NumericField03").value = 3</text:p>
      <text:p text:style-name="P1"><text:tab/></text:p>
      <text:p text:style-name="P1"><text:tab/>oDialog1121.visible = true</text:p>
      <text:p text:style-name="P1"><text:s text:c="2"/><text:tab/>do until gstop <text:s text:c="6"/></text:p>
      <text:p text:style-name="P1"><text:s text:c="8"/>wait (1000)</text:p>
      <text:p text:style-name="P1"><text:s/><text:tab/>loop</text:p>
      <text:p text:style-name="P1"><text:tab/>oDialog1121.visible = false</text:p>
      <text:p text:style-name="P1">End Sub</text:p>
      <text:p text:style-name="P1">rem=======================================================================================</text:p>
      <text:p text:style-name="P1">sub closedialog</text:p>
      <text:p text:style-name="P1"><text:tab/>gstop = true</text:p>
      <text:p text:style-name="P1">end sub</text:p>
      <text:p text:style-name="P1">rem=======================================================================================</text:p>
      <text:p text:style-name="P1">sub getSingleColumn_1</text:p>
      <text:p text:style-name="P1"><text:tab/>getSingleColumn(2, 1)</text:p>
      <text:p text:style-name="P1">end sub</text:p>
      <text:p text:style-name="P1">rem=======================================================================================</text:p>
      <text:p text:style-name="P1">sub getSingleColumn_2</text:p>
      <text:p text:style-name="P1"><text:tab/>getSingleColumn(11, 2)</text:p>
      <text:p text:style-name="P1">end sub</text:p>
      <text:p text:style-name="P1">rem=======================================================================================</text:p>
      <text:p text:style-name="P1">sub getSingleColumn_3</text:p>
      <text:p text:style-name="P1"><text:tab/>getSingleColumn(20, 3)</text:p>
      <text:p text:style-name="P1">end sub</text:p>
      <text:p text:style-name="P1">rem=======================================================================================</text:p>
      <text:p text:style-name="P1">sub getSingleColumn(first_num as integer, column_num as integer)</text:p>
      <text:p text:style-name="P1"><text:tab/>RangeData = FillArrayFromSelection()</text:p>
      <text:p text:style-name="P1"><text:s text:c="3"/><text:tab/>dim i as integer</text:p>
      <text:p text:style-name="P1"><text:s text:c="3"/><text:tab/>for i=0 to 8</text:p>
      <text:p text:style-name="P1"><text:s text:c="3"/><text:tab/><text:tab/>oDialog1121.Model.getByName("NumericField"+(i+first_num)).value = RangeData(i+1, 0)</text:p>
      <text:p text:style-name="P1"><text:s text:c="3"/><text:tab/>next i<text:tab/></text:p>
      <text:p text:style-name="P1"><text:soft-page-break/><text:tab/>oDialog1121.Model.getByName("NumericField0"+column_num).value = RangeData(0, 0)</text:p>
      <text:p text:style-name="P1">end sub</text:p>
      <text:p text:style-name="P1">rem=======================================================================================</text:p>
      <text:p text:style-name="P1">function pogreshnost(num as double, contr_point as integer)</text:p>
      <text:p text:style-name="P1"><text:tab/>dim point as double</text:p>
      <text:p text:style-name="P1"><text:tab/>point = array_of_control_point(contr_point mod 9)</text:p>
      <text:p text:style-name="P1"><text:tab/>pogreshnost = ((num - point) / point) * 100</text:p>
      <text:p text:style-name="P1">end function</text:p>
      <text:p text:style-name="P1">rem=======================================================================================</text:p>
      <text:p text:style-name="P1">function dov_granica(pogr as double)</text:p>
      <text:p text:style-name="P1"><text:tab/>dov_granica = 1.1 * sqr(16 + pogr*pogr + 0.36)</text:p>
      <text:p text:style-name="P1">end function<text:tab/></text:p>
      <text:p text:style-name="P1">rem=======================================================================================</text:p>
      <text:p text:style-name="P1">sub getVarsFromFields rem Вообще можно было бы обойтись без массивов, работая напрямую с NumFields, но так удобнее читать код, так он понятнее</text:p>
      <text:p text:style-name="P1"><text:tab/>dim i as integer</text:p>
      <text:p text:style-name="P1"><text:s text:c="3"/><text:tab/>for i=0 to 26</text:p>
      <text:p text:style-name="P1"><text:s text:c="3"/><text:tab/><text:tab/>array_of_vars(i) = oDialog1121.Model.getByName("NumericField"+(i+2)).value</text:p>
      <text:p text:style-name="P1"><text:s text:c="3"/><text:tab/>next i</text:p>
      <text:p text:style-name="P1">end sub</text:p>
      <text:p text:style-name="P1">rem=======================================================================================</text:p>
      <text:p text:style-name="P1">sub makeProtRus</text:p>
      <text:p text:style-name="P1"><text:tab/>MyFormat = "0.00"</text:p>
      <text:p text:style-name="P1"><text:tab/>getVarsFromFields</text:p>
      <text:p text:style-name="P1"><text:s text:c="4"/>OpenTemplate(sertPath &amp; "template_1121_prot_RU.odt")</text:p>
      <text:p text:style-name="P1"><text:tab/>dim i as integer</text:p>
      <text:p text:style-name="P1"><text:tab/>for i=1 to 27</text:p>
      <text:p text:style-name="P1"><text:tab/><text:tab/>findAndRename("$k"+i+"$", Format(array_of_vars(i-1), MyFormat)</text:p>
      <text:p text:style-name="P1"><text:tab/><text:tab/>array_of_pogresh(i-1) = pogreshnost(array_of_vars(i-1),i-1)</text:p>
      <text:p text:style-name="P1"><text:tab/><text:tab/>findAndRename("$L"+i+"$", Format(array_of_pogresh(i-1), MyFormat)</text:p>
      <text:p text:style-name="P1"><text:tab/><text:tab/>findAndRename("$m"+i+"$", Format(dov_granica(array_of_pogresh(i-1)), MyFormat)</text:p>
      <text:p text:style-name="P1"><text:tab/>next i</text:p>
      <text:p text:style-name="P1"><text:tab/>findAndRename("$№1$", oDialog1121.Model.getByName("NumericField01").value)</text:p>
      <text:p text:style-name="P1"><text:tab/>findAndRename("$№2$", oDialog1121.Model.getByName("NumericField02").value)</text:p>
      <text:p text:style-name="P1"><text:tab/>findAndRename("$№3$", oDialog1121.Model.getByName("NumericField03").value)</text:p>
      <text:p text:style-name="P1">end sub</text:p>
      <text:p text:style-name="P1"/>
      <text:p text:style-name="P2">M_1117_old*****************************************************</text:p>
      <text:p text:style-name="P1"/>
      <text:p text:style-name="P1">REM <text:s/>***** <text:s/>BASIC <text:s/>*****</text:p>
      <text:p text:style-name="P1"/>
      <text:p text:style-name="P1">Sub Main</text:p>
      <text:p text:style-name="P1"/>
      <text:p text:style-name="P1">End Sub</text:p>
      <text:p text:style-name="P1"/>
      <text:p text:style-name="P1"><text:tab/>'for i=1 to 9</text:p>
      <text:p text:style-name="P1">'<text:tab/><text:tab/>oDialog1117.Model.getByName("NumericField" + i).Visible = false</text:p>
      <text:p text:style-name="P1">'<text:tab/>next i</text:p>
      <text:p text:style-name="P1"/>
      <text:p text:style-name="P1">rem======================================================================================= </text:p>
      <text:p text:style-name="P1">Sub next_step</text:p>
      <text:p text:style-name="P1"/>
      <text:p text:style-name="P1">' <text:s text:c="2"/>cmdPrev.Model.Enabled = true 'Not cmdPrev.Model.Enabled</text:p>
      <text:p text:style-name="P1">' <text:s text:c="2"/>if oDialog1117.Model.Step = 2 then cmdNext.Model.Enabled = False</text:p>
      <text:p text:style-name="P1">' <text:s text:c="2"/>oDialog1117.Model.Step = oDialog1117.Model.Step + 1 <text:s text:c="2"/></text:p>
      <text:p text:style-name="P1"/>
      <text:p text:style-name="P1"/>
      <text:p text:style-name="P1">End Sub</text:p>
      <text:p text:style-name="P1">rem======================================================================================= </text:p>
      <text:p text:style-name="P1">Sub prev_step</text:p>
      <text:p text:style-name="P1"><text:s text:c="3"/>cmdNext.Model.Enabled = true</text:p>
      <text:p text:style-name="P1"><text:tab/>if oDialog1117.Model.Step = 2 then cmdPrev.Model.Enabled = False</text:p>
      <text:p text:style-name="P1"><text:s text:c="3"/>oDialog1117.Model.Step = oDialog1117.Model.Step - 1 </text:p>
      <text:p text:style-name="P1">End Sub</text:p>
      <text:p text:style-name="P1">rem=======================================================================================</text:p>
      <text:p text:style-name="P1">sub checkBoxCheckerOld(impl as integer)</text:p>
      <text:p text:style-name="P1"><text:tab/>if startNum &lt;&gt; 0 then</text:p>
      <text:p text:style-name="P1"><text:tab/><text:tab/>for i=0 to arrayOfPointsQuantity(startNum-impl) rem (startNum-1)</text:p>
      <text:p text:style-name="P1"><text:tab/><text:tab/><text:tab/>rem findAndRename(("$" + (startNum-1) + "-0" + i), <text:soft-page-break/>(oDialog1117.Model.getByName("NumericField"+i).value))<text:tab/></text:p>
      <text:p text:style-name="P1"><text:tab/><text:tab/><text:tab/>rem valueRecordsArray(startNum-impl)</text:p>
      <text:p text:style-name="P1"><text:tab/><text:tab/>next i</text:p>
      <text:p text:style-name="P1"><text:tab/><text:tab/></text:p>
      <text:p text:style-name="P1"><text:tab/>end if</text:p>
      <text:p text:style-name="P1"><text:tab/>if startNum&lt;=mainCount and startNum&gt;=0 then</text:p>
      <text:p text:style-name="P1"><text:tab/><text:tab/>while oDialog1117.getControl("CheckBox" + startNum).State = 0 and startNum&lt;&gt;mainCount</text:p>
      <text:p text:style-name="P1"><text:tab/><text:tab/><text:tab/>rem deleteTable("t" + startNum)</text:p>
      <text:p text:style-name="P1"><text:tab/><text:tab/><text:tab/>startNum = startNum+impl</text:p>
      <text:p text:style-name="P1"><text:tab/><text:tab/>wend</text:p>
      <text:p text:style-name="P1"/>
      <text:p text:style-name="P1"><text:tab/><text:tab/><text:tab/>if oDialog1117.getControl("CheckBox" + startNum).State = 1 then</text:p>
      <text:p text:style-name="P1"><text:tab/><text:tab/><text:tab/><text:tab/>makeLayout(startNum) <text:tab/></text:p>
      <text:p text:style-name="P1"><text:tab/><text:tab/><text:tab/><text:tab/>startNum = startNum+impl</text:p>
      <text:p text:style-name="P1"><text:tab/><text:tab/><text:tab/>else </text:p>
      <text:p text:style-name="P1"><text:tab/><text:tab/><text:tab/><text:tab/>rem deleteTable("t" + startNum)</text:p>
      <text:p text:style-name="P1"><text:tab/><text:tab/><text:tab/>end if</text:p>
      <text:p text:style-name="P1"><text:tab/><text:tab/>else</text:p>
      <text:p text:style-name="P1"><text:tab/><text:tab/><text:tab/>rem cmdNext = oDialog1117.getControl("cmdNext").</text:p>
      <text:p text:style-name="P1"><text:tab/>end if<text:tab/></text:p>
      <text:p text:style-name="P1">end sub</text:p>
      <text:p text:style-name="P1"/>
      <text:p text:style-name="P1">'<text:tab/>if startNum &amp;lt;&amp;gt; 0 then</text:p>
      <text:p text:style-name="P1">'<text:tab/><text:tab/>for i=0 to arrayOfPointsQuantity(startNum-1)</text:p>
      <text:p text:style-name="P1">'<text:tab/><text:tab/><text:tab/>findAndRename((&amp;quot;$&amp;quot; + (startNum-1) + &amp;quot;-0&amp;quot; + i), (oDialog1117.Model.getByName(&amp;quot;NumericField&amp;quot;+i).value))<text:tab/></text:p>
      <text:p text:style-name="P1">'<text:tab/><text:tab/>next i</text:p>
      <text:p text:style-name="P1">'<text:tab/><text:tab/></text:p>
      <text:p text:style-name="P1">'<text:tab/>end if</text:p>
      <text:p text:style-name="P1">'<text:tab/>if startNum&amp;lt;=mainCount then</text:p>
      <text:p text:style-name="P1">'<text:tab/><text:tab/>while oDialog1117.getControl(&amp;quot;CheckBox&amp;quot; + startNum).State = 0 and startNum&amp;lt;&amp;gt;mainCount</text:p>
      <text:p text:style-name="P1">'<text:tab/><text:tab/><text:tab/>deleteTable(&amp;quot;t&amp;quot; + startNum)</text:p>
      <text:p text:style-name="P1">'<text:tab/><text:tab/><text:tab/>startNum = startNum+1</text:p>
      <text:p text:style-name="P1">'<text:tab/><text:tab/>wend</text:p>
      <text:p text:style-name="P1">'</text:p>
      <text:p text:style-name="P1">'<text:tab/><text:tab/><text:tab/>if oDialog1117.getControl(&amp;quot;CheckBox&amp;quot; + startNum).State = 1 then</text:p>
      <text:p text:style-name="P1">'<text:tab/><text:tab/><text:tab/><text:tab/>makeLayout(startNum) <text:tab/></text:p>
      <text:p text:style-name="P1">'<text:tab/><text:tab/><text:tab/><text:tab/>startNum = startNum+1</text:p>
      <text:p text:style-name="P1">'<text:tab/><text:tab/><text:tab/>else </text:p>
      <text:p text:style-name="P1">'<text:tab/><text:tab/><text:tab/><text:tab/>deleteTable(&amp;quot;t&amp;quot; + startNum)</text:p>
      <text:p text:style-name="P1">'<text:tab/><text:tab/><text:tab/>end if</text:p>
      <text:p text:style-name="P1">'<text:tab/><text:tab/>else</text:p>
      <text:p text:style-name="P1">'<text:tab/><text:tab/><text:tab/>rem cmdNext = oDialog1117.getControl(&amp;quot;cmdNext&amp;quot;).</text:p>
      <text:p text:style-name="P1">'<text:tab/>end if<text:tab/></text:p>
      <text:p text:style-name="P1"/>
      <text:p text:style-name="P1"/>
      <text:p text:style-name="P1">rem=======================================================================================</text:p>
      <text:p text:style-name="P1">sub checkBoxChecker(impl as integer)</text:p>
      <text:p text:style-name="P1"><text:tab/>if startNum&gt;-1 and startNum&lt;mainCount+1 then</text:p>
      <text:p text:style-name="P1"><text:tab/><text:tab/>while oDialog1117.getControl("CheckBox" + startNum).State = 0 and startNum&lt;&gt;mainCount</text:p>
      <text:p text:style-name="P1"><text:tab/><text:tab/><text:tab/>startNum = startNum+1</text:p>
      <text:p text:style-name="P1"><text:tab/><text:tab/>wend</text:p>
      <text:p text:style-name="P1"><text:tab/><text:tab/>if oDialog1117.getControl("CheckBox" + startNum).State = 1 then</text:p>
      <text:p text:style-name="P1">'<text:tab/><text:tab/><text:tab/>insertDataToArray</text:p>
      <text:p text:style-name="P1"><text:tab/><text:tab/><text:tab/>makeLayout(startNum) <text:tab/></text:p>
      <text:p text:style-name="P1"><text:tab/><text:tab/><text:tab/>startNum = startNum+1</text:p>
      <text:p text:style-name="P1"><text:tab/><text:tab/>end if</text:p>
      <text:p text:style-name="P1"><text:tab/>end if<text:tab/></text:p>
      <text:p text:style-name="P1">end sub</text:p>
      <text:p text:style-name="P1"/>
      <text:p text:style-name="P1"/>
      <text:p text:style-name="P1"/>
      <text:p text:style-name="P1">sub insertRecordsToTemplate</text:p>
      <text:p text:style-name="P1"><text:tab/>OpenTemplate(sertPath &amp; "1117sorted.odt")</text:p>
      <text:p text:style-name="P1"><text:tab/>dim tempArray(1) as double</text:p>
      <text:p text:style-name="P1"><text:tab/>for i=0 to mainCount</text:p>
      <text:p text:style-name="P1"><text:tab/>'<text:tab/>redim tempArray(uBound(valueRecordsArray(i))) as double</text:p>
      <text:p text:style-name="P1"><text:tab/><text:tab/>tempArray = valueRecordsArray(i)</text:p>
      <text:p text:style-name="P1"><text:tab/><text:tab/>'msgbox "ta = " + uBound(tempArray) </text:p>
      <text:p text:style-name="P1"><text:tab/><text:tab/>if tempArray(0) = 1 then</text:p>
      <text:p text:style-name="P1"><text:soft-page-break/><text:tab/><text:tab/><text:tab/>for j=1 to uBound(valueRecordsArray(i))</text:p>
      <text:p text:style-name="P1"><text:tab/><text:tab/><text:tab/><text:tab/>'msgbox "j = " + j + ", tempArray = " + uBound(tempArray)</text:p>
      <text:p text:style-name="P1"><text:tab/><text:tab/><text:tab/><text:tab/>findAndRename(("$" + i + "-0" + (j-1)), tempArray(j))<text:tab/></text:p>
      <text:p text:style-name="P1"><text:tab/><text:tab/><text:tab/>next j</text:p>
      <text:p text:style-name="P1"><text:tab/><text:tab/>else</text:p>
      <text:p text:style-name="P1"><text:tab/><text:tab/><text:tab/>deleteTable("t" + i)</text:p>
      <text:p text:style-name="P1"><text:tab/><text:tab/>end if</text:p>
      <text:p text:style-name="P1"><text:tab/>next i</text:p>
      <text:p text:style-name="P1">end sub</text:p>
      <text:p text:style-name="P1">sub neutron_old(i as integer)</text:p>
      <text:p text:style-name="P1"><text:tab/><text:tab/><text:tab/><text:tab/>dim fon, p1, p2, p3, p4, p5, p6, p7, p8, p9, p10, p11, p12, p13, p14, p15, p16 as double</text:p>
      <text:p text:style-name="P1"><text:tab/><text:tab/><text:tab/><text:tab/>fon = valueRecordsArray(i)(1)<text:tab/>rem фон</text:p>
      <text:p text:style-name="P1"><text:tab/><text:tab/><text:tab/><text:tab/>p1 = valueRecordsArray(i)(2)</text:p>
      <text:p text:style-name="P1"><text:tab/><text:tab/><text:tab/><text:tab/>p2 = valueRecordsArray(i)(3)</text:p>
      <text:p text:style-name="P1"><text:tab/><text:tab/><text:tab/><text:tab/>p3 = valueRecordsArray(i)(4)</text:p>
      <text:p text:style-name="P1"><text:tab/><text:tab/><text:tab/><text:tab/>p4 = valueRecordsArray(i)(5)</text:p>
      <text:p text:style-name="P1"><text:tab/><text:tab/><text:tab/><text:tab/>rem------------------------------------------------------------</text:p>
      <text:p text:style-name="P1"><text:tab/><text:tab/><text:tab/><text:tab/>p5 = (p1-fon)*0.6</text:p>
      <text:p text:style-name="P1"><text:tab/><text:tab/><text:tab/><text:tab/>p6 = p2*0.6</text:p>
      <text:p text:style-name="P1"><text:tab/><text:tab/><text:tab/><text:tab/>p7 = p3*0.86</text:p>
      <text:p text:style-name="P1"><text:tab/><text:tab/><text:tab/><text:tab/>p8 = p4*0.96</text:p>
      <text:p text:style-name="P1"><text:tab/><text:tab/><text:tab/><text:tab/></text:p>
      <text:p text:style-name="P1"><text:tab/><text:tab/><text:tab/><text:tab/>findAndRename(("$" + i + "-21"), Format(p5, MyFormat))</text:p>
      <text:p text:style-name="P1"><text:tab/><text:tab/><text:tab/><text:tab/>findAndRename(("$" + i + "-22"), Format(p6, MyFormat))</text:p>
      <text:p text:style-name="P1"><text:tab/><text:tab/><text:tab/><text:tab/>findAndRename(("$" + i + "-23"), Format(p7, MyFormat))</text:p>
      <text:p text:style-name="P1"><text:tab/><text:tab/><text:tab/><text:tab/>findAndRename(("$" + i + "-24"), Format(p8, MyFormat))</text:p>
      <text:p text:style-name="P1"><text:tab/><text:tab/><text:tab/><text:tab/>rem------------------------------------------------------------</text:p>
      <text:p text:style-name="P1"><text:tab/><text:tab/><text:tab/><text:tab/>p9 = (p5 - 5.9)/5.9 * 100</text:p>
      <text:p text:style-name="P1"><text:tab/><text:tab/><text:tab/><text:tab/>p10 = (p6 - 57)/57 * 100</text:p>
      <text:p text:style-name="P1"><text:tab/><text:tab/><text:tab/><text:tab/>p11 = (p7 - 235)/235 * 100</text:p>
      <text:p text:style-name="P1"><text:tab/><text:tab/><text:tab/><text:tab/>p12 = (p8 - 1019)/1019 * 100</text:p>
      <text:p text:style-name="P1"><text:tab/><text:tab/><text:tab/><text:tab/></text:p>
      <text:p text:style-name="P1"><text:tab/><text:tab/><text:tab/><text:tab/>findAndRename(("$" + i + "-31"), Format(p9, MyFormat))</text:p>
      <text:p text:style-name="P1"><text:tab/><text:tab/><text:tab/><text:tab/>findAndRename(("$" + i + "-32"), Format(p10, MyFormat))</text:p>
      <text:p text:style-name="P1"><text:tab/><text:tab/><text:tab/><text:tab/>findAndRename(("$" + i + "-33"), Format(p11, MyFormat))</text:p>
      <text:p text:style-name="P1"><text:tab/><text:tab/><text:tab/><text:tab/>findAndRename(("$" + i + "-34"), Format(p12, MyFormat))</text:p>
      <text:p text:style-name="P1"><text:tab/><text:tab/><text:tab/><text:tab/>rem------------------------------------------------------------</text:p>
      <text:p text:style-name="P1"><text:tab/><text:tab/><text:tab/><text:tab/>p13 = 1.1 * sqr(p9 * p9 + 5*5)</text:p>
      <text:p text:style-name="P1"><text:tab/><text:tab/><text:tab/><text:tab/>p14 = 1.1 * sqr(p10 * p10 + 5*5)</text:p>
      <text:p text:style-name="P1"><text:tab/><text:tab/><text:tab/><text:tab/>p15 = 1.1 * sqr(p11 * p11 + 5*5)</text:p>
      <text:p text:style-name="P1"><text:tab/><text:tab/><text:tab/><text:tab/>p16 = 1.1 * sqr(p12 * p12 + 5*5)</text:p>
      <text:p text:style-name="P1"><text:tab/><text:tab/><text:tab/><text:tab/></text:p>
      <text:p text:style-name="P1"><text:tab/><text:tab/><text:tab/><text:tab/>findAndRename(("$" + i + "-41"), Format(p13, MyFormat))</text:p>
      <text:p text:style-name="P1"><text:tab/><text:tab/><text:tab/><text:tab/>findAndRename(("$" + i + "-42"), Format(p14, MyFormat))</text:p>
      <text:p text:style-name="P1"><text:tab/><text:tab/><text:tab/><text:tab/>findAndRename(("$" + i + "-43"), Format(p15, MyFormat))</text:p>
      <text:p text:style-name="P1"><text:tab/><text:tab/><text:tab/><text:tab/>findAndRename(("$" + i + "-44"), Format(p16, MyFormat))</text:p>
      <text:p text:style-name="P1"><text:tab/><text:tab/><text:tab/><text:tab/>rem------------------------------------------------------------</text:p>
      <text:p text:style-name="P1">end sub</text:p>
      <text:p text:style-name="P1"/>
      <text:p text:style-name="P1"/>
      <text:p text:style-name="P1"/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2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soft-page-break/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last = arrayOfPointsQuantity(count)</text:p>
      <text:p text:style-name="P1"><text:tab/>dim pointArray as variant</text:p>
      <text:p text:style-name="P1"><text:tab/>dim point as String</text:p>
      <text:p text:style-name="P1"><text:tab/></text:p>
      <text:p text:style-name="P1"><text:tab/>pointArray = arrayOfPointsValue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</text:p>
      <text:p text:style-name="P1"><text:tab/><text:tab/>point = prefixWithNumber(pointArray(i))</text:p>
      <text:p text:style-name="P1"><text:tab/><text:tab/>oDialog1117.getControl("NumericField" + i).Text = point</text:p>
      <text:p text:style-name="P1"><text:tab/><text:tab/>oDialog1117.Model.getByName("NumericField" + i).valueStep = pointArray(i)/70</text:p>
      <text:p text:style-name="P1"><text:tab/><text:tab/></text:p>
      <text:p text:style-name="P1"><text:tab/><text:tab/>oDialog1117.getControl("Label" + i).Text = "" + point + arrayOfMeas(count)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======================================================================================= </text:p>
      <text:p text:style-name="P1">rem настройка отображения виджета под каждый конкретный тип БД </text:p>
      <text:p text:style-name="P1">function makeLayout_old3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soft-page-break/><text:tab/><text:tab/>oDialog1117.getControl("Label" + i).Visible = false</text:p>
      <text:p text:style-name="P1"><text:tab/>next i<text:tab/> <text:tab/></text:p>
      <text:p text:style-name="P1">end function</text:p>
      <text:p text:style-name="P2">M_204**********************************************************</text:p>
      <text:p text:style-name="P3"/>
      <text:p text:style-name="P3">REM <text:s/>***** <text:s/>BASIC <text:s/>*****</text:p>
      <text:p text:style-name="P3"/>
      <text:p text:style-name="P3">rem=======================================================================================</text:p>
      <text:p text:style-name="P3">dim oDialog204 as object</text:p>
      <text:p text:style-name="P3">dim oDateFieldModel as object</text:p>
      <text:p text:style-name="P3">dim POINTS_QNT as integer</text:p>
      <text:p text:style-name="P3">dim array_of_vars(8) as double</text:p>
      <text:p text:style-name="P3">dim array_of_pogresh(8) as double</text:p>
      <text:p text:style-name="P3">dim array_of_control_point(8) as double</text:p>
      <text:p text:style-name="P3">dim background as double</text:p>
      <text:p text:style-name="P3">rem=======================================================================================</text:p>
      <text:p text:style-name="P3">Sub G204_Dialog_Show</text:p>
      <text:p text:style-name="P3"><text:tab/>DialogLibraries.LoadLibrary( "AtomtexLibrary" )</text:p>
      <text:p text:style-name="P3"><text:tab/>oDialog204 = CreateUnoDialog( DialogLibraries.AtomtexLibrary.D_204 )</text:p>
      <text:p text:style-name="P3"><text:tab/>oDateFieldModel = oDialog204.Model.getByName("DateField1")</text:p>
      <text:p text:style-name="P3"><text:tab/>oDateFieldModel.dateformat = 7 'в виде dd.mm.yyyy</text:p>
      <text:p text:style-name="P3"><text:tab/>oDateFieldModel.Date = cDateToIso(Now)</text:p>
      <text:p text:style-name="P3"/>
      <text:p text:style-name="P3"><text:tab/>POINTS_QNT = 8</text:p>
      <text:p text:style-name="P3"><text:tab/></text:p>
      <text:p text:style-name="P3"><text:tab/>array_of_control_point(0) = 0.07</text:p>
      <text:p text:style-name="P3"><text:tab/>array_of_control_point(1) = 0.7</text:p>
      <text:p text:style-name="P3"><text:s/><text:tab/>array_of_control_point(2) = 7</text:p>
      <text:p text:style-name="P3"><text:tab/>array_of_control_point(3) = 70</text:p>
      <text:p text:style-name="P3"><text:tab/>array_of_control_point(4) = 0.7</text:p>
      <text:p text:style-name="P3"><text:tab/>array_of_control_point(5) = 7</text:p>
      <text:p text:style-name="P3"><text:tab/>array_of_control_point(6) = 70</text:p>
      <text:p text:style-name="P3"><text:tab/>array_of_control_point(7) = 0.7</text:p>
      <text:p text:style-name="P3"><text:tab/>array_of_control_point(8) = 7</text:p>
      <text:p text:style-name="P3"/>
      <text:p text:style-name="P3"/>
      <text:p text:style-name="P3"><text:tab/>dim i as integer</text:p>
      <text:p text:style-name="P3"><text:tab/>for i=0 to POINTS_QNT</text:p>
      <text:p text:style-name="P3"><text:tab/><text:tab/><text:tab/>oDialog204.Model.getByName("NumericField0" + i).valueStep = array_of_control_point(i)/70</text:p>
      <text:p text:style-name="P3"><text:tab/><text:tab/><text:tab/>oDialog204.Model.getByName("NumericField0" + i).value = array_of_control_point(i)</text:p>
      <text:p text:style-name="P3"><text:tab/>next i</text:p>
      <text:p text:style-name="P3"><text:tab/>'oDialog204.Model.getByName("NumericField10").value = 1000</text:p>
      <text:p text:style-name="P3"><text:tab/>'oDialog204.Model.getByName("NumericField11").value = 100</text:p>
      <text:p text:style-name="P3"><text:tab/></text:p>
      <text:p text:style-name="P3"><text:tab/>oDialogMain.endexecute() <text:s text:c="2"/></text:p>
      <text:p text:style-name="P3"><text:tab/>oDialog204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POINTS_QNT</text:p>
      <text:p text:style-name="P3"><text:s text:c="3"/><text:tab/><text:tab/>array_of_vars(j) = oDialog204.Model.getByName("NumericField0"+j).value</text:p>
      <text:p text:style-name="P3"><text:s text:c="3"/><text:tab/><text:tab/>'print (oDialog204.Model.getByName("NumericField0"+j).value*100 &amp; "--" &amp;j)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'background = oDialogG02.Model.getByName("NumericField11").value / 1000 </text:p>
      <text:p text:style-name="P3"><text:tab/>getVarsFromFields</text:p>
      <text:p text:style-name="P3"><text:soft-page-break/><text:s text:c="4"/>OpenTemplate(sertPath &amp; "template_bdkg204.odt"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srk_num$", oDialog204.Model.getByName("TextField1").text)</text:p>
      <text:p text:style-name="P3"><text:tab/>findAndRename("$bd_num$", oDialog204.Model.getByName("TextField2").text)</text:p>
      <text:p text:style-name="P3"><text:tab/>'findAndRename("$bg$", background * 1000)</text:p>
      <text:p text:style-name="P3">end sub</text:p>
      <text:p text:style-name="P3"/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204.Model.getByName("TextField2").Text)</text:p>
      <text:p text:style-name="P3"><text:tab/>findAndRename("$date$", getDate(oDateFieldModel)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getSingleColumn</text:p>
      <text:p text:style-name="P3"><text:tab/>RangeData = FillArrayFromSelection()</text:p>
      <text:p text:style-name="P3"><text:s text:c="3"/><text:tab/>dim i as integer</text:p>
      <text:p text:style-name="P3"><text:s text:c="3"/><text:tab/>for i=0 to 7</text:p>
      <text:p text:style-name="P3"><text:s text:c="3"/><text:tab/><text:tab/>oDialog204.Model.getByName("NumericField0"+(i+1)).value = RangeData(i+1, 0)</text:p>
      <text:p text:style-name="P3"><text:s text:c="3"/><text:tab/>next i<text:tab/></text:p>
      <text:p text:style-name="P3"><text:s text:c="3"/><text:tab/>oDialog204.Model.getByName("NumericField11").value = RangeData(0, 0)</text:p>
      <text:p text:style-name="P3">end sub</text:p>
      <text:p text:style-name="P3"/>
      <text:p text:style-name="P2">ModuleBDKG204************************************************</text:p>
      <text:p text:style-name="P3"/>
      <text:p text:style-name="P3">REM <text:s/>***** <text:s/>BASIC <text:s/>*****</text:p>
      <text:p text:style-name="P3"/>
      <text:p text:style-name="P3">Sub Main</text:p>
      <text:p text:style-name="P3"/>
      <text:p text:style-name="P3">End Sub</text:p>
      <text:p text:style-name="P3"/>
      <text:p text:style-name="P3">REM declare dialog object "globally"</text:p>
      <text:p text:style-name="P3">dim oDialogBDKG204 as object</text:p>
      <text:p text:style-name="P3">'-----------------------------------------</text:p>
      <text:p text:style-name="P3">Sub bdkg204_Dialog_Show</text:p>
      <text:p text:style-name="P3"><text:s text:c="3"/>DialogLibraries.LoadLibrary( "AtomtexLibrary" )</text:p>
      <text:p text:style-name="P3"><text:s text:c="3"/>oDialogBDKG204 = CreateUnoDialog( DialogLibraries.AtomtexLibrary.DialogBDKG204 )</text:p>
      <text:p text:style-name="P3"><text:s text:c="3"/>oDialogMain.endexecute()</text:p>
      <text:p text:style-name="P3"><text:s text:c="3"/>oDialogBDKG204.Execute()</text:p>
      <text:p text:style-name="P3">End Sub</text:p>
      <text:p text:style-name="P3">'-----------------------------------------</text:p>
      <text:p text:style-name="P3">Sub getAllText_bdkg204</text:p>
      <text:p text:style-name="P3"/>
      <text:p text:style-name="P3"><text:s text:c="4"/>bground = oDialogBDKG204.Model.getByName("NumericField9").Value</text:p>
      <text:p text:style-name="P3"><text:s text:c="4"/>point_1 = oDialogBDKG204.Model.getByName("NumericField1").Value</text:p>
      <text:p text:style-name="P3"><text:s text:c="4"/>point_2 = oDialogBDKG204.Model.getByName("NumericField2").Value</text:p>
      <text:p text:style-name="P3"><text:s text:c="4"/>point_3 = oDialogBDKG204.Model.getByName("NumericField3").Value</text:p>
      <text:p text:style-name="P3"><text:s text:c="4"/>point_4 = oDialogBDKG204.Model.getByName("NumericField4").Value</text:p>
      <text:p text:style-name="P3"><text:s text:c="4"/>point_5 = oDialogBDKG204.Model.getByName("NumericField5").Value</text:p>
      <text:p text:style-name="P3"><text:soft-page-break/><text:s text:c="4"/>point_6 = oDialogBDKG204.Model.getByName("NumericField6").Value</text:p>
      <text:p text:style-name="P3"><text:s text:c="4"/>point_7 = oDialogBDKG204.Model.getByName("NumericField7").Value</text:p>
      <text:p text:style-name="P3"><text:s text:c="4"/>point_8 = oDialogBDKG204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calculate</text:p>
      <text:p text:style-name="P3"><text:s text:c="4"/>getAllText_bdkg204()</text:p>
      <text:p text:style-name="P3"><text:s text:c="4"/></text:p>
      <text:p text:style-name="P3"><text:s text:c="4"/>OpenTemplate(sertPath &amp; "template_bdkg204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204.Model.getByName("TextField2").Text)</text:p>
      <text:p text:style-name="P3"><text:tab/>findAndRename("$bd_num$", oDialogBDKG204.Model.getByName("TextField1").Text)</text:p>
      <text:p text:style-name="P3"><text:tab/></text:p>
      <text:p text:style-name="P3">end sub</text:p>
      <text:p text:style-name="P3">'-----------------------------------------------------------</text:p>
      <text:p text:style-name="P3"/>
      <text:p text:style-name="P3"/>
      <text:p text:style-name="P3">Sub Macro1</text:p>
      <text:p text:style-name="P3"/>
      <text:p text:style-name="P3">End Sub</text:p>
      <text:p text:style-name="P3"/>
      <text:p text:style-name="P2">M_mr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MRP as object</text:p>
      <text:p text:style-name="P3">dim oDateFieldModel as object</text:p>
      <text:p text:style-name="P3">dim oOptionButton as object</text:p>
      <text:p text:style-name="P3"/>
      <text:p text:style-name="P3"><text:tab/></text:p>
      <text:p text:style-name="P3">'-----------------------------------------</text:p>
      <text:p text:style-name="P3">Sub mrp_Dialog_Show</text:p>
      <text:p text:style-name="P3"><text:s text:c="3"/>DialogLibraries.LoadLibrary( "AtomtexLibrary" )</text:p>
      <text:p text:style-name="P3"><text:s text:c="3"/>oDialogMRP = CreateUnoDialog( DialogLibraries.AtomtexLibrary.D_MRP )</text:p>
      <text:p text:style-name="P3"><text:s text:c="3"/></text:p>
      <text:p text:style-name="P3"><text:s text:c="3"/>oDateFieldModel = oDialogMRP.Model.getByName("DateField1")</text:p>
      <text:p text:style-name="P3"><text:s text:c="3"/>oOptionButton = oDialogMRP.Model.getByName("OptionButton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MRP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MRP.Model.getByName("NumericField1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MRP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soft-page-break/><text:tab/>oNumericFieldModel = oDialogMRP.Model.getByName("NumericField1")</text:p>
      <text:p text:style-name="P3"><text:tab/>dim num as string</text:p>
      <text:p text:style-name="P3"><text:tab/>oComboBox = oDialogMRP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integer</text:p>
      <text:p text:style-name="P3">Dim bg_2 as integer</text:p>
      <text:p text:style-name="P3">Dim bg_3 as integer</text:p>
      <text:p text:style-name="P3">Dim bg_4 as integer</text:p>
      <text:p text:style-name="P3">Dim bg_5 as integer</text:p>
      <text:p text:style-name="P3">Dim dr_1 as integer</text:p>
      <text:p text:style-name="P3">Dim dr_2 as integer</text:p>
      <text:p text:style-name="P3">Dim dr_3 as integer</text:p>
      <text:p text:style-name="P3">Dim dr_4 as integer</text:p>
      <text:p text:style-name="P3">Dim dr_5 as integer</text:p>
      <text:p text:style-name="P3">Dim bg_average as double</text:p>
      <text:p text:style-name="P3">Dim dr_average as double</text:p>
      <text:p text:style-name="P3">Dim activity as double</text:p>
      <text:p text:style-name="P3">Dim rasch_znach_chuvstv as double</text:p>
      <text:p text:style-name="P3">Dim absolut_pogresh as double</text:p>
      <text:p text:style-name="P3"/>
      <text:p text:style-name="P3">'------------------------------------------------------------</text:p>
      <text:p text:style-name="P3">Sub getAllTextField</text:p>
      <text:p text:style-name="P3"><text:s text:c="4"/>bg_1 = oDialogMRP.Model.getByName("NumericField2").Value</text:p>
      <text:p text:style-name="P3"><text:s text:c="4"/>bg_2 = oDialogMRP.Model.getByName("NumericField3").Value</text:p>
      <text:p text:style-name="P3"><text:s text:c="4"/>bg_3 = oDialogMRP.Model.getByName("NumericField4").Value</text:p>
      <text:p text:style-name="P3"><text:s text:c="4"/>bg_4 = oDialogMRP.Model.getByName("NumericField5").Value</text:p>
      <text:p text:style-name="P3"><text:s text:c="4"/>bg_5 = oDialogMRP.Model.getByName("NumericField6").Value</text:p>
      <text:p text:style-name="P3"><text:s text:c="4"/>dr_1 = oDialogMRP.Model.getByName("NumericField7").Value</text:p>
      <text:p text:style-name="P3"><text:s text:c="4"/>dr_2 = oDialogMRP.Model.getByName("NumericField8").Value</text:p>
      <text:p text:style-name="P3"><text:s text:c="4"/>dr_3 = oDialogMRP.Model.getByName("NumericField9").Value</text:p>
      <text:p text:style-name="P3"><text:s text:c="4"/>dr_4 = oDialogMRP.Model.getByName("NumericField10").Value</text:p>
      <text:p text:style-name="P3"><text:s text:c="4"/>dr_5 = oDialogMRP.Model.getByName("NumericField11").Value</text:p>
      <text:p text:style-name="P3"><text:s text:c="4"/></text:p>
      <text:p text:style-name="P3"><text:s text:c="4"/>activity = oDialogMRP.Model.getByName("NumericField1").Value</text:p>
      <text:p text:style-name="P3">End Sub</text:p>
      <text:p text:style-name="P3">'------------------------------------------------------------</text:p>
      <text:p text:style-name="P3">Function average (dr1 as integer, dr2 as integer, dr3 as integer, dr4 as integer, dr5 as integer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tab/>dim koef as double</text:p>
      <text:p text:style-name="P3"><text:tab/>dim bd_type as string</text:p>
      <text:p text:style-name="P3"><text:s text:c="4"/>MyFormat = "0.00"</text:p>
      <text:p text:style-name="P3"/>
      <text:p text:style-name="P3"><text:s text:c="4"/>OpenTemplate(sertPath &amp; "template_mrp.odt")</text:p>
      <text:p text:style-name="P3"/>
      <text:p text:style-name="P3"><text:s text:c="2"/>If oOptionButton.State Then</text:p>
      <text:p text:style-name="P3"><text:s text:c="5"/>findAndRename("$type$", "920")</text:p>
      <text:p text:style-name="P3"><text:s text:c="5"/>koef = "110.1"</text:p>
      <text:p text:style-name="P3"><text:s text:c="5"/>bd_type = "БДКГ-11/1"</text:p>
      <text:p text:style-name="P3"><text:soft-page-break/><text:s text:c="2"/>Else</text:p>
      <text:p text:style-name="P3"><text:s text:c="5"/>findAndRename("$type$", "920В")</text:p>
      <text:p text:style-name="P3"><text:s text:c="5"/>koef = "147.8"</text:p>
      <text:p text:style-name="P3"><text:s text:c="5"/>bd_type = "БДКГ-19"</text:p>
      <text:p text:style-name="P3"><text:s text:c="2"/>End If</text:p>
      <text:p text:style-name="P3"><text:s text:c="2"/></text:p>
      <text:p text:style-name="P3"><text:s text:c="2"/><text:tab/>findAndRename("$koef$", koef) <text:s/></text:p>
      <text:p text:style-name="P3"><text:tab/>findAndRename("$bd_type$", bd_type)</text:p>
      <text:p text:style-name="P3"><text:s text:c="2"/></text:p>
      <text:p text:style-name="P3"><text:s text:c="4"/>getAllTextField()</text:p>
      <text:p text:style-name="P3"><text:s text:c="4"/>bg_average = average(bg_1, bg_2, bg_3, bg_4, bg_5)</text:p>
      <text:p text:style-name="P3"><text:s text:c="4"/>dr_average = average(dr_1, dr_2, dr_3, dr_4, dr_5)</text:p>
      <text:p text:style-name="P3"><text:s text:c="4"/>'msgbox activity</text:p>
      <text:p text:style-name="P3"><text:s text:c="4"/>rasch_znach_chuvstv = (dr_average - bg_average)/activity</text:p>
      <text:p text:style-name="P3"><text:s text:c="4"/>absolut_pogresh = koef - rasch_znach_chuvstv</text:p>
      <text:p text:style-name="P3"><text:s text:c="4"/>'msgBox absolut_pogresh</text:p>
      <text:p text:style-name="P3"><text:s text:c="2"/></text:p>
      <text:p text:style-name="P3"><text:s text:c="4"/>findAndRename("$activity$", Format(activity, MyFormat)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$", bg_average)</text:p>
      <text:p text:style-name="P3"><text:s text:c="4"/>findAndRename("$dr_avg$", dr_average)</text:p>
      <text:p text:style-name="P3"><text:s text:c="4"/>findAndRename("$rasch$", Format(rasch_znach_chuvstv, MyFormat) )</text:p>
      <text:p text:style-name="P3"><text:s text:c="4"/>findAndRename("$pogr$", Format(absolut_pogresh, MyFormat ) ) <text:s text:c="3"/></text:p>
      <text:p text:style-name="P3"><text:s text:c="4"/>findAndRename("$num_srk$", oDialogMRP.Model.getByName("TextField11").Text)</text:p>
      <text:p text:style-name="P3"><text:s text:c="4"/>findAndRename("$num_mrp$", oDialogMRP.Model.getByName("TextField12").Text)</text:p>
      <text:p text:style-name="P3"><text:s text:c="4"/>findAndRename("$num_bdkg$", oDialogMRP.Model.getByName("TextField13").Text)</text:p>
      <text:p text:style-name="P3"><text:s text:c="4"/>findAndRename("$num_ist$", oDialogMRP.Model.getByName("ComboBox1").Text) <text:s text:c="3"/></text:p>
      <text:p text:style-name="P3">end sub</text:p>
      <text:p text:style-name="P3"/>
      <text:p text:style-name="P2">ModuleG01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1 as object</text:p>
      <text:p text:style-name="P3">dim oDateFieldModel as object</text:p>
      <text:p text:style-name="P3">'-----------------------------------------</text:p>
      <text:p text:style-name="P3"/>
      <text:p text:style-name="P3">Sub bdkg01_Dialog_Show</text:p>
      <text:p text:style-name="P3"><text:s text:c="3"/>DialogLibraries.LoadLibrary( "AtomtexLibrary" )</text:p>
      <text:p text:style-name="P3"><text:s text:c="3"/>oDialogBDKG01 = CreateUnoDialog( DialogLibraries.AtomtexLibrary.DialogG01 )</text:p>
      <text:p text:style-name="P3"><text:s text:c="3"/></text:p>
      <text:p text:style-name="P3"><text:s text:c="3"/>oDateFieldModel = oDialogBDKG01.Model.getByName("DateField1")</text:p>
      <text:p text:style-name="P3"><text:s text:c="3"/></text:p>
      <text:p text:style-name="P3"><text:s text:c="2"/>oNumericFieldModel = oDialogBDKG01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2")</text:p>
      <text:p text:style-name="P3"><text:s text:c="2"/>oNumericFieldModel.valuestep = 0.1</text:p>
      <text:p text:style-name="P3"><text:s text:c="2"/>oNumericFieldModel.value = 7.0</text:p>
      <text:p text:style-name="P3"><text:s text:c="2"/>oNumericFieldModel = oDialogBDKG01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1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1.Model.getByName("NumericField6")</text:p>
      <text:p text:style-name="P3"><text:soft-page-break/><text:s text:c="2"/>oNumericFieldModel.valuestep = 1</text:p>
      <text:p text:style-name="P3"><text:s text:c="2"/>oNumericFieldModel.value = 70</text:p>
      <text:p text:style-name="P3"><text:s text:c="2"/>oNumericFieldModel = oDialogBDKG01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1.Model.getByName("NumericField8")</text:p>
      <text:p text:style-name="P3"><text:s text:c="2"/>oNumericFieldModel.valuestep = 0.1</text:p>
      <text:p text:style-name="P3"><text:tab/>oNumericFieldModel.value = 7</text:p>
      <text:p text:style-name="P3"><text:s text:c="2"/></text:p>
      <text:p text:style-name="P3"><text:tab/>oDateFieldModel.dateformat = 7 'в виде dd.mm.yyyy</text:p>
      <text:p text:style-name="P3"><text:tab/>oDateFieldModel.Date = cDateToIso(Now)'DateSerial(2016, 10, 12)</text:p>
      <text:p text:style-name="P3"/>
      <text:p text:style-name="P3"><text:tab/>oDialogMain.endexecute()</text:p>
      <text:p text:style-name="P3"><text:tab/>oDialogBDKG01.Execute()</text:p>
      <text:p text:style-name="P3">End Sub</text:p>
      <text:p text:style-name="P3">'---------------------------------------------------</text:p>
      <text:p text:style-name="P3">private sub makeSertG01(path as string)</text:p>
      <text:p text:style-name="P3"><text:s text:c="4"/>OpenTemplate(path)</text:p>
      <text:p text:style-name="P3"><text:tab/>findAndRename("$bd_num$", oDialogBDKG01.Model.getByName("TextField1").Text)</text:p>
      <text:p text:style-name="P3"><text:tab/></text:p>
      <text:p text:style-name="P3"><text:tab/>findAndRename("$p_1$", oDialogBDKG01.Model.getByName("NumericField1").Value)</text:p>
      <text:p text:style-name="P3"><text:s text:c="4"/>findAndRename("$p_2$", oDialogBDKG01.Model.getByName("NumericField2").Value)</text:p>
      <text:p text:style-name="P3"><text:s text:c="4"/>findAndRename("$p_3$", oDialogBDKG01.Model.getByName("NumericField3").Value)</text:p>
      <text:p text:style-name="P3"><text:s text:c="4"/>findAndRename("$p_4$", oDialogBDKG01.Model.getByName("NumericField4").Value)</text:p>
      <text:p text:style-name="P3"><text:s text:c="4"/>findAndRename("$p_5$", oDialogBDKG01.Model.getByName("NumericField5").Value)</text:p>
      <text:p text:style-name="P3"><text:s text:c="4"/>findAndRename("$p_6$", oDialogBDKG01.Model.getByName("NumericField6").Value)</text:p>
      <text:p text:style-name="P3"><text:s text:c="4"/>findAndRename("$p_7$", oDialogBDKG01.Model.getByName("NumericField7").Value)</text:p>
      <text:p text:style-name="P3"><text:s text:c="4"/>findAndRename("$p_8$", oDialogBDKG01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</text:p>
      <text:p text:style-name="P3">private sub makeSertG01RU()</text:p>
      <text:p text:style-name="P3"><text:tab/> makeSertG01(sertPath &amp; "template_bdkg01_ser_RU.odt")</text:p>
      <text:p text:style-name="P3">end sub</text:p>
      <text:p text:style-name="P3">'-----------------------------------------------------</text:p>
      <text:p text:style-name="P3">private sub makeSertG01EN()</text:p>
      <text:p text:style-name="P3"><text:tab/> makeSertG01(sertPath &amp; "template_bdkg01_ser_EN.odt")</text:p>
      <text:p text:style-name="P3">end sub</text:p>
      <text:p text:style-name="P3"/>
      <text:p text:style-name="P2">M_G02*********************************************************</text:p>
      <text:p text:style-name="P3"/>
      <text:p text:style-name="P3">dim oDialogG02 as object</text:p>
      <text:p text:style-name="P3">dim oDateFieldModel as object</text:p>
      <text:p text:style-name="P3">dim array_of_vars(7) as double</text:p>
      <text:p text:style-name="P3">dim array_of_pogresh(7) as double</text:p>
      <text:p text:style-name="P3">dim array_of_control_point(7) as double</text:p>
      <text:p text:style-name="P3">dim background as double</text:p>
      <text:p text:style-name="P3">rem=======================================================================================</text:p>
      <text:p text:style-name="P3">Sub G02_Dialog_Show</text:p>
      <text:p text:style-name="P3"><text:tab/>DialogLibraries.LoadLibrary( "AtomtexLibrary" )</text:p>
      <text:p text:style-name="P3"><text:tab/>oDialogG02 = CreateUnoDialog( DialogLibraries.AtomtexLibrary.D_G02 )</text:p>
      <text:p text:style-name="P3"><text:tab/>oDateFieldModel = oDialogG02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/>
      <text:p text:style-name="P3"><text:tab/>dim i as integer</text:p>
      <text:p text:style-name="P3"><text:tab/>for i=0 to 7</text:p>
      <text:p text:style-name="P3"><text:tab/><text:tab/><text:tab/>oDialogG02.Model.getByName("NumericField0" + i).valueStep = array_of_control_point(i)/70</text:p>
      <text:p text:style-name="P3"><text:tab/><text:tab/><text:tab/>oDialogG02.Model.getByName("NumericField0" + i).value = array_of_control_point(i)</text:p>
      <text:p text:style-name="P3"><text:soft-page-break/><text:tab/>next i</text:p>
      <text:p text:style-name="P3"><text:tab/>'oDialogG23.Model.getByName("NumericField10").value = 1</text:p>
      <text:p text:style-name="P3"><text:tab/>oDialogG02.Model.getByName("NumericField10").value = 1000</text:p>
      <text:p text:style-name="P3"><text:tab/>oDialogG02.Model.getByName("NumericField11").value = 100</text:p>
      <text:p text:style-name="P3"/>
      <text:p text:style-name="P3"><text:tab/></text:p>
      <text:p text:style-name="P3"><text:tab/>Dim nCount As Integer</text:p>
      <text:p text:style-name="P3"><text:tab/>Dim sItems As Variant</text:p>
      <text:p text:style-name="P3"><text:tab/>oComboBox = oDialogG02.getControl("ComboBox1")</text:p>
      <text:p text:style-name="P3"><text:tab/>REM first remove all old items from the list</text:p>
      <text:p text:style-name="P3"><text:tab/>nCount = oComboBox.getItemCount()</text:p>
      <text:p text:style-name="P3"><text:tab/>oComboBox.removeItems( 0, nCount )</text:p>
      <text:p text:style-name="P3"><text:tab/>REM add new items to the list</text:p>
      <text:p text:style-name="P3"><text:tab/>sItems = Array( "№516", "№517", "№518", "№519", "№520", "№521", "№2910")</text:p>
      <text:p text:style-name="P3"><text:tab/>oComboBox.addItems( sItems, 0 )</text:p>
      <text:p text:style-name="P3"><text:tab/>oComboBox.text = "№516"</text:p>
      <text:p text:style-name="P3"><text:s text:c="3"/></text:p>
      <text:p text:style-name="P3"><text:s text:c="4"/>oNumericFieldModel = oDialogG02.Model.getByName("NumericField12")</text:p>
      <text:p text:style-name="P3"><text:s text:c="4"/>oNumericFieldModel.DECIMALACCURACY = 2</text:p>
      <text:p text:style-name="P3"><text:tab/>oNumericFieldModel.value = get_activity(act516, oDateFieldModel)</text:p>
      <text:p text:style-name="P3"><text:tab/></text:p>
      <text:p text:style-name="P3"><text:tab/>oDialogMain.endexecute() <text:s text:c="2"/></text:p>
      <text:p text:style-name="P3"><text:tab/>oDialogG02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7</text:p>
      <text:p text:style-name="P3"><text:s text:c="3"/><text:tab/><text:tab/>array_of_vars(j) = oDialogG02.Model.getByName("NumericField0"+j).value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'msgbox </text:p>
      <text:p text:style-name="P3"><text:tab/>MyFormat = "0.00"</text:p>
      <text:p text:style-name="P3"><text:tab/>background = oDialogG02.Model.getByName("NumericField11").value / 1000 </text:p>
      <text:p text:style-name="P3"><text:tab/>getVarsFromFields</text:p>
      <text:p text:style-name="P3"><text:s text:c="4"/>OpenTemplate(sertPath &amp; "template_bdkg02_new.odt"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h0$", Format(array_of_vars(0) + background, MyFormat)</text:p>
      <text:p text:style-name="P3"><text:tab/>findAndRename("$h1$", Format(array_of_vars(1) + background, MyFormat)</text:p>
      <text:p text:style-name="P3"><text:tab/>findAndRename("$h2$", Format(array_of_vars(2) + background, MyFormat)</text:p>
      <text:p text:style-name="P3"><text:tab/>findAndRename("$srk_num$", oDialogG02.Model.getByName("TextField1").text)</text:p>
      <text:p text:style-name="P3"><text:tab/>findAndRename("$bd_num$", oDialogG02.Model.getByName("TextField2").text)</text:p>
      <text:p text:style-name="P3"><text:tab/>findAndRename("$grad$", oDialogG02.Model.getByName("NumericField10").value)</text:p>
      <text:p text:style-name="P3"><text:tab/>findAndRename("$activity$", Format(oDialogG02.Model.getByName("NumericField12").value, MyFormat)</text:p>
      <text:p text:style-name="P3"><text:tab/>findAndRename("$bg$", background * 1000)</text:p>
      <text:p text:style-name="P3"><text:tab/>findAndRename("$source$", oDialogG02.getControl("ComboBox1").text)</text:p>
      <text:p text:style-name="P3">end sub</text:p>
      <text:p text:style-name="P3">rem=======================================================================================</text:p>
      <text:p text:style-name="P3">sub comboChanged</text:p>
      <text:p text:style-name="P3">'print "OK"</text:p>
      <text:p text:style-name="P3"><text:tab/>oNumericFieldModel = oDialogG02.Model.getByName("NumericField12")</text:p>
      <text:p text:style-name="P3"><text:tab/>select case oDialogG02.getControl("ComboBox1").text</text:p>
      <text:p text:style-name="P3"><text:tab/><text:tab/>case "№516"</text:p>
      <text:p text:style-name="P3"><text:soft-page-break/><text:tab/><text:tab/>oNumericFieldModel.value = get_activity(act516, oDateFieldModel)</text:p>
      <text:p text:style-name="P3"><text:tab/><text:tab/>'print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G02.Model.getByName("TextField2").Text)</text:p>
      <text:p text:style-name="P3"><text:tab/>findAndRename("$activity$", Format(oDialogG02.Model.getByName("NumericField12").Value, MyFormat)</text:p>
      <text:p text:style-name="P3"><text:tab/>findAndRename("$source$", oDialogG02.Model.getByName("ComboBox1").Text)</text:p>
      <text:p text:style-name="P3"><text:tab/>findAndRename("$grad$", oDialogG02.Model.getByName("NumericField10").Value)</text:p>
      <text:p text:style-name="P3"><text:tab/>findAndRename("$date$", getDate(oDateFieldModel)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02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02_ser_ENG.odt")</text:p>
      <text:p text:style-name="P3">end sub</text:p>
      <text:p text:style-name="P3"/>
      <text:p text:style-name="P2">M_35*********************************************************</text:p>
      <text:p text:style-name="P3"/>
      <text:p text:style-name="P3">REM <text:s/>***** <text:s/>BASIC <text:s/>*****</text:p>
      <text:p text:style-name="P3"/>
      <text:p text:style-name="P3">dim oDialog35 as object</text:p>
      <text:p text:style-name="P3">dim oDateFieldModel as object</text:p>
      <text:p text:style-name="P3"/>
      <text:p text:style-name="P3">rem-----------------------------------------</text:p>
      <text:p text:style-name="P3">Sub bdkg35_Dialog_Show</text:p>
      <text:p text:style-name="P3"><text:s text:c="3"/>DialogLibraries.LoadLibrary( "AtomtexLibrary" )</text:p>
      <text:p text:style-name="P3"><text:s text:c="3"/>oDialog35 = CreateUnoDialog( DialogLibraries.AtomtexLibrary.D_35 )</text:p>
      <text:p text:style-name="P3"><text:s text:c="3"/></text:p>
      <text:p text:style-name="P3"><text:s text:c="3"/>oDateFieldModel = oDialog35.Model.getByName("DateField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35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35.Model.getByName("NumericField1")</text:p>
      <text:p text:style-name="P3"><text:soft-page-break/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35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35.Model.getByName("NumericField1")</text:p>
      <text:p text:style-name="P3"><text:tab/>dim num as string</text:p>
      <text:p text:style-name="P3"><text:tab/>oComboBox = oDialog35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double</text:p>
      <text:p text:style-name="P3">Dim bg_2 as double</text:p>
      <text:p text:style-name="P3">Dim bg_3 as double</text:p>
      <text:p text:style-name="P3">Dim bg_4 as double</text:p>
      <text:p text:style-name="P3">Dim bg_5 as double</text:p>
      <text:p text:style-name="P3">Dim dr_1 as double</text:p>
      <text:p text:style-name="P3">Dim dr_2 as double</text:p>
      <text:p text:style-name="P3">Dim dr_3 as double</text:p>
      <text:p text:style-name="P3">Dim dr_4 as double</text:p>
      <text:p text:style-name="P3">Dim dr_5 as double</text:p>
      <text:p text:style-name="P3"/>
      <text:p text:style-name="P3">Dim bg_6 as double</text:p>
      <text:p text:style-name="P3">Dim bg_7 as double</text:p>
      <text:p text:style-name="P3">Dim bg_8 as double</text:p>
      <text:p text:style-name="P3">Dim bg_9 as double</text:p>
      <text:p text:style-name="P3">Dim bg_10 as double</text:p>
      <text:p text:style-name="P3">Dim dr_6 as double</text:p>
      <text:p text:style-name="P3">Dim dr_7 as double</text:p>
      <text:p text:style-name="P3">Dim dr_8 as double</text:p>
      <text:p text:style-name="P3">Dim dr_9 as double</text:p>
      <text:p text:style-name="P3">Dim dr_10 as double</text:p>
      <text:p text:style-name="P3"/>
      <text:p text:style-name="P3">Dim bg_11 as double</text:p>
      <text:p text:style-name="P3">Dim bg_12 as double</text:p>
      <text:p text:style-name="P3">Dim bg_13 as double</text:p>
      <text:p text:style-name="P3">Dim bg_14 as double</text:p>
      <text:p text:style-name="P3">Dim bg_15 as double</text:p>
      <text:p text:style-name="P3">Dim dr_11 as double</text:p>
      <text:p text:style-name="P3">Dim dr_12 as double</text:p>
      <text:p text:style-name="P3">Dim dr_13 as double</text:p>
      <text:p text:style-name="P3">Dim dr_14 as double</text:p>
      <text:p text:style-name="P3">Dim dr_15 as double</text:p>
      <text:p text:style-name="P3"/>
      <text:p text:style-name="P3">Dim bg_16 as double</text:p>
      <text:p text:style-name="P3">Dim bg_17 as double</text:p>
      <text:p text:style-name="P3"><text:soft-page-break/>Dim bg_18 as double</text:p>
      <text:p text:style-name="P3">Dim bg_19 as double</text:p>
      <text:p text:style-name="P3">Dim bg_20 as double</text:p>
      <text:p text:style-name="P3">Dim dr_16 as double</text:p>
      <text:p text:style-name="P3">Dim dr_17 as double</text:p>
      <text:p text:style-name="P3">Dim dr_18 as double</text:p>
      <text:p text:style-name="P3">Dim dr_19 as double</text:p>
      <text:p text:style-name="P3">Dim dr_20 as double</text:p>
      <text:p text:style-name="P3"/>
      <text:p text:style-name="P3">Dim bg_average_1 as double</text:p>
      <text:p text:style-name="P3">Dim dr_average_1 as double</text:p>
      <text:p text:style-name="P3"/>
      <text:p text:style-name="P3">Dim bg_average_2 as double</text:p>
      <text:p text:style-name="P3">Dim dr_average_2 as double</text:p>
      <text:p text:style-name="P3"/>
      <text:p text:style-name="P3">Dim bg_average_3 as double</text:p>
      <text:p text:style-name="P3">Dim dr_average_3 as double</text:p>
      <text:p text:style-name="P3"/>
      <text:p text:style-name="P3">Dim bg_average_4 as double</text:p>
      <text:p text:style-name="P3">Dim dr_average_4 as double</text:p>
      <text:p text:style-name="P3"/>
      <text:p text:style-name="P3">Dim rasch_znach_chuvstv_1 as double</text:p>
      <text:p text:style-name="P3">Dim absolut_pogresh_1 as double</text:p>
      <text:p text:style-name="P3"/>
      <text:p text:style-name="P3">Dim rasch_znach_chuvstv_2 as double</text:p>
      <text:p text:style-name="P3">Dim absolut_pogresh_2 as double</text:p>
      <text:p text:style-name="P3"/>
      <text:p text:style-name="P3">Dim rasch_znach_chuvstv_3 as double</text:p>
      <text:p text:style-name="P3">Dim absolut_pogresh_3 as double</text:p>
      <text:p text:style-name="P3"/>
      <text:p text:style-name="P3">Dim rasch_znach_chuvstv_4 as double</text:p>
      <text:p text:style-name="P3">Dim absolut_pogresh_4 as double</text:p>
      <text:p text:style-name="P3"/>
      <text:p text:style-name="P3">Dim activity as double</text:p>
      <text:p text:style-name="P3">'------------------------------------------------------------</text:p>
      <text:p text:style-name="P3">Sub getAllTextField</text:p>
      <text:p text:style-name="P3">rem----------BD 1-----------</text:p>
      <text:p text:style-name="P3"><text:s text:c="4"/>bg_1 = oDialog35.Model.getByName("NumericField2").Value</text:p>
      <text:p text:style-name="P3"><text:s text:c="4"/>bg_2 = oDialog35.Model.getByName("NumericField3").Value</text:p>
      <text:p text:style-name="P3"><text:s text:c="4"/>bg_3 = oDialog35.Model.getByName("NumericField4").Value</text:p>
      <text:p text:style-name="P3"><text:s text:c="4"/>bg_4 = oDialog35.Model.getByName("NumericField5").Value</text:p>
      <text:p text:style-name="P3"><text:s text:c="4"/>bg_5 = oDialog35.Model.getByName("NumericField6").Value</text:p>
      <text:p text:style-name="P3"><text:s text:c="4"/>dr_1 = oDialog35.Model.getByName("NumericField7").Value</text:p>
      <text:p text:style-name="P3"><text:s text:c="4"/>dr_2 = oDialog35.Model.getByName("NumericField8").Value</text:p>
      <text:p text:style-name="P3"><text:s text:c="4"/>dr_3 = oDialog35.Model.getByName("NumericField9").Value</text:p>
      <text:p text:style-name="P3"><text:s text:c="4"/>dr_4 = oDialog35.Model.getByName("NumericField10").Value</text:p>
      <text:p text:style-name="P3"><text:s text:c="4"/>dr_5 = oDialog35.Model.getByName("NumericField11").Value</text:p>
      <text:p text:style-name="P3">rem----------BD 2-----------</text:p>
      <text:p text:style-name="P3"><text:s text:c="4"/>bg_6 = oDialog35.Model.getByName("NumericField12").Value</text:p>
      <text:p text:style-name="P3"><text:s text:c="4"/>bg_7 = oDialog35.Model.getByName("NumericField13").Value</text:p>
      <text:p text:style-name="P3"><text:s text:c="4"/>bg_8 = oDialog35.Model.getByName("NumericField14").Value</text:p>
      <text:p text:style-name="P3"><text:s text:c="4"/>bg_9 = oDialog35.Model.getByName("NumericField15").Value</text:p>
      <text:p text:style-name="P3"><text:s text:c="4"/>bg_10 = oDialog35.Model.getByName("NumericField16").Value</text:p>
      <text:p text:style-name="P3"><text:s text:c="4"/>dr_6 = oDialog35.Model.getByName("NumericField17").Value</text:p>
      <text:p text:style-name="P3"><text:s text:c="4"/>dr_7 = oDialog35.Model.getByName("NumericField18").Value</text:p>
      <text:p text:style-name="P3"><text:s text:c="4"/>dr_8 = oDialog35.Model.getByName("NumericField19").Value</text:p>
      <text:p text:style-name="P3"><text:s text:c="4"/>dr_9 = oDialog35.Model.getByName("NumericField20").Value</text:p>
      <text:p text:style-name="P3"><text:s text:c="4"/>dr_10 = oDialog35.Model.getByName("NumericField21").Value</text:p>
      <text:p text:style-name="P3">rem----------BD 3-----------</text:p>
      <text:p text:style-name="P3"><text:s text:c="4"/>bg_11 = oDialog35.Model.getByName("NumericField22").Value</text:p>
      <text:p text:style-name="P3"><text:s text:c="4"/>bg_12 = oDialog35.Model.getByName("NumericField23").Value</text:p>
      <text:p text:style-name="P3"><text:s text:c="4"/>bg_13 = oDialog35.Model.getByName("NumericField24").Value</text:p>
      <text:p text:style-name="P3"><text:s text:c="4"/>bg_14 = oDialog35.Model.getByName("NumericField25").Value</text:p>
      <text:p text:style-name="P3"><text:s text:c="4"/>bg_15 = oDialog35.Model.getByName("NumericField26").Value</text:p>
      <text:p text:style-name="P3"><text:s text:c="4"/>dr_11 = oDialog35.Model.getByName("NumericField27").Value</text:p>
      <text:p text:style-name="P3"><text:s text:c="4"/>dr_12 = oDialog35.Model.getByName("NumericField28").Value</text:p>
      <text:p text:style-name="P3"><text:s text:c="4"/>dr_13 = oDialog35.Model.getByName("NumericField29").Value</text:p>
      <text:p text:style-name="P3"><text:s text:c="4"/>dr_14 = oDialog35.Model.getByName("NumericField30").Value</text:p>
      <text:p text:style-name="P3"><text:s text:c="4"/>dr_15 = oDialog35.Model.getByName("NumericField31").Value</text:p>
      <text:p text:style-name="P3">rem----------BD 4-----------</text:p>
      <text:p text:style-name="P3"><text:soft-page-break/><text:s text:c="4"/>bg_16 = oDialog35.Model.getByName("NumericField32").Value</text:p>
      <text:p text:style-name="P3"><text:s text:c="4"/>bg_17 = oDialog35.Model.getByName("NumericField33").Value</text:p>
      <text:p text:style-name="P3"><text:s text:c="4"/>bg_18 = oDialog35.Model.getByName("NumericField34").Value</text:p>
      <text:p text:style-name="P3"><text:s text:c="4"/>bg_19 = oDialog35.Model.getByName("NumericField35").Value</text:p>
      <text:p text:style-name="P3"><text:s text:c="4"/>bg_20 = oDialog35.Model.getByName("NumericField36").Value</text:p>
      <text:p text:style-name="P3"><text:s text:c="4"/>dr_16 = oDialog35.Model.getByName("NumericField37").Value</text:p>
      <text:p text:style-name="P3"><text:s text:c="4"/>dr_17 = oDialog35.Model.getByName("NumericField38").Value</text:p>
      <text:p text:style-name="P3"><text:s text:c="4"/>dr_18 = oDialog35.Model.getByName("NumericField39").Value</text:p>
      <text:p text:style-name="P3"><text:s text:c="4"/>dr_19 = oDialog35.Model.getByName("NumericField40").Value</text:p>
      <text:p text:style-name="P3"><text:s text:c="4"/>dr_20 = oDialog35.Model.getByName("NumericField41").Value</text:p>
      <text:p text:style-name="P3"><text:s text:c="4"/></text:p>
      <text:p text:style-name="P3"><text:s text:c="4"/>activity = oDialog35.Model.getByName("NumericField1").Value</text:p>
      <text:p text:style-name="P3">End Sub</text:p>
      <text:p text:style-name="P3">'------------------------------------------------------------</text:p>
      <text:p text:style-name="P3">Function average (dr1 as double, dr2 as double, dr3 as double, dr4 as double, dr5 as double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s text:c="4"/>MyFormat = "0.00"</text:p>
      <text:p text:style-name="P3"/>
      <text:p text:style-name="P3"><text:s text:c="4"/>getAllTextField()</text:p>
      <text:p text:style-name="P3"><text:s text:c="4"/>bg_average_1 = average(bg_1, bg_2, bg_3, bg_4, bg_5)</text:p>
      <text:p text:style-name="P3"><text:s text:c="4"/>dr_average_1 = average(dr_1, dr_2, dr_3, dr_4, dr_5)</text:p>
      <text:p text:style-name="P3"><text:s text:c="4"/></text:p>
      <text:p text:style-name="P3"><text:s text:c="4"/>bg_average_2 = average(bg_6, bg_7, bg_8, bg_9, bg_10)</text:p>
      <text:p text:style-name="P3"><text:s text:c="4"/>dr_average_2 = average(dr_6, dr_7, dr_8, dr_9, dr_10)</text:p>
      <text:p text:style-name="P3"><text:s text:c="4"/></text:p>
      <text:p text:style-name="P3"><text:s text:c="4"/>bg_average_3 = average(bg_11, bg_12, bg_13, bg_14, bg_15)</text:p>
      <text:p text:style-name="P3"><text:s text:c="4"/>dr_average_3 = average(dr_11, dr_12, dr_13, dr_14, dr_15)</text:p>
      <text:p text:style-name="P3"><text:s text:c="4"/></text:p>
      <text:p text:style-name="P3"><text:s text:c="4"/>bg_average_4 = average(bg_16, bg_17, bg_18, bg_19, bg_20)</text:p>
      <text:p text:style-name="P3"><text:s text:c="4"/>dr_average_4 = average(dr_16, dr_17, dr_18, dr_19, dr_20)</text:p>
      <text:p text:style-name="P3"><text:s text:c="4"/></text:p>
      <text:p text:style-name="P3"><text:s text:c="4"/>rasch_znach_chuvstv_1 = (dr_average_1 - bg_average_1)/activity</text:p>
      <text:p text:style-name="P3"><text:s text:c="4"/>absolut_pogresh_1 = 55 - rasch_znach_chuvstv_1</text:p>
      <text:p text:style-name="P3"><text:s text:c="4"/></text:p>
      <text:p text:style-name="P3"><text:s text:c="4"/>rasch_znach_chuvstv_2 = (dr_average_2 - bg_average_2)/activity</text:p>
      <text:p text:style-name="P3"><text:s text:c="4"/>absolut_pogresh_2 = 55 - rasch_znach_chuvstv_2</text:p>
      <text:p text:style-name="P3"><text:s text:c="4"/></text:p>
      <text:p text:style-name="P3"><text:s text:c="4"/>rasch_znach_chuvstv_3 = (dr_average_3 - bg_average_3)/activity</text:p>
      <text:p text:style-name="P3"><text:s text:c="4"/>absolut_pogresh_3 = 55 - rasch_znach_chuvstv_3</text:p>
      <text:p text:style-name="P3"><text:s text:c="4"/></text:p>
      <text:p text:style-name="P3"><text:s text:c="4"/>rasch_znach_chuvstv_4 = (dr_average_4 - bg_average_4)/activity</text:p>
      <text:p text:style-name="P3"><text:s text:c="4"/>absolut_pogresh_4 = 55 - rasch_znach_chuvstv_4</text:p>
      <text:p text:style-name="P3"><text:s text:c="4"/>'msgBox absolut_pogresh</text:p>
      <text:p text:style-name="P3"><text:s text:c="4"/></text:p>
      <text:p text:style-name="P3"><text:s text:c="3"/></text:p>
      <text:p text:style-name="P3"><text:s text:c="4"/>OpenTemplate(sertPath &amp; "template_bdkg35_protocol.odt")</text:p>
      <text:p text:style-name="P3"><text:s text:c="4"/>findAndRename("$activity$", Format(activity, MyFormat)</text:p>
      <text:p text:style-name="P3"><text:s text:c="4"/>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1$", bg_average_1)</text:p>
      <text:p text:style-name="P3"><text:s text:c="4"/>findAndRename("$dr_avg1$", dr_average_1)</text:p>
      <text:p text:style-name="P3"><text:s text:c="4"/>findAndRename("$rasch1$", Format(rasch_znach_chuvstv_1, MyFormat) )</text:p>
      <text:p text:style-name="P3"><text:s text:c="4"/>findAndRename("$pogr1$", Format(absolut_pogresh_1, MyFormat ) )</text:p>
      <text:p text:style-name="P3"><text:s text:c="8"/></text:p>
      <text:p text:style-name="P3"><text:s text:c="4"/>findAndRename("$bg6$", bg_6)</text:p>
      <text:p text:style-name="P3"><text:s text:c="4"/>findAndRename("$bg7$", bg_7)</text:p>
      <text:p text:style-name="P3"><text:s text:c="4"/>findAndRename("$bg8$", bg_8)</text:p>
      <text:p text:style-name="P3"><text:s text:c="4"/>findAndRename("$bg9$", bg_9)</text:p>
      <text:p text:style-name="P3"><text:soft-page-break/><text:s text:c="4"/>findAndRename("$bg10$", bg_10)</text:p>
      <text:p text:style-name="P3"><text:s text:c="4"/>findAndRename("$dr6$", dr_6)</text:p>
      <text:p text:style-name="P3"><text:s text:c="4"/>findAndRename("$dr7$", dr_7)</text:p>
      <text:p text:style-name="P3"><text:s text:c="4"/>findAndRename("$dr8$", dr_8)</text:p>
      <text:p text:style-name="P3"><text:s text:c="4"/>findAndRename("$dr9$", dr_9)</text:p>
      <text:p text:style-name="P3"><text:s text:c="4"/>findAndRename("$dr10$", dr_10)</text:p>
      <text:p text:style-name="P3"><text:s text:c="4"/>findAndRename("$bg_avg2$", bg_average_2)</text:p>
      <text:p text:style-name="P3"><text:s text:c="4"/>findAndRename("$dr_avg2$", dr_average_2)</text:p>
      <text:p text:style-name="P3"><text:s text:c="4"/>findAndRename("$rasch2$", Format(rasch_znach_chuvstv_2, MyFormat) )</text:p>
      <text:p text:style-name="P3"><text:s text:c="4"/>findAndRename("$pogr2$", Format(absolut_pogresh_2, MyFormat ) )</text:p>
      <text:p text:style-name="P3"><text:s text:c="4"/></text:p>
      <text:p text:style-name="P3"><text:s text:c="4"/>findAndRename("$bg11$", bg_11)</text:p>
      <text:p text:style-name="P3"><text:s text:c="4"/>findAndRename("$bg12$", bg_12)</text:p>
      <text:p text:style-name="P3"><text:s text:c="4"/>findAndRename("$bg13$", bg_13)</text:p>
      <text:p text:style-name="P3"><text:s text:c="4"/>findAndRename("$bg14$", bg_14)</text:p>
      <text:p text:style-name="P3"><text:s text:c="4"/>findAndRename("$bg15$", bg_15)</text:p>
      <text:p text:style-name="P3"><text:s text:c="4"/>findAndRename("$dr11$", dr_11)</text:p>
      <text:p text:style-name="P3"><text:s text:c="4"/>findAndRename("$dr12$", dr_12)</text:p>
      <text:p text:style-name="P3"><text:s text:c="4"/>findAndRename("$dr13$", dr_13)</text:p>
      <text:p text:style-name="P3"><text:s text:c="4"/>findAndRename("$dr14$", dr_14)</text:p>
      <text:p text:style-name="P3"><text:s text:c="4"/>findAndRename("$dr15$", dr_15)</text:p>
      <text:p text:style-name="P3"><text:s text:c="4"/>findAndRename("$bg_avg3$", bg_average_3)</text:p>
      <text:p text:style-name="P3"><text:s text:c="4"/>findAndRename("$dr_avg3$", dr_average_3)</text:p>
      <text:p text:style-name="P3"><text:s text:c="4"/>findAndRename("$rasch3$", Format(rasch_znach_chuvstv_3, MyFormat) )</text:p>
      <text:p text:style-name="P3"><text:s text:c="4"/>findAndRename("$pogr3$", Format(absolut_pogresh_3, MyFormat ) ) <text:s text:c="3"/></text:p>
      <text:p text:style-name="P3"><text:s text:c="8"/></text:p>
      <text:p text:style-name="P3"><text:s text:c="4"/>findAndRename("$bg16$", bg_16)</text:p>
      <text:p text:style-name="P3"><text:s text:c="4"/>findAndRename("$bg17$", bg_17)</text:p>
      <text:p text:style-name="P3"><text:s text:c="4"/>findAndRename("$bg18$", bg_18)</text:p>
      <text:p text:style-name="P3"><text:s text:c="4"/>findAndRename("$bg19$", bg_19)</text:p>
      <text:p text:style-name="P3"><text:s text:c="4"/>findAndRename("$bg20$", bg_20)</text:p>
      <text:p text:style-name="P3"><text:s text:c="4"/>findAndRename("$dr16$", dr_16)</text:p>
      <text:p text:style-name="P3"><text:s text:c="4"/>findAndRename("$dr17$", dr_17)</text:p>
      <text:p text:style-name="P3"><text:s text:c="4"/>findAndRename("$dr18$", dr_18)</text:p>
      <text:p text:style-name="P3"><text:s text:c="4"/>findAndRename("$dr19$", dr_19)</text:p>
      <text:p text:style-name="P3"><text:s text:c="4"/>findAndRename("$dr20$", dr_20)</text:p>
      <text:p text:style-name="P3"><text:s text:c="4"/>findAndRename("$bg_avg4$", bg_average_4)</text:p>
      <text:p text:style-name="P3"><text:s text:c="4"/>findAndRename("$dr_avg4$", dr_average_4)</text:p>
      <text:p text:style-name="P3"><text:s text:c="4"/>findAndRename("$rasch4$", Format(rasch_znach_chuvstv_4, MyFormat) )</text:p>
      <text:p text:style-name="P3"><text:s text:c="4"/>findAndRename("$pogr4$", Format(absolut_pogresh_4, MyFormat ) ) <text:s text:c="7"/></text:p>
      <text:p text:style-name="P3"><text:s text:c="8"/></text:p>
      <text:p text:style-name="P3"><text:s text:c="4"/>findAndRename("$srk_num$", oDialog35.Model.getByName("TextField1").Text)</text:p>
      <text:p text:style-name="P3"><text:s text:c="4"/>findAndRename("$bd1_num$", oDialog35.Model.getByName("TextField2").Text) <text:s text:c="3"/></text:p>
      <text:p text:style-name="P3"><text:s text:c="4"/>findAndRename("$bd2_num$", oDialog35.Model.getByName("TextField3").Text) <text:s text:c="3"/></text:p>
      <text:p text:style-name="P3"><text:s text:c="4"/>findAndRename("$bd3_num$", oDialog35.Model.getByName("TextField4").Text) <text:s text:c="3"/></text:p>
      <text:p text:style-name="P3"><text:s text:c="4"/>findAndRename("$bd4_num$", oDialog35.Model.getByName("TextField5").Text) <text:s/></text:p>
      <text:p text:style-name="P3"><text:s text:c="4"/></text:p>
      <text:p text:style-name="P3"><text:s text:c="4"/>findAndRename("$num_ist$", oDialog35.Model.getByName("ComboBox1").Text) <text:s text:c="2"/></text:p>
      <text:p text:style-name="P3"/>
      <text:p text:style-name="P3">end sub</text:p>
      <text:p text:style-name="P3"/>
      <text:p text:style-name="P2">Z_tm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2 as object</text:p>
      <text:p text:style-name="P3">dim oDateFieldModel as object</text:p>
      <text:p text:style-name="P3">'-----------------------------------------</text:p>
      <text:p text:style-name="P3">Sub bdkg02_Dialog_Show</text:p>
      <text:p text:style-name="P3"><text:s text:c="3"/>DialogLibraries.LoadLibrary( "AtomtexLibrary" )</text:p>
      <text:p text:style-name="P3"><text:s text:c="3"/>oDialogBDKG02 = CreateUnoDialog( DialogLibraries.AtomtexLibrary.DialogBDKG02 )</text:p>
      <text:p text:style-name="P3"><text:s text:c="3"/></text:p>
      <text:p text:style-name="P3"><text:s text:c="3"/>oDateFieldModel = oDialogBDKG02.Model.getByName("DateField1")</text:p>
      <text:p text:style-name="P3"><text:s text:c="3"/></text:p>
      <text:p text:style-name="P3"><text:s text:c="2"/>oNumericFieldModel = oDialogBDKG02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2")</text:p>
      <text:p text:style-name="P3"><text:soft-page-break/><text:s text:c="2"/>oNumericFieldModel.valuestep = 0.1</text:p>
      <text:p text:style-name="P3"><text:s text:c="2"/>oNumericFieldModel.value = 7.0</text:p>
      <text:p text:style-name="P3"><text:s text:c="2"/>oNumericFieldModel = oDialogBDKG02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2.Model.getByName("NumericField6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2.Model.getByName("NumericField8")</text:p>
      <text:p text:style-name="P3"><text:s text:c="2"/>oNumericFieldModel.valuestep = 0.1</text:p>
      <text:p text:style-name="P3"><text:s text:c="2"/>oNumericFieldModel.value = 7</text:p>
      <text:p text:style-name="P3"><text:s text:c="2"/></text:p>
      <text:p text:style-name="P3"><text:s text:c="2"/>'oDateFieldModel = oDialogBDKG02.Model.getByName("DateField1")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2"/>'''''print oDateFieldModel.date</text:p>
      <text:p text:style-name="P3"><text:s text:c="2"/>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BDKG02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'oComboBox.selectItemPos(0, true)</text:p>
      <text:p text:style-name="P3"><text:s text:c="3"/></text:p>
      <text:p text:style-name="P3"><text:s text:c="5"/>oNumericFieldModel = oDialogBDKG02.Model.getByName("NumericField12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BDKG02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sub testForDaysLeft</text:p>
      <text:p text:style-name="P3"><text:tab/>print days_left_2910_NEW(oDateFieldModel)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BDKG02.Model.getByName("NumericField12")</text:p>
      <text:p text:style-name="P3"><text:tab/>dim num as string</text:p>
      <text:p text:style-name="P3"><text:tab/>oComboBox = oDialogBDKG02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'print get_activity(act516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soft-page-break/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'-----------------------------------------</text:p>
      <text:p text:style-name="P3">Dim bground as Double</text:p>
      <text:p text:style-name="P3">Dim point_1 as Double</text:p>
      <text:p text:style-name="P3">Dim point_2 as Double</text:p>
      <text:p text:style-name="P3">Dim point_3 as Double</text:p>
      <text:p text:style-name="P3">Dim point_4 as Double</text:p>
      <text:p text:style-name="P3">Dim point_5 as Double</text:p>
      <text:p text:style-name="P3">Dim point_6 as Double</text:p>
      <text:p text:style-name="P3">Dim point_7 as Double</text:p>
      <text:p text:style-name="P3">Dim point_8 as Double</text:p>
      <text:p text:style-name="P3"/>
      <text:p text:style-name="P3">Dim otn_pog_1 as Double</text:p>
      <text:p text:style-name="P3">Dim otn_pog_2 as Double</text:p>
      <text:p text:style-name="P3">Dim otn_pog_3 as Double</text:p>
      <text:p text:style-name="P3">Dim otn_pog_4 as Double</text:p>
      <text:p text:style-name="P3">Dim otn_pog_5 as Double</text:p>
      <text:p text:style-name="P3">Dim otn_pog_6 as Double</text:p>
      <text:p text:style-name="P3">Dim otn_pog_7 as Double</text:p>
      <text:p text:style-name="P3">Dim otn_pog_8 as Double</text:p>
      <text:p text:style-name="P3"/>
      <text:p text:style-name="P3">Dim activity as Double <text:s/></text:p>
      <text:p text:style-name="P3">'-----------------------------------------</text:p>
      <text:p text:style-name="P3">Sub getAllText_bdkg02</text:p>
      <text:p text:style-name="P3"><text:s text:c="4"/>bground = oDialogBDKG02.Model.getByName("NumericField12").Value</text:p>
      <text:p text:style-name="P3"><text:s text:c="4"/>point_1 = oDialogBDKG02.Model.getByName("NumericField1").Value</text:p>
      <text:p text:style-name="P3"><text:s text:c="4"/>point_2 = oDialogBDKG02.Model.getByName("NumericField2").Value</text:p>
      <text:p text:style-name="P3"><text:s text:c="4"/>point_3 = oDialogBDKG02.Model.getByName("NumericField3").Value</text:p>
      <text:p text:style-name="P3"><text:s text:c="4"/>point_4 = oDialogBDKG02.Model.getByName("NumericField4").Value</text:p>
      <text:p text:style-name="P3"><text:s text:c="4"/>point_5 = oDialogBDKG02.Model.getByName("NumericField5").Value</text:p>
      <text:p text:style-name="P3"><text:s text:c="4"/>point_6 = oDialogBDKG02.Model.getByName("NumericField6").Value</text:p>
      <text:p text:style-name="P3"><text:s text:c="4"/>point_7 = oDialogBDKG02.Model.getByName("NumericField7").Value</text:p>
      <text:p text:style-name="P3"><text:s text:c="4"/>point_8 = oDialogBDKG02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drawTable</text:p>
      <text:p text:style-name="P3"><text:tab/>MyFormat = "0.0"</text:p>
      <text:p text:style-name="P3"><text:s text:c="4"/>findAndRename("$tab_11$", exponentialView(bground))</text:p>
      <text:p text:style-name="P3"><text:tab/>'-----------------------------------------------</text:p>
      <text:p text:style-name="P3"><text:tab/>findAndRename("$tab_21$", exponentialView(point_1*1000+100))</text:p>
      <text:p text:style-name="P3"><text:tab/>findAndRename("$tab_22$", exponentialView(point_2*1000+100))</text:p>
      <text:p text:style-name="P3"><text:tab/>findAndRename("$tab_23$", exponentialView(point_3*1000+100))</text:p>
      <text:p text:style-name="P3"><text:tab/>findAndRename("$tab_24$", exponentialView(point_4*1000000))</text:p>
      <text:p text:style-name="P3"><text:tab/>findAndRename("$tab_25$", exponentialView(point_5*1000000))</text:p>
      <text:p text:style-name="P3"><text:tab/>findAndRename("$tab_26$", exponentialView(point_6*1000000))</text:p>
      <text:p text:style-name="P3"><text:tab/>findAndRename("$tab_27$", exponentialView(point_7*1000000000))</text:p>
      <text:p text:style-name="P3"><text:tab/>findAndRename("$tab_28$", exponentialView(point_8*1000000000))</text:p>
      <text:p text:style-name="P3"><text:tab/>'-----------------------------------------------</text:p>
      <text:p text:style-name="P3"><text:tab/>findAndRename("$tab_31$", exponentialView(point_1*1000+100-bground))</text:p>
      <text:p text:style-name="P3"><text:tab/>findAndRename("$tab_32$", exponentialView(point_2*1000+100-bground))</text:p>
      <text:p text:style-name="P3"><text:tab/>findAndRename("$tab_33$", exponentialView(point_3*1000+100-bground))</text:p>
      <text:p text:style-name="P3"><text:tab/>'-----------------------------------------------</text:p>
      <text:p text:style-name="P3"><text:tab/>otn_pog_1 = (point_1*1000+100-bground-700)/700*100</text:p>
      <text:p text:style-name="P3"><text:tab/>otn_pog_2 = (point_2*1000+100-bground-7000)/7000*100</text:p>
      <text:p text:style-name="P3"><text:tab/>otn_pog_3 = (point_3*1000+100-bground-70000)/70000*100</text:p>
      <text:p text:style-name="P3"><text:tab/>otn_pog_4 = (point_4*1000000-700000)/700000*100</text:p>
      <text:p text:style-name="P3"><text:tab/>otn_pog_5 = (point_5*1000000-7000000)/7000000*100</text:p>
      <text:p text:style-name="P3"><text:tab/>otn_pog_6 = (point_6*1000000-70000000)/70000000*100</text:p>
      <text:p text:style-name="P3"><text:tab/>otn_pog_7 = (point_7*1000000000-700000000)/700000000*100</text:p>
      <text:p text:style-name="P3"><text:tab/>otn_pog_8 = (point_8*1000000000-7000000000)/7000000000*100</text:p>
      <text:p text:style-name="P3"><text:tab/>'-----------------------------------------------</text:p>
      <text:p text:style-name="P3"><text:tab/>findAndRename("$tab_41$", Format(otn_pog_1, MyFormat)</text:p>
      <text:p text:style-name="P3"><text:soft-page-break/><text:tab/>findAndRename("$tab_42$", Format(otn_pog_2, MyFormat)</text:p>
      <text:p text:style-name="P3"><text:tab/>findAndRename("$tab_43$", Format(otn_pog_3, MyFormat)</text:p>
      <text:p text:style-name="P3"><text:tab/>findAndRename("$tab_44$", Format(otn_pog_4, MyFormat)</text:p>
      <text:p text:style-name="P3"><text:tab/>findAndRename("$tab_45$", Format(otn_pog_5, MyFormat)</text:p>
      <text:p text:style-name="P3"><text:tab/>findAndRename("$tab_46$", Format(otn_pog_6, MyFormat)</text:p>
      <text:p text:style-name="P3"><text:tab/>findAndRename("$tab_47$", Format(otn_pog_7, MyFormat)</text:p>
      <text:p text:style-name="P3"><text:tab/>findAndRename("$tab_48$", Format(otn_pog_8, MyFormat)</text:p>
      <text:p text:style-name="P3"><text:tab/>'-----------------------------------------------</text:p>
      <text:p text:style-name="P3"><text:tab/>findAndRename("$tab_51$", Format(1.1+sqr(25+otn_pog_1*otn_pog_1), MyFormat)</text:p>
      <text:p text:style-name="P3"><text:tab/>findAndRename("$tab_52$", Format(1.1+sqr(25+otn_pog_2*otn_pog_2), MyFormat)</text:p>
      <text:p text:style-name="P3"><text:tab/>findAndRename("$tab_53$", Format(1.1+sqr(16+otn_pog_3*otn_pog_3), MyFormat)</text:p>
      <text:p text:style-name="P3"><text:tab/>findAndRename("$tab_54$", Format(1.1+sqr(16+otn_pog_4*otn_pog_4), MyFormat)</text:p>
      <text:p text:style-name="P3"><text:tab/>findAndRename("$tab_55$", Format(1.1+sqr(16+otn_pog_5*otn_pog_5), MyFormat)</text:p>
      <text:p text:style-name="P3"><text:tab/>findAndRename("$tab_56$", Format(1.1+sqr(16+otn_pog_6*otn_pog_6), MyFormat)</text:p>
      <text:p text:style-name="P3"><text:tab/>findAndRename("$tab_57$", Format(1.1+sqr(16+otn_pog_7*otn_pog_7), MyFormat)</text:p>
      <text:p text:style-name="P3"><text:tab/>findAndRename("$tab_58$", Format(1.1+sqr(16+otn_pog_8*otn_pog_8), MyFormat)</text:p>
      <text:p text:style-name="P3"/>
      <text:p text:style-name="P3">end sub</text:p>
      <text:p text:style-name="P3"/>
      <text:p text:style-name="P3">sub set_field</text:p>
      <text:p text:style-name="P3"><text:s text:c="2"/>oNumericFieldModel = oDialog.Model.NumericField1</text:p>
      <text:p text:style-name="P3"><text:s text:c="2"/>oNumericFieldModel.Value = 25.40</text:p>
      <text:p text:style-name="P3"><text:s text:c="2"/>oNumericFieldModel.DecimalAccuracy = 2</text:p>
      <text:p text:style-name="P3">end sub</text:p>
      <text:p text:style-name="P3"/>
      <text:p text:style-name="P3">sub calculate</text:p>
      <text:p text:style-name="P3"><text:tab/>MyFormat = "0.00"</text:p>
      <text:p text:style-name="P3"><text:s text:c="4"/>getAllText_bdkg02()</text:p>
      <text:p text:style-name="P3"><text:s text:c="4"/></text:p>
      <text:p text:style-name="P3"><text:s text:c="4"/>OpenTemplate(sertPath &amp; "template_bdkg02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02.Model.getByName("TextField2").Text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'findAndRename("$activity$", activity)</text:p>
      <text:p text:style-name="P3"><text:tab/>'findAndRename("$activity$", Format(get_activity(act516), MyFormat)</text:p>
      <text:p text:style-name="P3"><text:tab/>findAndRename("$source$", oDialogBDKG02.Model.getByName("ComboBox1").Text)</text:p>
      <text:p text:style-name="P3"><text:tab/>findAndRename("$grad$", oDialogBDKG02.Model.getByName("NumericField10").Value)<text:tab/></text:p>
      <text:p text:style-name="P3">end sub</text:p>
      <text:p text:style-name="P3">'---------------------------------------------------</text:p>
      <text:p text:style-name="P3">sub makeSertRU</text:p>
      <text:p text:style-name="P3"><text:tab/>getAllText_bdkg02()</text:p>
      <text:p text:style-name="P3"><text:s text:c="4"/>MyFormat = "0.00"</text:p>
      <text:p text:style-name="P3"><text:s text:c="4"/>OpenTemplate(sertPath &amp; "template_bdkg02_ser_RU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</text:p>
      <text:p text:style-name="P3">'Объединить методы, различаются только адресом</text:p>
      <text:p text:style-name="P3">sub makeSertENG</text:p>
      <text:p text:style-name="P3"/>
      <text:p text:style-name="P3"><text:tab/>getAllText_bdkg02()</text:p>
      <text:p text:style-name="P3"><text:s text:c="4"/>MyFormat = "0.00"</text:p>
      <text:p text:style-name="P3"><text:s text:c="4"/>OpenTemplate(sertPath &amp; "template_bdkg02_ser_ENG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soft-page-break/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-------------</text:p>
      <text:p text:style-name="P3">rem Возможно есть смысл сделать через Format, чтобы было "7,0", а не "7"</text:p>
      <text:p text:style-name="P3">function myRoundOne(num as Double)</text:p>
      <text:p text:style-name="P3"><text:tab/>dim int_num as long</text:p>
      <text:p text:style-name="P3"><text:tab/>int_num = num*10</text:p>
      <text:p text:style-name="P3"><text:tab/>myRoundOne = int_num*0.1</text:p>
      <text:p text:style-name="P3">end function</text:p>
      <text:p text:style-name="P3">'------------------------------------------------------------------</text:p>
      <text:p text:style-name="P3">function exponentialView(num as double)</text:p>
      <text:p text:style-name="P3"><text:tab/>MyFormat = "0.00"</text:p>
      <text:p text:style-name="P3"><text:tab/>if num&lt;100 then</text:p>
      <text:p text:style-name="P3"><text:tab/><text:tab/>exponentialView = Format(num/10, MyFormat) &amp; "E+01"</text:p>
      <text:p text:style-name="P3"><text:tab/>elseif<text:tab/>num&lt;1000 then</text:p>
      <text:p text:style-name="P3"><text:tab/><text:tab/>exponentialView = Format(num/100, MyFormat) &amp; "E+02"</text:p>
      <text:p text:style-name="P3"><text:tab/>elseif<text:tab/>num&lt;10000 then</text:p>
      <text:p text:style-name="P3"><text:tab/><text:tab/>exponentialView =Format(num/1000, MyFormat) &amp; "E+03"</text:p>
      <text:p text:style-name="P3"><text:tab/>elseif<text:tab/>num&lt;100000 then</text:p>
      <text:p text:style-name="P3"><text:tab/><text:tab/>exponentialView = Format(num/10000, MyFormat) &amp; "E+04"</text:p>
      <text:p text:style-name="P3"><text:tab/>elseif<text:tab/>num&lt;1000000 then</text:p>
      <text:p text:style-name="P3"><text:tab/><text:tab/>exponentialView = Format(num/100000, MyFormat) &amp; "E+05"</text:p>
      <text:p text:style-name="P3"><text:tab/>elseif<text:tab/>num&lt;10000000 then</text:p>
      <text:p text:style-name="P3"><text:tab/><text:tab/>exponentialView = Format(num/1000000, MyFormat) &amp; "E+06"</text:p>
      <text:p text:style-name="P3"><text:tab/>elseif<text:tab/>num&lt;100000000 then</text:p>
      <text:p text:style-name="P3"><text:tab/><text:tab/>exponentialView = Format(num/10000000, MyFormat) &amp; "E+07"</text:p>
      <text:p text:style-name="P3"><text:tab/>elseif<text:tab/>num&lt;1000000000 then</text:p>
      <text:p text:style-name="P3"><text:tab/><text:tab/>exponentialView = Format(num/100000000, MyFormat) &amp; "E+08"</text:p>
      <text:p text:style-name="P3"><text:tab/>elseif<text:tab/>num&lt;10000000000 then</text:p>
      <text:p text:style-name="P3"><text:tab/><text:tab/>exponentialView = Format(num/1000000000, MyFormat) &amp; "E+09"</text:p>
      <text:p text:style-name="P3"><text:tab/>end if</text:p>
      <text:p text:style-name="P3">end function</text:p>
      <text:p text:style-name="P3">'-----------------------------------------------------------</text:p>
      <text:p text:style-name="P3"/>
      <text:p text:style-name="P2">M_G23*********************************************************</text:p>
      <text:p text:style-name="P3"/>
      <text:p text:style-name="P3">REM <text:s/>***** <text:s/>BASIC <text:s/>*****</text:p>
      <text:p text:style-name="P3"/>
      <text:p text:style-name="P3">REM !!!!! СДЕЛАТЬ ТОЛЬКО С ОДНИМ NUMFIELD, КАК МУЛЬТИПЛЕКСОР, см. М1121 !!!!!!</text:p>
      <text:p text:style-name="P3"/>
      <text:p text:style-name="P3">dim oDialogG23 as object</text:p>
      <text:p text:style-name="P3">dim gstop as boolean </text:p>
      <text:p text:style-name="P3">dim RangeData as object</text:p>
      <text:p text:style-name="P3">dim NumField1, NumField2, NumField3, NumField4, NumField5, NumField6, NumField7, NumField8, NumField9, NumField10, _</text:p>
      <text:p text:style-name="P3"><text:tab/>NumField11, NumField12, NumField13, NumField14, NumField15, NumField16, NumField17, NumField18, NumField19, NumField20, _</text:p>
      <text:p text:style-name="P3"><text:tab/>NumField21, NumField22, NumField23, NumField24, NumField25, NumField26, NumField27, NumField28, NumField29, NumField30, _</text:p>
      <text:p text:style-name="P3"><text:tab/>NumField31, NumField32, NumField33, NumField34, NumField35, NumField36, NumField37, NumField38, NumField39, NumField40, _</text:p>
      <text:p text:style-name="P3"><text:tab/>NumField41, NumField42, NumField43, NumField44, NumField45 as object</text:p>
      <text:p text:style-name="P3">dim array_of_fields as variant</text:p>
      <text:p text:style-name="P3">dim array_sert as variant</text:p>
      <text:p text:style-name="P3">dim oOptionButton as object</text:p>
      <text:p text:style-name="P3">dim oOptionButton2 as object</text:p>
      <text:p text:style-name="P3"/>
      <text:p text:style-name="P3">Sub g23_Dialog_Show</text:p>
      <text:p text:style-name="P3"><text:soft-page-break/><text:tab/>DialogLibraries.LoadLibrary( "AtomtexLibrary" )</text:p>
      <text:p text:style-name="P3"><text:tab/>oDialogG23 = CreateUnoDialog( DialogLibraries.AtomtexLibrary.D_G23 )</text:p>
      <text:p text:style-name="P3"><text:tab/>NumField1 = oDialogG23.Model.getByName("NumericField1")</text:p>
      <text:p text:style-name="P3"><text:tab/>NumField2 = oDialogG23.Model.getByName("NumericField2")</text:p>
      <text:p text:style-name="P3"><text:tab/>NumField3 = oDialogG23.Model.getByName("NumericField3")</text:p>
      <text:p text:style-name="P3"><text:tab/>NumField4 = oDialogG23.Model.getByName("NumericField4")</text:p>
      <text:p text:style-name="P3"><text:tab/>NumField5 = oDialogG23.Model.getByName("NumericField5")</text:p>
      <text:p text:style-name="P3"><text:tab/>NumField6 = oDialogG23.Model.getByName("NumericField6")</text:p>
      <text:p text:style-name="P3"><text:tab/>NumField7 = oDialogG23.Model.getByName("NumericField7")</text:p>
      <text:p text:style-name="P3"><text:tab/>NumField8 = oDialogG23.Model.getByName("NumericField8")</text:p>
      <text:p text:style-name="P3"><text:tab/>NumField9 = oDialogG23.Model.getByName("NumericField9")</text:p>
      <text:p text:style-name="P3"><text:tab/>NumField10 = oDialogG23.Model.getByName("NumericField10")</text:p>
      <text:p text:style-name="P3"><text:tab/>NumField11 = oDialogG23.Model.getByName("NumericField11")</text:p>
      <text:p text:style-name="P3"><text:tab/>NumField12 = oDialogG23.Model.getByName("NumericField12")</text:p>
      <text:p text:style-name="P3"><text:tab/>NumField13 = oDialogG23.Model.getByName("NumericField13")</text:p>
      <text:p text:style-name="P3"><text:tab/>NumField14 = oDialogG23.Model.getByName("NumericField14")</text:p>
      <text:p text:style-name="P3"><text:tab/>NumField15 = oDialogG23.Model.getByName("NumericField15")</text:p>
      <text:p text:style-name="P3"><text:tab/>NumField16 = oDialogG23.Model.getByName("NumericField16")</text:p>
      <text:p text:style-name="P3"><text:tab/>NumField17 = oDialogG23.Model.getByName("NumericField17")</text:p>
      <text:p text:style-name="P3"><text:tab/>NumField18 = oDialogG23.Model.getByName("NumericField18")</text:p>
      <text:p text:style-name="P3"><text:tab/>NumField19 = oDialogG23.Model.getByName("NumericField19")</text:p>
      <text:p text:style-name="P3"><text:tab/>NumField20 = oDialogG23.Model.getByName("NumericField20")</text:p>
      <text:p text:style-name="P3"><text:tab/>NumField21 = oDialogG23.Model.getByName("NumericField21")</text:p>
      <text:p text:style-name="P3"><text:tab/>NumField22 = oDialogG23.Model.getByName("NumericField22")</text:p>
      <text:p text:style-name="P3"><text:tab/>NumField23 = oDialogG23.Model.getByName("NumericField23")</text:p>
      <text:p text:style-name="P3"><text:tab/>NumField24 = oDialogG23.Model.getByName("NumericField24")</text:p>
      <text:p text:style-name="P3"><text:tab/>NumField25 = oDialogG23.Model.getByName("NumericField25")</text:p>
      <text:p text:style-name="P3"><text:tab/>NumField26 = oDialogG23.Model.getByName("NumericField26")</text:p>
      <text:p text:style-name="P3"><text:tab/>NumField27 = oDialogG23.Model.getByName("NumericField27")</text:p>
      <text:p text:style-name="P3"><text:tab/>NumField28 = oDialogG23.Model.getByName("NumericField28")</text:p>
      <text:p text:style-name="P3"><text:tab/>NumField29 = oDialogG23.Model.getByName("NumericField29")</text:p>
      <text:p text:style-name="P3"><text:tab/>NumField30 = oDialogG23.Model.getByName("NumericField30")</text:p>
      <text:p text:style-name="P3"><text:tab/>NumField31 = oDialogG23.Model.getByName("NumericField31")</text:p>
      <text:p text:style-name="P3"><text:tab/>NumField32 = oDialogG23.Model.getByName("NumericField32")</text:p>
      <text:p text:style-name="P3"><text:tab/>NumField33 = oDialogG23.Model.getByName("NumericField33")</text:p>
      <text:p text:style-name="P3"><text:tab/>NumField34 = oDialogG23.Model.getByName("NumericField34")</text:p>
      <text:p text:style-name="P3"><text:tab/>NumField35 = oDialogG23.Model.getByName("NumericField35")</text:p>
      <text:p text:style-name="P3"><text:tab/>NumField36 = oDialogG23.Model.getByName("NumericField36")</text:p>
      <text:p text:style-name="P3"><text:tab/>NumField37 = oDialogG23.Model.getByName("NumericField37")</text:p>
      <text:p text:style-name="P3"><text:tab/>NumField38 = oDialogG23.Model.getByName("NumericField38")</text:p>
      <text:p text:style-name="P3"><text:tab/>NumField39 = oDialogG23.Model.getByName("NumericField39")</text:p>
      <text:p text:style-name="P3"><text:tab/>NumField40 = oDialogG23.Model.getByName("NumericField40")</text:p>
      <text:p text:style-name="P3"><text:tab/>NumField41 = oDialogG23.Model.getByName("NumericField41")</text:p>
      <text:p text:style-name="P3"><text:tab/>NumField42 = oDialogG23.Model.getByName("NumericField42")</text:p>
      <text:p text:style-name="P3"><text:tab/>NumField43 = oDialogG23.Model.getByName("NumericField43")</text:p>
      <text:p text:style-name="P3"><text:tab/>NumField44 = oDialogG23.Model.getByName("NumericField44")</text:p>
      <text:p text:style-name="P3"><text:tab/>NumField45 = oDialogG23.Model.getByName("NumericField45")</text:p>
      <text:p text:style-name="P3"><text:tab/></text:p>
      <text:p text:style-name="P3"><text:tab/>array_of_fields = Array(NumField1, NumField2, NumField3, NumField4, NumField5, NumField6, NumField7, NumField8, NumField9, _</text:p>
      <text:p text:style-name="P3"><text:tab/><text:tab/><text:tab/><text:tab/><text:tab/>NumField10, NumField11, NumField12, NumField13, NumField14, NumField15, NumField16, NumField17, NumField18, _</text:p>
      <text:p text:style-name="P3"><text:tab/><text:tab/><text:tab/><text:tab/><text:tab/>NumField19, NumField20, NumField21, NumField22, NumField23, NumField24, NumField25, NumField26, NumField27, _</text:p>
      <text:p text:style-name="P3"><text:tab/><text:tab/><text:tab/><text:tab/><text:tab/>NumField28, NumField29, NumField30, NumField31, NumField32, NumField33, NumField34, NumField35, NumField36, _</text:p>
      <text:p text:style-name="P3"><text:tab/><text:tab/><text:tab/><text:tab/><text:tab/>NumField37, NumField38, NumField39, NumField40, NumField41, NumField42, NumField43, NumField44, NumField45)</text:p>
      <text:p text:style-name="P3"><text:tab/></text:p>
      <text:p text:style-name="P3"><text:tab/>array_sert = Array("$bd1_num$", "$k1_1$", "$k1_2$", "$k1_3$", "$k1_4$", "$k1_5$", "$k1_6$", "$k1_7$", "$k1_8$", _</text:p>
      <text:p text:style-name="P3"><text:tab/><text:tab/><text:tab/><text:tab/><text:tab/> <text:s text:c="2"/>"$bd2_num$", "$k2_1$", "$k2_2$", "$k2_3$", "$k2_4$", "$k2_5$", "$k2_6$", "$k2_7$", "$k2_8$", _</text:p>
      <text:p text:style-name="P3"><text:tab/><text:tab/><text:tab/><text:tab/><text:tab/> <text:s text:c="2"/>"$bd3_num$", "$k3_1$", "$k3_2$", "$k3_3$", "$k3_4$", "$k3_5$", "$k3_6$", "$k3_7$", "$k3_8$", _</text:p>
      <text:p text:style-name="P3"><text:tab/><text:tab/><text:tab/><text:tab/><text:tab/> <text:s text:c="2"/>"$bd4_num$", "$k4_1$", "$k4_2$", "$k4_3$", "$k4_4$", "$k4_5$", "$k4_6$", "$k4_7$", "$k4_8$", _</text:p>
      <text:p text:style-name="P3"><text:tab/><text:tab/><text:tab/><text:tab/><text:tab/> <text:s text:c="2"/>"$bd5_num$", "$k5_1$", "$k5_2$", "$k5_3$", "$k5_4$", "$k5_5$", "$k5_6$", "$k5_7$", "$k5_8$")</text:p>
      <text:p text:style-name="P3"><text:tab/><text:tab/><text:tab/><text:tab/><text:tab/> <text:s text:c="2"/></text:p>
      <text:p text:style-name="P3"><text:tab/>oOptionButton = oDialogG23.Model.getByName("OptionButton1")</text:p>
      <text:p text:style-name="P3"><text:soft-page-break/><text:tab/>oOptionButton2 = oDialogG23.Model.getByName("OptionButton2")</text:p>
      <text:p text:style-name="P3"><text:tab/>oOptionButton.state = true</text:p>
      <text:p text:style-name="P3"><text:tab/>oDialogMain.endexecute() <text:s text:c="2"/>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/>
      <text:p text:style-name="P3">sub closedialogG23</text:p>
      <text:p text:style-name="P3"><text:tab/>gstop = true</text:p>
      <text:p text:style-name="P3">end sub</text:p>
      <text:p text:style-name="P3"/>
      <text:p text:style-name="P3">sub getSingleColumn(num as integer, col as integer)</text:p>
      <text:p text:style-name="P3"><text:tab/>dim i as integer</text:p>
      <text:p text:style-name="P3"><text:tab/>RangeData = FillArrayFromSelection()</text:p>
      <text:p text:style-name="P3"><text:s text:c="4"/>for i=0 to 8</text:p>
      <text:p text:style-name="P3"><text:s text:c="3"/><text:tab/><text:tab/>array_of_fields(i+num).value = RangeData(i, col)</text:p>
      <text:p text:style-name="P3"><text:s text:c="4"/>next i</text:p>
      <text:p text:style-name="P3">end sub</text:p>
      <text:p text:style-name="P3"/>
      <text:p text:style-name="P3">sub setBG_byRND</text:p>
      <text:p text:style-name="P3"><text:tab/>dim i as integer</text:p>
      <text:p text:style-name="P3"><text:tab/>for i=1 to 44 step 9</text:p>
      <text:p text:style-name="P3"><text:tab/><text:tab/>array_of_fields(i).value = 0.68 + rnd()*0.04</text:p>
      <text:p text:style-name="P3"><text:tab/><text:tab/>array_of_fields(i+1).value = 6.8 + rnd()*0.4</text:p>
      <text:p text:style-name="P3"><text:tab/>next i<text:tab/></text:p>
      <text:p text:style-name="P3">end sub</text:p>
      <text:p text:style-name="P3"/>
      <text:p text:style-name="P3">function random7()</text:p>
      <text:p text:style-name="P3"><text:s text:c="4"/>MyFormat = "0.000" 'Format(activity, MyFormat)<text:tab/></text:p>
      <text:p text:style-name="P3"><text:tab/>random7 = 12.89509'Format((6.8 + rnd()*0.4), MyFormat)</text:p>
      <text:p text:style-name="P3">end function</text:p>
      <text:p text:style-name="P3"/>
      <text:p text:style-name="P3">function random07()</text:p>
      <text:p text:style-name="P3"><text:tab/>random07 = 0.68 + rnd()*0.04</text:p>
      <text:p text:style-name="P3">end function</text:p>
      <text:p text:style-name="P3"/>
      <text:p text:style-name="P3">sub getSingleColumn_1</text:p>
      <text:p text:style-name="P3"><text:tab/>getSingleColumn(0, 0)</text:p>
      <text:p text:style-name="P3">end sub</text:p>
      <text:p text:style-name="P3">sub getSingleColumn_2</text:p>
      <text:p text:style-name="P3"><text:tab/>getSingleColumn(9, 0)</text:p>
      <text:p text:style-name="P3">end sub</text:p>
      <text:p text:style-name="P3">sub getSingleColumn_3</text:p>
      <text:p text:style-name="P3"><text:tab/>getSingleColumn(18, 0)</text:p>
      <text:p text:style-name="P3">end sub</text:p>
      <text:p text:style-name="P3">sub getSingleColumn_4</text:p>
      <text:p text:style-name="P3"><text:tab/>getSingleColumn(27, 0)</text:p>
      <text:p text:style-name="P3">end sub</text:p>
      <text:p text:style-name="P3">sub getSingleColumn_5</text:p>
      <text:p text:style-name="P3"><text:tab/>getSingleColumn(36, 0)</text:p>
      <text:p text:style-name="P3">end sub</text:p>
      <text:p text:style-name="P3">sub getAllColumns</text:p>
      <text:p text:style-name="P3"><text:tab/>getSingleColumn(0, 0)</text:p>
      <text:p text:style-name="P3"><text:tab/>getSingleColumn(9, 1)</text:p>
      <text:p text:style-name="P3"><text:tab/>getSingleColumn(18, 2)</text:p>
      <text:p text:style-name="P3"><text:tab/>getSingleColumn(27, 3)</text:p>
      <text:p text:style-name="P3"><text:tab/>getSingleColumn(36, 4)</text:p>
      <text:p text:style-name="P3">end sub</text:p>
      <text:p text:style-name="P3"/>
      <text:p text:style-name="P3">sub makeProt22Rus</text:p>
      <text:p text:style-name="P3"><text:s text:c="4"/>OpenTemplate(sertPath &amp; "template_bdkg22_pov.odt")</text:p>
      <text:p text:style-name="P3"><text:tab/>dim i as integer</text:p>
      <text:p text:style-name="P3"><text:tab/>for i = 0 to 44</text:p>
      <text:p text:style-name="P3"><text:tab/><text:tab/>findAndRename(array_sert(i), array_of_fields(i).value)<text:tab/></text:p>
      <text:p text:style-name="P3"><text:tab/>next i </text:p>
      <text:p text:style-name="P3"><text:tab/></text:p>
      <text:p text:style-name="P3"><text:soft-page-break/><text:tab/>If oOptionButton.State Then</text:p>
      <text:p text:style-name="P3"><text:s text:c="4"/><text:tab/>findAndRename("$type$", "22")</text:p>
      <text:p text:style-name="P3"><text:s text:c="4"/><text:tab/>findAndRename("$unit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nit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unit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M_G23N********************************************************</text:p>
      <text:p text:style-name="P3"/>
      <text:p text:style-name="P3">REM <text:s/>***** <text:s/>BASIC <text:s/>*****</text:p>
      <text:p text:style-name="P3"/>
      <text:p text:style-name="P3">REM <text:s/>****** МОЖНО ИСПОЛЬЗОВАТЬ КАК ШАБЛОН *************</text:p>
      <text:p text:style-name="P3"/>
      <text:p text:style-name="P3">rem**************************************************************************************</text:p>
      <text:p text:style-name="P3">rem<text:tab/>**<text:tab/><text:tab/><text:tab/><text:tab/><text:tab/><text:tab/>Основные концепции</text:p>
      <text:p text:style-name="P3">rem<text:tab/>**<text:tab/>1.Все NumFields номеруются с 0 (с 00 если несколько столбцов с numFields, каждый столбец нумеруется с 0). </text:p>
      <text:p text:style-name="P3">rem **<text:tab/>Так перебор по полям будет производиться через For (для нескольких столбцов -- через два вложенных друг в друга For)</text:p>
      <text:p text:style-name="P3">rem **<text:tab/>2.Контрольные точки собираются в отдельный массив и служат <text:s/></text:p>
      <text:p text:style-name="P3"/>
      <text:p text:style-name="P3">rem**************************************************************************************</text:p>
      <text:p text:style-name="P3"/>
      <text:p text:style-name="P3"/>
      <text:p text:style-name="P3">rem=======================================================================================</text:p>
      <text:p text:style-name="P3">dim oDialogG23 as object</text:p>
      <text:p text:style-name="P3">dim oDateFieldModel as object</text:p>
      <text:p text:style-name="P3">dim RangeData</text:p>
      <text:p text:style-name="P3">dim gstop as boolean </text:p>
      <text:p text:style-name="P3">dim array_of_vars(2, 8) as double</text:p>
      <text:p text:style-name="P3">dim array_of_pogresh(2, 8) as double</text:p>
      <text:p text:style-name="P3">dim array_of_control_point(8) as double</text:p>
      <text:p text:style-name="P3">dim oOptionButton as object</text:p>
      <text:p text:style-name="P3">dim oOptionButton2 as object</text:p>
      <text:p text:style-name="P3">rem=======================================================================================</text:p>
      <text:p text:style-name="P3">Sub G23_Dialog_Show</text:p>
      <text:p text:style-name="P3"><text:tab/>DialogLibraries.LoadLibrary( "AtomtexLibrary" )</text:p>
      <text:p text:style-name="P3"><text:tab/>oDialogG23 = CreateUnoDialog( DialogLibraries.AtomtexLibrary.D_G23N )</text:p>
      <text:p text:style-name="P3"><text:tab/>oDateFieldModel = oDialogG23.Model.getByName("DateField1")</text:p>
      <text:p text:style-name="P3"><text:tab/>oDialogG23.Model.getByName("ImageControl1").ImageURL = sertPath &amp; "g23.png"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><text:s/><text:tab/> array_of_control_point(8) = 40</text:p>
      <text:p text:style-name="P3"/>
      <text:p text:style-name="P3"><text:tab/>dim i,j as integer</text:p>
      <text:p text:style-name="P3"><text:tab/>for i=0 to 2</text:p>
      <text:p text:style-name="P3"><text:tab/><text:tab/>for j=0 to 7</text:p>
      <text:p text:style-name="P3"><text:tab/><text:tab/><text:tab/>oDialogG23.Model.getByName("NumericField" + i + j).valueStep = array_of_control_point(j)/70</text:p>
      <text:p text:style-name="P3"><text:tab/><text:tab/><text:tab/>oDialogG23.Model.getByName("NumericField" + i + j).value = array_of_control_point(j)</text:p>
      <text:p text:style-name="P3"><text:soft-page-break/><text:tab/><text:tab/>next j</text:p>
      <text:p text:style-name="P3"><text:tab/><text:tab/>oDialogG23.Model.getByName("NumericField" + i + 8).valueStep = array_of_control_point(j)/40</text:p>
      <text:p text:style-name="P3"><text:tab/><text:tab/>oDialogG23.Model.getByName("NumericField" + i + 8).value = array_of_control_point(j)</text:p>
      <text:p text:style-name="P3"><text:tab/>next i</text:p>
      <text:p text:style-name="P3"><text:tab/>oDialogG23.Model.getByName("NumericField000").value = 101</text:p>
      <text:p text:style-name="P3"><text:tab/>oDialogG23.Model.getByName("NumericField001").value = 102</text:p>
      <text:p text:style-name="P3"><text:tab/>oDialogG23.Model.getByName("NumericField002").value = 103</text:p>
      <text:p text:style-name="P3"><text:tab/></text:p>
      <text:p text:style-name="P3"><text:tab/>oDialogG23.Model.getByName("NumericField1").value = (97 + rnd()*6)\1</text:p>
      <text:p text:style-name="P3"><text:tab/></text:p>
      <text:p text:style-name="P3"><text:tab/>oOptionButton = oDialogG23.Model.getByName("OptionButton1")</text:p>
      <text:p text:style-name="P3"><text:tab/>oOptionButton2 = oDialogG23.Model.getByName("OptionButton2")</text:p>
      <text:p text:style-name="P3"><text:tab/>oOptionButton.state = true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 text:c="3"/><text:tab/>dim i as integer</text:p>
      <text:p text:style-name="P3"><text:s text:c="3"/><text:tab/>for i=0 to 8</text:p>
      <text:p text:style-name="P3"><text:s text:c="3"/><text:tab/><text:tab/>oDialogG23.Model.getByName("NumericField"+column_num+i).value = RangeData(i+1, 0)</text:p>
      <text:p text:style-name="P3"><text:s text:c="3"/><text:tab/>next i<text:tab/></text:p>
      <text:p text:style-name="P3"><text:tab/>oDialogG23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G23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setBG_byRND</text:p>
      <text:p text:style-name="P3"><text:tab/>oDialogG23.Model.getByName("NumericField1").value = (97 + rnd()*6)\1 rem использую целочисленное деление для перевода вещественного числа в целое, просто отбрасывая дробную часть<text:tab/></text:p>
      <text:p text:style-name="P3">end sub</text:p>
      <text:p text:style-name="P3">rem=======================================================================================</text:p>
      <text:p text:style-name="P3">sub setPoints_byRND</text:p>
      <text:p text:style-name="P3"><text:soft-page-break/><text:tab/>for j=0 to 2</text:p>
      <text:p text:style-name="P3"><text:tab/><text:tab/><text:tab/>oDialogG23.Model.getByName("NumericField" + j + 0).value = 0.68 + rnd()*0.04</text:p>
      <text:p text:style-name="P3"><text:tab/><text:tab/><text:tab/>oDialogG23.Model.getByName("NumericField" + j + 1).value = ((68 + rnd()*4)\1)/10</text:p>
      <text:p text:style-name="P3"><text:tab/>next j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akeDoc("template_bdkg23_pov.odt")</text:p>
      <text:p text:style-name="P3">end sub</text:p>
      <text:p text:style-name="P3">rem=======================================================================================</text:p>
      <text:p text:style-name="P3">sub makeSertRus</text:p>
      <text:p text:style-name="P3"><text:tab/>makeDoc("template_bdkg23_sert.odt")</text:p>
      <text:p text:style-name="P3">end sub</text:p>
      <text:p text:style-name="P3">rem=======================================================================================</text:p>
      <text:p text:style-name="P3">sub makeDoc(path as String)</text:p>
      <text:p text:style-name="P3"><text:tab/>MyFormat = "0.00"</text:p>
      <text:p text:style-name="P3"><text:tab/>background = oDialogG23.Model.getByName("NumericField1").value / 1000</text:p>
      <text:p text:style-name="P3"><text:tab/>rem print background</text:p>
      <text:p text:style-name="P3"><text:tab/>getVarsFromFields</text:p>
      <text:p text:style-name="P3"><text:s text:c="4"/>OpenTemplate(sertPath &amp; path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rem<text:tab/>print (array_of_vars(1,0) + background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rem если бдкг-23 или 23/1, то добавляем ещё точку, если бдкг-22 -- ставим тире</text:p>
      <text:p text:style-name="P3"><text:tab/><text:tab/>if oOptionButton.State=false Then</text:p>
      <text:p text:style-name="P3"><text:tab/><text:tab/><text:tab/>findAndRename("$k"+i+8+"$", Format(array_of_vars(i,8), MyFormat)</text:p>
      <text:p text:style-name="P3"><text:tab/><text:tab/><text:tab/>else</text:p>
      <text:p text:style-name="P3"><text:tab/><text:tab/><text:tab/>findAndRename("$k"+i+8+"$", "–")</text:p>
      <text:p text:style-name="P3"><text:tab/><text:tab/><text:tab/>findAndRename("$L"+i+8+"$", "–")</text:p>
      <text:p text:style-name="P3"><text:tab/><text:tab/><text:tab/>findAndRename("$m"+i+8+"$", "–")</text:p>
      <text:p text:style-name="P3"><text:tab/><text:tab/>end if</text:p>
      <text:p text:style-name="P3"><text:tab/><text:tab/>rem for считает для всех точек, включая 40 Зв. если будет бдкг-22, то полей $k8$ $L8$ $m8$ </text:p>
      <text:p text:style-name="P3"><text:tab/><text:tab/>rem в таблице уже не будет -- там будут прочерки, поэтому нет смысла вставлять if <text:tab/></text:p>
      <text:p text:style-name="P3"><text:tab/><text:tab/></text:p>
      <text:p text:style-name="P3"><text:tab/><text:tab/>rem заполняю таблицу 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bd_num$", oDialogG23.Model.getByName("NumericField000").value)</text:p>
      <text:p text:style-name="P3"><text:tab/>findAndRename("$№2$", oDialogG23.Model.getByName("NumericField001").value)</text:p>
      <text:p text:style-name="P3"><text:tab/>findAndRename("$№3$", oDialogG23.Model.getByName("NumericField002").value)</text:p>
      <text:p text:style-name="P3"><text:tab/>findAndRename("$date$", getDate(oDateFieldModel))</text:p>
      <text:p text:style-name="P3"/>
      <text:p text:style-name="P3"><text:tab/>If oOptionButton.State Then</text:p>
      <text:p text:style-name="P3"><text:s text:c="4"/><text:tab/>findAndRename("$type$", "22")</text:p>
      <text:p text:style-name="P3"><text:s text:c="4"/><text:tab/>findAndRename("$u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type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<text:soft-page-break/>M1121********************************************************</text:p>
      <text:p text:style-name="P3"/>
      <text:p text:style-name="P3"/>
      <text:p text:style-name="P3">REM <text:s/>***** <text:s/>BASIC <text:s/>*****</text:p>
      <text:p text:style-name="P3"/>
      <text:p text:style-name="P3"/>
      <text:p text:style-name="P3">rem=======================================================================================</text:p>
      <text:p text:style-name="P3">dim oDialog1121 as object</text:p>
      <text:p text:style-name="P3">dim oDateFieldModel as object</text:p>
      <text:p text:style-name="P3">dim RangeData</text:p>
      <text:p text:style-name="P3">dim gstop as boolean </text:p>
      <text:p text:style-name="P3">dim array_of_vars(2,8) as double</text:p>
      <text:p text:style-name="P3">dim array_of_pogresh(2,8) as double</text:p>
      <text:p text:style-name="P3">dim array_of_control_point(8) as double</text:p>
      <text:p text:style-name="P3">rem=======================================================================================</text:p>
      <text:p text:style-name="P3">Sub dks1121_Dialog_Show</text:p>
      <text:p text:style-name="P3"><text:tab/>DialogLibraries.LoadLibrary( "AtomtexLibrary" )</text:p>
      <text:p text:style-name="P3"><text:tab/>oDialog1121 = CreateUnoDialog( DialogLibraries.AtomtexLibrary.D_1121 )</text:p>
      <text:p text:style-name="P3"><text:tab/>oDateFieldModel = oDialog1121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07</text:p>
      <text:p text:style-name="P3"><text:s/><text:tab/> array_of_control_point(1) = 0.7</text:p>
      <text:p text:style-name="P3"><text:s/><text:tab/> array_of_control_point(2) = 7</text:p>
      <text:p text:style-name="P3"><text:s/><text:tab/> array_of_control_point(3) = 70</text:p>
      <text:p text:style-name="P3"><text:s/><text:tab/> array_of_control_point(4) = 0.7</text:p>
      <text:p text:style-name="P3"><text:s/><text:tab/> array_of_control_point(5) = 7</text:p>
      <text:p text:style-name="P3"><text:s/><text:tab/> array_of_control_point(6) = 70</text:p>
      <text:p text:style-name="P3"><text:s/><text:tab/> array_of_control_point(7) = 0.7</text:p>
      <text:p text:style-name="P3"><text:s/><text:tab/> array_of_control_point(8) = 7</text:p>
      <text:p text:style-name="P3"/>
      <text:p text:style-name="P3"><text:tab/>dim i,j as integer</text:p>
      <text:p text:style-name="P3"><text:tab/>for i=0 to 2</text:p>
      <text:p text:style-name="P3"><text:tab/><text:tab/>for j=0 to 8</text:p>
      <text:p text:style-name="P3"><text:tab/><text:tab/><text:tab/>oDialog1121.Model.getByName("NumericField" + i + j).valueStep = array_of_control_point(j)/70</text:p>
      <text:p text:style-name="P3"><text:tab/><text:tab/><text:tab/>oDialog1121.Model.getByName("NumericField" + i + j).value = array_of_control_point(j)</text:p>
      <text:p text:style-name="P3"><text:tab/><text:tab/>next j</text:p>
      <text:p text:style-name="P3"><text:tab/>next i</text:p>
      <text:p text:style-name="P3"><text:tab/>oDialog1121.Model.getByName("NumericField001").value = 1</text:p>
      <text:p text:style-name="P3"><text:tab/>oDialog1121.Model.getByName("NumericField002").value = 2</text:p>
      <text:p text:style-name="P3"><text:tab/>oDialog1121.Model.getByName("NumericField003").value = 3</text:p>
      <text:p text:style-name="P3"><text:tab/></text:p>
      <text:p text:style-name="P3"><text:tab/>oDialog1121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1121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oft-page-break/><text:s text:c="3"/><text:tab/>dim i as integer</text:p>
      <text:p text:style-name="P3"><text:s text:c="3"/><text:tab/>for i=0 to 8</text:p>
      <text:p text:style-name="P3"><text:s text:c="3"/><text:tab/><text:tab/>oDialo1121.Model.getByName("NumericField"+column_num+i).value = RangeData(i+1, 0)</text:p>
      <text:p text:style-name="P3"><text:s text:c="3"/><text:tab/>next i<text:tab/></text:p>
      <text:p text:style-name="P3"><text:tab/>oDialog1121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old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1121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dim bacground as double</text:p>
      <text:p text:style-name="P3"><text:tab/>background = 0.1</text:p>
      <text:p text:style-name="P3"><text:tab/>getVarsFromFields</text:p>
      <text:p text:style-name="P3"><text:s text:c="4"/>OpenTemplate(sertPath &amp; "template_1121_prot_RU.odt"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№1$", oDialog1121.Model.getByName("NumericField001").value)</text:p>
      <text:p text:style-name="P3"><text:tab/>findAndRename("$№2$", oDialog1121.Model.getByName("NumericField002").value)</text:p>
      <text:p text:style-name="P3"><text:tab/>findAndRename("$№3$", oDialog1121.Model.getByName("NumericField003").value)</text:p>
      <text:p text:style-name="P3">end sub</text:p>
      <text:p text:style-name="P2">M_1117********************************************************</text:p>
      <text:p text:style-name="P3"/>
      <text:p text:style-name="P3">REM <text:s/>***** <text:s/>BASIC <text:s/>*****</text:p>
      <text:p text:style-name="P3"/>
      <text:p text:style-name="P3">dim oDialog1117 as object</text:p>
      <text:p text:style-name="P3"/>
      <text:p text:style-name="P3">dim NumField1, NumField2, NumField3, NumField4, NumField5, NumField6, NumField7, NumField8, NumField9 as object</text:p>
      <text:p text:style-name="P3">dim TextField1, TextField2, TextField3, TextField4, TextField5, TextField6, TextField7, TextField8, TextField9 as object <text:s/></text:p>
      <text:p text:style-name="P3">dim typeText as object</text:p>
      <text:p text:style-name="P3">dim mainCount as integer</text:p>
      <text:p text:style-name="P3"/>
      <text:p text:style-name="P3">dim arrayOfBdTypes(1) as String</text:p>
      <text:p text:style-name="P3">dim arrayOfMeas(21) as String</text:p>
      <text:p text:style-name="P3">dim arrayOfPoints(21) as Variant</text:p>
      <text:p text:style-name="P3">dim arrayOfPointsQuantity(21) as integer</text:p>
      <text:p text:style-name="P3">dim startNum as integer</text:p>
      <text:p text:style-name="P3">dim layoutStep as integer</text:p>
      <text:p text:style-name="P3">dim arrayOfPointsValueArrays(21) as variant rem массив массивов значений контрольных точек (0.7, 7, 70 &lt;...&gt;)</text:p>
      <text:p text:style-name="P3"><text:soft-page-break/>dim arrayOfPointsTextArrays(21) as variant<text:tab/>rem массив массивов значений префиксов контрольных точек ("мк", "м", "")</text:p>
      <text:p text:style-name="P3">dim emptyArray(6) as string</text:p>
      <text:p text:style-name="P3"/>
      <text:p text:style-name="P3">dim startNum as integer</text:p>
      <text:p text:style-name="P3">dim valueRecordsArray(21) as variant</text:p>
      <text:p text:style-name="P3"/>
      <text:p text:style-name="P3">dim checkedPositionsArray(0) as integer</text:p>
      <text:p text:style-name="P3">dim iCanStart as boolean</text:p>
      <text:p text:style-name="P3"/>
      <text:p text:style-name="P3">dim FacilityTypeArray(4) as boolean</text:p>
      <text:p text:style-name="P3">dim FacilityArray(21) as integer</text:p>
      <text:p text:style-name="P3"/>
      <text:p text:style-name="P3">dim measLimitsCalculatedArray(10) as double</text:p>
      <text:p text:style-name="P3">dim measLimitsArray(21) as variant rem массив массивов границ измерения</text:p>
      <text:p text:style-name="P3"/>
      <text:p text:style-name="P3">dim oDateFieldModel as object</text:p>
      <text:p text:style-name="P3"/>
      <text:p text:style-name="P3">dim strokeForSaving as String</text:p>
      <text:p text:style-name="P3"/>
      <text:p text:style-name="P3">rem=======================================================================================</text:p>
      <text:p text:style-name="P3">function avaragePointsRndArray(point as double, o_percent as double)</text:p>
      <text:p text:style-name="P3"><text:tab/>rem TODO сделать по Гауссу!!!</text:p>
      <text:p text:style-name="P3"><text:tab/>dim deviation as double</text:p>
      <text:p text:style-name="P3"><text:tab/>dim p1 as double</text:p>
      <text:p text:style-name="P3"><text:tab/>dim p2 as double</text:p>
      <text:p text:style-name="P3"><text:tab/>dim p3 as double</text:p>
      <text:p text:style-name="P3"><text:tab/>'dim ar(2) as double </text:p>
      <text:p text:style-name="P3"><text:tab/>deviation = o_percent/100*point</text:p>
      <text:p text:style-name="P3"><text:tab/>p1 = randValue(point, deviation)</text:p>
      <text:p text:style-name="P3"><text:tab/>p2 = randValue(point, deviation)</text:p>
      <text:p text:style-name="P3"><text:tab/>p3 = point*3 - p1 - p2</text:p>
      <text:p text:style-name="P3"><text:tab/>ar(0) = p1</text:p>
      <text:p text:style-name="P3"><text:tab/>ar(1) = p2</text:p>
      <text:p text:style-name="P3"><text:tab/>ar(2) = p3</text:p>
      <text:p text:style-name="P3"><text:tab/>avaragePointsRndArray = ar<text:tab/></text:p>
      <text:p text:style-name="P3">end function</text:p>
      <text:p text:style-name="P3">rem=======================================================================================</text:p>
      <text:p text:style-name="P3">'function sourceDistanceArray(point as double, prefix as string, bdType as string)</text:p>
      <text:p text:style-name="P3">'<text:tab/>dim ar(1) as variant</text:p>
      <text:p text:style-name="P3">'<text:tab/>ar = Array("Неизв","Неизв") rem если точка не будет найдена, останется значение по умолчанию -- не найдено</text:p>
      <text:p text:style-name="P3">'<text:tab/>rem если это гамма блок:</text:p>
      <text:p text:style-name="P3">'<text:tab/>if bdType = "gamma" then</text:p>
      <text:p text:style-name="P3">'<text:tab/><text:tab/>if prefix = "мк" then</text:p>
      <text:p text:style-name="P3">'<text:tab/><text:tab/><text:tab/><text:tab/>if point = 0.07<text:tab/>then ar = Array("263","200.7")</text:p>
      <text:p text:style-name="P3">'<text:tab/><text:tab/><text:tab/><text:tab/>if point = 0.7 <text:tab/>then ar = Array("0НА","236")</text:p>
      <text:p text:style-name="P3">'<text:tab/><text:tab/><text:tab/><text:tab/>if point = 7 <text:tab/>then ar = Array("0НА","76")</text:p>
      <text:p text:style-name="P3">'<text:tab/><text:tab/><text:tab/><text:tab/>if point = 70 <text:tab/>then ar = Array("К/С Г3","257")</text:p>
      <text:p text:style-name="P3">'<text:tab/><text:tab/>end if</text:p>
      <text:p text:style-name="P3">'<text:tab/><text:tab/>if prefix = "м" then</text:p>
      <text:p text:style-name="P3">'<text:tab/><text:tab/><text:tab/><text:tab/>if point = 0.7 <text:tab/>then ar = Array("К/С Г3","82")</text:p>
      <text:p text:style-name="P3">'<text:tab/><text:tab/><text:tab/><text:tab/>if point = 7 <text:tab/>then ar = Array("043","357")</text:p>
      <text:p text:style-name="P3">'<text:tab/><text:tab/><text:tab/><text:tab/>if point = 70 <text:tab/>then ar = Array("043","114")</text:p>
      <text:p text:style-name="P3">'<text:tab/><text:tab/>end if</text:p>
      <text:p text:style-name="P3">'<text:tab/><text:tab/>if prefix = "" then</text:p>
      <text:p text:style-name="P3">'<text:tab/><text:tab/><text:tab/><text:tab/>if point = 0.7 <text:tab/>then ar = Array("163","235")</text:p>
      <text:p text:style-name="P3">'<text:tab/><text:tab/><text:tab/><text:tab/>if point = 7 <text:tab/>then ar = Array("163","76")</text:p>
      <text:p text:style-name="P3">'<text:tab/><text:tab/>end if<text:tab/></text:p>
      <text:p text:style-name="P3">'<text:tab/>end if</text:p>
      <text:p text:style-name="P3">'<text:tab/>sourceDistanceArray = ar</text:p>
      <text:p text:style-name="P3">'end function</text:p>
      <text:p text:style-name="P3">rem=======================================================================================</text:p>
      <text:p text:style-name="P3">Sub at1117m_Dialog_Show</text:p>
      <text:p text:style-name="P3"><text:tab/>emptyArray = Array("","","","","","")</text:p>
      <text:p text:style-name="P3"><text:tab/>layoutStep = 0</text:p>
      <text:p text:style-name="P3"><text:tab/>startNum = 0</text:p>
      <text:p text:style-name="P3"><text:tab/>DialogLibraries.LoadLibrary( "AtomtexLibrary" )</text:p>
      <text:p text:style-name="P3"><text:tab/>oDialog1117 = CreateUnoDialog( DialogLibraries.AtomtexLibrary.D_1117 )</text:p>
      <text:p text:style-name="P3"><text:tab/>mainCount = 21</text:p>
      <text:p text:style-name="P3"><text:tab/>oDialog1117.Model.getByName("ImageControl1").ImageURL = sertPath &amp; "1117.png"</text:p>
      <text:p text:style-name="P3"/>
      <text:p text:style-name="P3"><text:soft-page-break/><text:tab/>redim arrayOfBdTypes(mainCount) as String</text:p>
      <text:p text:style-name="P3"/>
      <text:p text:style-name="P3"><text:tab/>initialize</text:p>
      <text:p text:style-name="P3"><text:tab/>typeText = oDialog1117.getControl("type_text")</text:p>
      <text:p text:style-name="P3"><text:tab/>'form = oDialog1117.Model</text:p>
      <text:p text:style-name="P3"><text:tab/>oDialogMain.endexecute() <text:s/></text:p>
      <text:p text:style-name="P3"><text:tab/></text:p>
      <text:p text:style-name="P3"><text:tab/>oDateFieldModel = oDialog1117.Model.getByName("DateField1")</text:p>
      <text:p text:style-name="P3"><text:tab/>oDateFieldModel.dateformat = 7 'в виде dd.mm.yyyy</text:p>
      <text:p text:style-name="P3"><text:s text:c="2"/><text:tab/>oDateFieldModel.Date = cDateToIso(Now)'DateSerial(2016, 10, 12)</text:p>
      <text:p text:style-name="P3"><text:tab/></text:p>
      <text:p text:style-name="P3"><text:tab/></text:p>
      <text:p text:style-name="P3"><text:tab/>oDialog1117.getControl("bPrev").setVisible(false)</text:p>
      <text:p text:style-name="P3"><text:tab/>oDialog1117.getControl("bNext").setVisible(false)</text:p>
      <text:p text:style-name="P3"><text:tab/>oDialog1117.getControl("bDone").setVisible(false)</text:p>
      <text:p text:style-name="P3"><text:tab/></text:p>
      <text:p text:style-name="P3"><text:tab/>oDialog1117.getControl("NumericField0").setVisible(false)</text:p>
      <text:p text:style-name="P3"><text:tab/>oDialog1117.getControl("NumericField1").setVisible(false)</text:p>
      <text:p text:style-name="P3"><text:tab/>oDialog1117.getControl("NumericField2").setVisible(false)</text:p>
      <text:p text:style-name="P3"><text:tab/>oDialog1117.getControl("NumericField3").setVisible(false)</text:p>
      <text:p text:style-name="P3"><text:tab/>oDialog1117.getControl("NumericField4").setVisible(false)</text:p>
      <text:p text:style-name="P3"><text:tab/>oDialog1117.getControl("NumericField5").setVisible(false)</text:p>
      <text:p text:style-name="P3"><text:tab/>oDialog1117.getControl("NumericField6").setVisible(false)</text:p>
      <text:p text:style-name="P3"><text:tab/>oDialog1117.getControl("NumericField7").setVisible(false)</text:p>
      <text:p text:style-name="P3"><text:tab/>oDialog1117.getControl("NumericField8").setVisible(false)</text:p>
      <text:p text:style-name="P3"><text:tab/></text:p>
      <text:p text:style-name="P3"><text:tab/>iCanStart = false</text:p>
      <text:p text:style-name="P3"/>
      <text:p text:style-name="P3"><text:tab/>'Because of Multi-page don't forget to manage Step :</text:p>
      <text:p text:style-name="P3">' <text:s/><text:tab/>oDialog1117.Model.Step = 1<text:tab/> </text:p>
      <text:p text:style-name="P3"><text:tab/>oDialog1117.Execute()</text:p>
      <text:p text:style-name="P3"><text:tab/>filename = "qwerty"</text:p>
      <text:p text:style-name="P3">End Sub</text:p>
      <text:p text:style-name="P3">rem=======================================================================================</text:p>
      <text:p text:style-name="P3">sub collectCheckedPositionsToArray</text:p>
      <text:p text:style-name="P3"><text:tab/></text:p>
      <text:p text:style-name="P3"><text:tab/>dim tempArray(mainCount) as integer</text:p>
      <text:p text:style-name="P3"><text:tab/>dim checkedPositionsCount as integer</text:p>
      <text:p text:style-name="P3"><text:tab/>checkedPositionsCount = 0</text:p>
      <text:p text:style-name="P3"><text:tab/>dim count as integer</text:p>
      <text:p text:style-name="P3"><text:tab/>count = 0</text:p>
      <text:p text:style-name="P3"><text:tab/>rem в этом цикле считаю кол-во чекнутых позицый, чтобы узнать, какой размер массива нужен будет для хранения индексов чекнутых позицый</text:p>
      <text:p text:style-name="P3"><text:tab/>for i=0 to mainCount - 2</text:p>
      <text:p text:style-name="P3"><text:tab/><text:tab/>if oDialog1117.getControl("CheckBox" + i).State = 1 then</text:p>
      <text:p text:style-name="P3"><text:tab/><text:tab/><text:tab/>checkedPositionsCount = checkedPositionsCount + 1</text:p>
      <text:p text:style-name="P3"><text:tab/><text:tab/><text:tab/>if arrayOfBdTypes(i) = "БДПС-02 α" then <text:s/>rem это для бдпс -- здесь один чекбокс создает 3 таблицы</text:p>
      <text:p text:style-name="P3"><text:tab/><text:tab/><text:tab/><text:tab/>checkedPositionsCount = checkedPositionsCount + 2</text:p>
      <text:p text:style-name="P3"><text:tab/><text:tab/><text:tab/><text:tab/>i = i + 2</text:p>
      <text:p text:style-name="P3"><text:tab/><text:tab/><text:tab/>end if<text:tab/></text:p>
      <text:p text:style-name="P3"><text:tab/><text:tab/>end if<text:tab/><text:tab/><text:tab/></text:p>
      <text:p text:style-name="P3"><text:tab/>next i</text:p>
      <text:p text:style-name="P3"><text:tab/>if checkedPositionsCount&gt;0 then </text:p>
      <text:p text:style-name="P3"><text:tab/><text:tab/>iCanStart = true</text:p>
      <text:p text:style-name="P3"><text:tab/><text:tab/></text:p>
      <text:p text:style-name="P3"><text:tab/><text:tab/>rem размер массива устанавливается равным кол-ву выбранных CheckBox</text:p>
      <text:p text:style-name="P3"><text:tab/><text:tab/>redim checkedPositionsArray(checkedPositionsCount - 1) as integer<text:tab/>rem размер массива устанавливается равным кол-ву выбранных CheckBox</text:p>
      <text:p text:style-name="P3"><text:tab/><text:tab/>rem TODO !!! переделать с redim preserve </text:p>
      <text:p text:style-name="P3"><text:tab/><text:tab/>rem цикл для сохранения индексо чекнутых позицый в массив (второй раз пробегаюсь по всем чекбоксам)</text:p>
      <text:p text:style-name="P3"><text:tab/><text:tab/>rem вообще всё это можно было бы сделать за один цикл, если бы в ОО были коллекции</text:p>
      <text:p text:style-name="P3"><text:tab/><text:tab/>for i=0 to mainCount - 2</text:p>
      <text:p text:style-name="P3"><text:tab/><text:tab/><text:tab/>if oDialog1117.getControl("CheckBox" + i).State = 1 then</text:p>
      <text:p text:style-name="P3"><text:tab/><text:tab/><text:tab/><text:tab/>checkedPositionsArray(count) = i</text:p>
      <text:p text:style-name="P3"><text:tab/><text:tab/><text:tab/><text:tab/>rem setFacilityArray(i)</text:p>
      <text:p text:style-name="P3"><text:tab/><text:tab/><text:tab/><text:tab/>if arrayOfBdTypes(i) = "БДПС-02 α" then rem это для бдпс -- здесь один чекбокс создает 3 таблицы</text:p>
      <text:p text:style-name="P3"><text:tab/><text:tab/><text:tab/><text:tab/><text:tab/>checkedPositionsArray(count + 1) = i + 1</text:p>
      <text:p text:style-name="P3"><text:tab/><text:tab/><text:tab/><text:tab/><text:tab/>checkedPositionsArray(count + 2) = i + 2</text:p>
      <text:p text:style-name="P3"><text:soft-page-break/><text:tab/><text:tab/><text:tab/><text:tab/><text:tab/>i = i + 2 rem пропускается ещё две позиции для таблиц для бдпс, у них нет чекбокса, но будет порядковый номер</text:p>
      <text:p text:style-name="P3"><text:tab/><text:tab/><text:tab/><text:tab/>end if</text:p>
      <text:p text:style-name="P3"><text:tab/><text:tab/><text:tab/><text:tab/>count = count + 1</text:p>
      <text:p text:style-name="P3"><text:tab/><text:tab/><text:tab/>end if<text:tab/><text:tab/><text:tab/></text:p>
      <text:p text:style-name="P3"><text:tab/><text:tab/>next i</text:p>
      <text:p text:style-name="P3"><text:tab/>end if</text:p>
      <text:p text:style-name="P3">end sub</text:p>
      <text:p text:style-name="P3">rem=======================================================================================</text:p>
      <text:p text:style-name="P3">sub makeMeasLimitsArray(measArray as variant)</text:p>
      <text:p text:style-name="P3"><text:tab/>dim mArray as variant</text:p>
      <text:p text:style-name="P3"><text:tab/>mArray = measArray</text:p>
      <text:p text:style-name="P3"><text:tab/>for i=0 to 8 step 2</text:p>
      <text:p text:style-name="P3"><text:tab/><text:tab/>if mArray(i) &lt;&gt; 0 then</text:p>
      <text:p text:style-name="P3"><text:tab/><text:tab/><text:tab/>if measLimitsCalculatedArray(i)=0 then<text:tab/>rem если предел равен 0, значит он не ещё не задавался, а значит приравнивается пределу текущего БД(какой бы он ни был) </text:p>
      <text:p text:style-name="P3"><text:tab/><text:tab/><text:tab/><text:tab/>measLimitsCalculatedArray(i) = mArray(i)</text:p>
      <text:p text:style-name="P3"><text:tab/><text:tab/><text:tab/><text:tab/>measLimitsCalculatedArray(i+1) = mArray(i+1)</text:p>
      <text:p text:style-name="P3"><text:tab/><text:tab/><text:tab/>else rem если не равен 0, значит уже задан и тогда сравниваем сохраненный предел с новым пределом, </text:p>
      <text:p text:style-name="P3"><text:tab/><text:tab/><text:tab/><text:tab/>if measLimitsCalculatedArray(i)&gt;mArray(i) then<text:tab/>rem если сохраненный минимальный предел больше, чем минимальный нового БД, значит миним = мин порогу нового БД</text:p>
      <text:p text:style-name="P3"><text:tab/><text:tab/><text:tab/><text:tab/><text:tab/>measLimitsCalculatedArray(i)=mArray(i)</text:p>
      <text:p text:style-name="P3"><text:tab/><text:tab/><text:tab/><text:tab/>end if</text:p>
      <text:p text:style-name="P3"><text:tab/><text:tab/><text:tab/><text:tab/>if measLimitsCalculatedArray(i+1)&lt;mArray(i+1) then<text:tab/>rem аналогично для максимальногопорога</text:p>
      <text:p text:style-name="P3"><text:tab/><text:tab/><text:tab/><text:tab/><text:tab/>measLimitsCalculatedArray(i+1)=mArray(i+1)</text:p>
      <text:p text:style-name="P3"><text:tab/><text:tab/><text:tab/><text:tab/>end if</text:p>
      <text:p text:style-name="P3"><text:tab/><text:tab/><text:tab/>end if<text:tab/><text:tab/></text:p>
      <text:p text:style-name="P3"><text:tab/><text:tab/>end if</text:p>
      <text:p text:style-name="P3"><text:tab/>next i </text:p>
      <text:p text:style-name="P3">end sub</text:p>
      <text:p text:style-name="P3">rem=======================================================================================</text:p>
      <text:p text:style-name="P3">function rightPrefixAndNumber(n as double, lType as integer)</text:p>
      <text:p text:style-name="P3"><text:tab/>if lType = 1 or 7 then</text:p>
      <text:p text:style-name="P3"><text:tab/><text:tab/>if n &lt; 1000 then rightPrefixAndNumber = "" + n + " м"</text:p>
      <text:p text:style-name="P3"><text:tab/><text:tab/>if n &gt;= 1000 then rightPrefixAndNumber = "" + n/1000 + " "</text:p>
      <text:p text:style-name="P3"><text:tab/>end if<text:tab/><text:tab/></text:p>
      <text:p text:style-name="P3">end function</text:p>
      <text:p text:style-name="P3">rem=======================================================================================</text:p>
      <text:p text:style-name="P3">sub insertMeasLimits</text:p>
      <text:p text:style-name="P3"><text:tab/>rem Format(num, MyFormat)</text:p>
      <text:p text:style-name="P3"><text:tab/>rem findAndRename(("$" + i + "-0" + (j-1)), Format(num, MyFormat))</text:p>
      <text:p text:style-name="P3"><text:tab/>findAndRename("$g_min", Format(<text:tab/>measLimitsCalculatedArray(0), MyFormat<text:tab/>))</text:p>
      <text:p text:style-name="P3"><text:tab/>findAndRename("$g_max", rightPrefixAndNumber(measLimitsCalculatedArray(1),1))</text:p>
      <text:p text:style-name="P3"><text:tab/>findAndRename("$a_min", Format(<text:tab/>measLimitsCalculatedArray(2), MyFormat<text:tab/>))</text:p>
      <text:p text:style-name="P3"><text:tab/>findAndRename("$a_max", Format(<text:tab/>measLimitsCalculatedArray(3), MyFormat<text:tab/>))</text:p>
      <text:p text:style-name="P3"><text:tab/>findAndRename("$b_min", Format(<text:tab/>measLimitsCalculatedArray(4), MyFormat<text:tab/>))</text:p>
      <text:p text:style-name="P3"><text:tab/>findAndRename("$b_max", Format(<text:tab/>measLimitsCalculatedArray(5), MyFormat<text:tab/>))</text:p>
      <text:p text:style-name="P3"><text:tab/>findAndRename("$mdn_min", Format(<text:tab/>measLimitsCalculatedArray(6), MyFormat<text:tab/>))</text:p>
      <text:p text:style-name="P3"><text:tab/>findAndRename("$mdn_max", Format(<text:tab/>measLimitsCalculatedArray(7), MyFormat<text:tab/>))</text:p>
      <text:p text:style-name="P3"><text:tab/>findAndRename("$ppn_min", Format(<text:tab/>measLimitsCalculatedArray(8), MyFormat<text:tab/>))</text:p>
      <text:p text:style-name="P3"><text:tab/>findAndRename("$ppn_max", Format(<text:tab/>measLimitsCalculatedArray(9), MyFormat<text:tab/>))</text:p>
      <text:p text:style-name="P3">end sub</text:p>
      <text:p text:style-name="P3">rem=======================================================================================</text:p>
      <text:p text:style-name="P3">sub deleteUselessMeasLimits</text:p>
      <text:p text:style-name="P3"><text:tab/>for i=0 to 4</text:p>
      <text:p text:style-name="P3"><text:tab/><text:tab/>if measLimitsCalculatedArray(i*2)=0 then deleteTable("tml" + i)</text:p>
      <text:p text:style-name="P3"><text:tab/>next i</text:p>
      <text:p text:style-name="P3">end sub</text:p>
      <text:p text:style-name="P3">rem=======================================================================================</text:p>
      <text:p text:style-name="P3">'function FacilityError(i as integer)</text:p>
      <text:p text:style-name="P3">'<text:tab/>rem чтобы выдавалось максимальное число, нужно располагать все "FacilityError" в возрастающем порядке, тогда последний сработавший триггер будет с самым большим значением</text:p>
      <text:p text:style-name="P3">'<text:tab/>if i\10000 = 1 <text:tab/><text:tab/> then FacilityError = 4 rem `110</text:p>
      <text:p text:style-name="P3">'<text:tab/>if i\1000 mod 10 = 1 then FacilityError = 5 rem `130</text:p>
      <text:p text:style-name="P3">'<text:tab/>if i\100 mod 10 = 1 <text:s/>then FacilityError = 5 rem `140</text:p>
      <text:p text:style-name="P3">'<text:tab/>if i\10 mod 10 = 1 <text:s text:c="2"/>then FacilityError = 6 rem `alpha</text:p>
      <text:p text:style-name="P3">'<text:tab/>if i mod 10 = 1 <text:s text:c="5"/>then FacilityError = 6 rem `beta</text:p>
      <text:p text:style-name="P3">'end function<text:tab/></text:p>
      <text:p text:style-name="P3"><text:soft-page-break/>rem=======================================================================================</text:p>
      <text:p text:style-name="P3">function FacilityErrorSmart(i as integer, num as double)</text:p>
      <text:p text:style-name="P3"><text:tab/>rem метод проверяет ещё и каждую точку, если она меньше 1 мЗв/ч, то это погрешность 110-ой, если больше, то погрешность 130-й линейки </text:p>
      <text:p text:style-name="P3"><text:tab/>if i\10000 = 1 <text:tab/><text:tab/> and num &lt; 1 <text:s/>then FacilityErrorSmart = 4 rem `110</text:p>
      <text:p text:style-name="P3"><text:tab/>if i\1000 mod 10 = 1 and num &gt;= 1 then FacilityErrorSmart = 5 rem `130</text:p>
      <text:p text:style-name="P3"><text:tab/>if i\100 mod 10 = 1 <text:s text:c="14"/>then FacilityErrorSmart = 5 rem `140</text:p>
      <text:p text:style-name="P3"><text:tab/>if i\10 mod 10 = 1 <text:s text:c="15"/>then FacilityErrorSmart = 6 rem `alpha</text:p>
      <text:p text:style-name="P3"><text:tab/>if i mod 10 = 1 <text:s text:c="18"/>then FacilityErrorSmart = 6 rem `beta</text:p>
      <text:p text:style-name="P3">end function<text:tab/></text:p>
      <text:p text:style-name="P3">rem=======================================================================================</text:p>
      <text:p text:style-name="P3">sub makeFacilityArray(i as integer)</text:p>
      <text:p text:style-name="P3"><text:tab/>if i\10000 = 1 <text:tab/><text:tab/> then FacilityTypeArray(0) = true</text:p>
      <text:p text:style-name="P3"><text:tab/>if i\1000 mod 10 = 1 then FacilityTypeArray(1) = true</text:p>
      <text:p text:style-name="P3"><text:tab/>if i\100 mod 10 = 1 <text:s/>then FacilityTypeArray(2) = true</text:p>
      <text:p text:style-name="P3"><text:tab/>if i\10 mod 10 = 1 <text:s text:c="2"/>then FacilityTypeArray(3) = true</text:p>
      <text:p text:style-name="P3"><text:tab/>if i mod 10 = 1 <text:s text:c="5"/>then FacilityTypeArray(4) = true</text:p>
      <text:p text:style-name="P3">end sub</text:p>
      <text:p text:style-name="P3">rem=======================================================================================</text:p>
      <text:p text:style-name="P3">sub deleteUselessFacilities</text:p>
      <text:p text:style-name="P3"><text:tab/>for i=0 to 4</text:p>
      <text:p text:style-name="P3"><text:tab/><text:tab/>if FacilityTypeArray(i) = 0 then deleteTable("tf" + i)<text:tab/></text:p>
      <text:p text:style-name="P3"><text:tab/>next i</text:p>
      <text:p text:style-name="P3">end sub</text:p>
      <text:p text:style-name="P3">rem=======================================================================================</text:p>
      <text:p text:style-name="P3">sub start</text:p>
      <text:p text:style-name="P3"><text:tab/>msgbox "start"</text:p>
      <text:p text:style-name="P3"><text:tab/>collectCheckedPositionsToArray<text:tab/><text:tab/><text:tab/><text:tab/>rem позиции всех выбранных БД заносятся в архив</text:p>
      <text:p text:style-name="P3"><text:tab/>if(iCanStart = true) then</text:p>
      <text:p text:style-name="P3"><text:tab/><text:tab/>makeLayout(checkedPositionsArray(startNum))<text:tab/>rem создается лэйаут по первому чекнутому БД</text:p>
      <text:p text:style-name="P3"><text:tab/><text:tab/>oDialog1117.getControl("bNext").setVisible(true)</text:p>
      <text:p text:style-name="P3"><text:tab/><text:tab/>oDialog1117.getControl("bDone").setVisible(true)</text:p>
      <text:p text:style-name="P3"><text:tab/><text:tab/>oDialog1117.getControl("bStart").setVisible(false)</text:p>
      <text:p text:style-name="P3"><text:tab/><text:tab/>oDialog1117.getControl("bPrev").setVisible(true)</text:p>
      <text:p text:style-name="P3"><text:tab/><text:tab/></text:p>
      <text:p text:style-name="P3"><text:tab/><text:tab/>oDialog1117.getControl("bNext").setEnable(true)</text:p>
      <text:p text:style-name="P3"><text:tab/><text:tab/>oDialog1117.getControl("bDone").setEnable(false)</text:p>
      <text:p text:style-name="P3"><text:tab/><text:tab/>oDialog1117.getControl("bPrev").setEnable(false)</text:p>
      <text:p text:style-name="P3"><text:tab/><text:tab/></text:p>
      <text:p text:style-name="P3"><text:tab/><text:tab/>for i=0 to mainCount-2 rem mainCount-2 потому, что на самом деле чекбоксов на 2 меньше, чем блоков -- в бдпс-02 3 таблицы, но 1 чекбокс</text:p>
      <text:p text:style-name="P3"><text:tab/><text:tab/><text:tab/>oDialog1117.getControl("CheckBox" + i).setEnable(false)</text:p>
      <text:p text:style-name="P3"><text:tab/><text:tab/>next i</text:p>
      <text:p text:style-name="P3"><text:tab/>end if</text:p>
      <text:p text:style-name="P3">end sub</text:p>
      <text:p text:style-name="P3">rem=======================================================================================</text:p>
      <text:p text:style-name="P3">sub done</text:p>
      <text:p text:style-name="P3"><text:tab/>insertDataToArray(checkedPositionsArray(startNum))</text:p>
      <text:p text:style-name="P3"><text:tab/>insertRecordsToTemplate</text:p>
      <text:p text:style-name="P3">end sub </text:p>
      <text:p text:style-name="P3">rem=======================================================================================</text:p>
      <text:p text:style-name="P3">sub deleteTableOld(name as string)</text:p>
      <text:p text:style-name="P3"><text:tab/>dim oTable as object</text:p>
      <text:p text:style-name="P3"><text:s text:c="4"/>oTable = ThisComponent.getTextTables().getByName(name)</text:p>
      <text:p text:style-name="P3"><text:s text:c="4"/>oTable.dispose()</text:p>
      <text:p text:style-name="P3">end sub</text:p>
      <text:p text:style-name="P3">rem=======================================================================================</text:p>
      <text:p text:style-name="P3">sub nextBd</text:p>
      <text:p text:style-name="P3"><text:tab/>if startNum &lt; uBound(checkedPositionsArray) then</text:p>
      <text:p text:style-name="P3"><text:tab/><text:tab/>insertDataToArray(checkedPositionsArray(startNum))</text:p>
      <text:p text:style-name="P3"><text:tab/><text:tab/>startNum = startNum + 1</text:p>
      <text:p text:style-name="P3"><text:tab/><text:tab/>makeLayout(checkedPositionsArray(startNum))</text:p>
      <text:p text:style-name="P3"><text:tab/></text:p>
      <text:p text:style-name="P3"><text:tab/><text:tab/>if startNum &gt; 0 then </text:p>
      <text:p text:style-name="P3"><text:tab/><text:tab/><text:tab/>oDialog1117.getControl("bPrev").setEnable(true)</text:p>
      <text:p text:style-name="P3"><text:tab/><text:tab/>else </text:p>
      <text:p text:style-name="P3"><text:tab/><text:tab/><text:tab/>oDialog1117.getControl("bPrev").setEnable(false)</text:p>
      <text:p text:style-name="P3"><text:tab/><text:tab/>end if</text:p>
      <text:p text:style-name="P3"><text:tab/></text:p>
      <text:p text:style-name="P3"><text:tab/><text:tab/>if startNum = uBound(checkedPositionsArray) then</text:p>
      <text:p text:style-name="P3"><text:soft-page-break/><text:tab/><text:tab/><text:tab/>oDialog1117.getControl("bNext").setEnable(false)</text:p>
      <text:p text:style-name="P3"><text:tab/><text:tab/><text:tab/>oDialog1117.getControl("bDone").setEnable(true)</text:p>
      <text:p text:style-name="P3"><text:tab/><text:tab/>end if<text:tab/></text:p>
      <text:p text:style-name="P3"><text:tab/>else</text:p>
      <text:p text:style-name="P3"><text:tab/><text:tab/>oDialog1117.getControl("bNext").setEnable(false)</text:p>
      <text:p text:style-name="P3"><text:tab/><text:tab/>oDialog1117.getControl("bDone").setEnable(true)<text:tab/></text:p>
      <text:p text:style-name="P3"><text:tab/>end if</text:p>
      <text:p text:style-name="P3"><text:tab/>rem oDialog1117.getControl("bNext").setVisible(false) <text:s text:c="2"/></text:p>
      <text:p text:style-name="P3">end sub</text:p>
      <text:p text:style-name="P3">rem=======================================================================================</text:p>
      <text:p text:style-name="P3">sub previousBD</text:p>
      <text:p text:style-name="P3"><text:tab/><text:tab/>if startNum &gt; 1 then </text:p>
      <text:p text:style-name="P3"><text:tab/><text:tab/><text:tab/>oDialog1117.getControl("bPrev").setEnable(true)</text:p>
      <text:p text:style-name="P3"><text:tab/><text:tab/><text:tab/>startNum = startNum - 1</text:p>
      <text:p text:style-name="P3"><text:tab/><text:tab/><text:tab/>makeLayout(checkedPositionsArray(startNum))</text:p>
      <text:p text:style-name="P3"><text:tab/><text:tab/><text:tab/>oDialog1117.getControl("bNext").setEnable(true)</text:p>
      <text:p text:style-name="P3"><text:tab/><text:tab/>else </text:p>
      <text:p text:style-name="P3"><text:tab/><text:tab/><text:tab/>oDialog1117.getControl("bPrev").setEnable(false)</text:p>
      <text:p text:style-name="P3"><text:tab/><text:tab/><text:tab/>startNum = startNum - 1</text:p>
      <text:p text:style-name="P3"><text:tab/><text:tab/><text:tab/>makeLayout(checkedPositionsArray(startNum))</text:p>
      <text:p text:style-name="P3"><text:tab/><text:tab/><text:tab/></text:p>
      <text:p text:style-name="P3"><text:tab/><text:tab/>end if</text:p>
      <text:p text:style-name="P3"><text:tab/><text:tab/>oDialog1117.getControl("bDone").setEnable(false)</text:p>
      <text:p text:style-name="P3">end sub </text:p>
      <text:p text:style-name="P3">rem=======================================================================================</text:p>
      <text:p text:style-name="P3">sub insertDataToArray(n as integer)</text:p>
      <text:p text:style-name="P3"><text:tab/>dim size as integer</text:p>
      <text:p text:style-name="P3"><text:tab/>size = arrayOfPointsQuantity(n)</text:p>
      <text:p text:style-name="P3"><text:tab/>dim array(size)</text:p>
      <text:p text:style-name="P3"><text:tab/>array(0) = 1 rem в первой ячейке массива находится флаг присутствия данных, если данные записываются, флаг устанавливается в единицу </text:p>
      <text:p text:style-name="P3"><text:tab/>for i=0 to size-1</text:p>
      <text:p text:style-name="P3"><text:tab/><text:tab/>array(i+1) = oDialog1117.Model.getByName("NumericField"+i).value</text:p>
      <text:p text:style-name="P3"><text:tab/>next i</text:p>
      <text:p text:style-name="P3"><text:tab/>valueRecordsArray(n) = array</text:p>
      <text:p text:style-name="P3">end sub</text:p>
      <text:p text:style-name="P3">rem=======================================================================================</text:p>
      <text:p text:style-name="P3">function randValue(num as double, otklonenie as double)</text:p>
      <text:p text:style-name="P3"><text:tab/>randValue = (num - otklonenie) + rnd()*otklonenie*2</text:p>
      <text:p text:style-name="P3">end function</text:p>
      <text:p text:style-name="P3">rem=======================================================================================</text:p>
      <text:p text:style-name="P3">function randValueGauss(num as double, lim as double)</text:p>
      <text:p text:style-name="P3"/>
      <text:p text:style-name="P3">end function</text:p>
      <text:p text:style-name="P3">rem=======================================================================================</text:p>
      <text:p text:style-name="P3">rem TODO объединить методы -- это такой же метод, как в 204-м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3(pogr as double, percent as integer)</text:p>
      <text:p text:style-name="P3"><text:tab/>dov_granica_3 = 1.1 * sqr(percent*percent + pogr*pogr)</text:p>
      <text:p text:style-name="P3">end function</text:p>
      <text:p text:style-name="P3">rem=======================================================================================</text:p>
      <text:p text:style-name="P3">function realNumberValue(num as double, prefix as String)</text:p>
      <text:p text:style-name="P3"><text:tab/>dim koef as double</text:p>
      <text:p text:style-name="P3"><text:tab/>if prefix = "мк" then koef = 0.001</text:p>
      <text:p text:style-name="P3"><text:tab/>if prefix = "м" <text:s/>then koef = 1</text:p>
      <text:p text:style-name="P3"><text:tab/>if prefix = "" <text:s text:c="2"/>then koef = 1000</text:p>
      <text:p text:style-name="P3"><text:tab/>realNumberValue = num * koef</text:p>
      <text:p text:style-name="P3">end function</text:p>
      <text:p text:style-name="P3">rem=======================================================================================</text:p>
      <text:p text:style-name="P3">sub insertRecordsToTemplate</text:p>
      <text:p text:style-name="P3"><text:tab/>MyFormat = "0.0"</text:p>
      <text:p text:style-name="P3"><text:tab/>OpenTemplate(sertPath &amp; "1117.odt")</text:p>
      <text:p text:style-name="P3"><text:tab/>dim num as double</text:p>
      <text:p text:style-name="P3"><text:tab/>dim con_point as double</text:p>
      <text:p text:style-name="P3"><text:tab/>dim pogr_point as double</text:p>
      <text:p text:style-name="P3"><text:tab/>dim dov_point as double</text:p>
      <text:p text:style-name="P3"><text:tab/>dim currentFacilityError as integer</text:p>
      <text:p text:style-name="P3"><text:soft-page-break/><text:tab/>dim prefix as string</text:p>
      <text:p text:style-name="P3"><text:tab/>dim serial as string</text:p>
      <text:p text:style-name="P3"><text:tab/>dim bdType as string</text:p>
      <text:p text:style-name="P3"><text:tab/>dim sourceArray as variant</text:p>
      <text:p text:style-name="P3"><text:tab/>dim percentOtk as double rem отклонение от значения точки для рандомайзера трех точек измерения при расчете среднего значения м.д. <text:s/></text:p>
      <text:p text:style-name="P3"><text:tab/>rem TODO сделать по Гауссу!!!</text:p>
      <text:p text:style-name="P3"><text:tab/>dim threePointArray(2) as double</text:p>
      <text:p text:style-name="P3"><text:tab/>dim bground as double</text:p>
      <text:p text:style-name="P3"><text:tab/>percentOtk = 7 rem %</text:p>
      <text:p text:style-name="P3"><text:tab/>bground = Format(randValue(95, 5), MyFormat)</text:p>
      <text:p text:style-name="P3"><text:tab/>findAndRename("$bground", bground)</text:p>
      <text:p text:style-name="P3"><text:tab/>findAndRename("$temp", Format(randValue(21, 2), MyFormat))</text:p>
      <text:p text:style-name="P3"><text:tab/>rem findAndRename("$pres", Format(randValue(760, 10), MyFormat))</text:p>
      <text:p text:style-name="P3"><text:tab/>findAndRename("$vlag", Format(randValue(70, 5), MyFormat))</text:p>
      <text:p text:style-name="P3"><text:tab/></text:p>
      <text:p text:style-name="P3"><text:tab/>for i=0 to mainCount </text:p>
      <text:p text:style-name="P3"><text:tab/><text:tab/>if valueRecordsArray(i)(0) = 0 then deleteTable("t" + i) rem проверка флага, есть данные или нет</text:p>
      <text:p text:style-name="P3"><text:tab/>next i<text:tab/><text:tab/></text:p>
      <text:p text:style-name="P3"><text:tab/></text:p>
      <text:p text:style-name="P3"><text:tab/>for i=0 to mainCount </text:p>
      <text:p text:style-name="P3"><text:tab/><text:tab/>if valueRecordsArray(i)(0) = 1 then rem проверка флага, есть данные или нет</text:p>
      <text:p text:style-name="P3"><text:tab/><text:tab/><text:tab/>makeFacilityArray(FacilityArray(i))rem переназначаю какие пров установки будут включены в протокол(добавляю например 11000 и сравниваю с уже сохраненными установками)</text:p>
      <text:p text:style-name="P3"><text:tab/><text:tab/> <text:tab/>makeMeasLimitsArray(measLimitsArray(i))rem TODO пересчитать макс и мин пределы измерений для выбраных БД с учетом нового добавленного БД</text:p>
      <text:p text:style-name="P3"><text:tab/><text:tab/> <text:tab/>rem currentFacilityError = FacilityError(FacilityArray(i))</text:p>
      <text:p text:style-name="P3"><text:tab/><text:tab/> <text:tab/></text:p>
      <text:p text:style-name="P3"><text:tab/><text:tab/><text:tab/>if facilityArray(i)\10000 = 1 or facilityArray(i)\1000 mod 10 = 1 then bdType = "gamma" rem TODO когда будет сделано выбор установки для бдкг по значению точки, а не по массиву,</text:p>
      <text:p text:style-name="P3"><text:tab/><text:tab/><text:tab/></text:p>
      <text:p text:style-name="P3"><text:tab/><text:tab/><text:tab/>rem то тогда массив будет переделан в массив типов излучения ("gamma", а не 11000), тогда надобности в этой проверке не будет, просто будет сверяться значение из массива</text:p>
      <text:p text:style-name="P3"><text:tab/><text:tab/><text:tab/>strokeForSaving = strokeForSaving &amp; arrayOfBdTypes(i) &amp; " "</text:p>
      <text:p text:style-name="P3"><text:tab/><text:tab/> <text:tab/>for j=1 to uBound(valueRecordsArray(i))</text:p>
      <text:p text:style-name="P3"><text:tab/><text:tab/> <text:tab/><text:tab/>rem TODO сделать отмену проверки точки на больше-меньше 1 мЗв/ч если нашлась точка больше 1мЗв/ч, после неё уже точно не будет точки меньше 1мЗв. </text:p>
      <text:p text:style-name="P3"><text:tab/><text:tab/><text:tab/><text:tab/>rem Со следующим БД запрет снимать, проверять опять оба варианта <text:s/></text:p>
      <text:p text:style-name="P3"/>
      <text:p text:style-name="P3"><text:tab/><text:tab/> <text:tab/><text:tab/>prefix = arrayOfPointsTextArrays(i)(j-1)</text:p>
      <text:p text:style-name="P3"><text:tab/><text:tab/> <text:tab/><text:tab/>num = valueRecordsArray(i)(j)</text:p>
      <text:p text:style-name="P3"><text:tab/><text:tab/> <text:tab/><text:tab/>'msgbox realNumberValue(num, prefix)</text:p>
      <text:p text:style-name="P3"><text:tab/><text:tab/> <text:tab/><text:tab/>currentFacilityError = FacilityErrorSmart(FacilityArray(i), realNumberValue(num, prefix))</text:p>
      <text:p text:style-name="P3"><text:tab/><text:tab/><text:tab/><text:tab/>con_point = arrayOfPointsValueArrays(i)(j-1)</text:p>
      <text:p text:style-name="P3"><text:tab/><text:tab/><text:tab/><text:tab/>'msgbox sourceDistanceArray(con_point, prefix, bdType)(0)</text:p>
      <text:p text:style-name="P3"><text:tab/><text:tab/><text:tab/><text:tab/>sourceArray = sourceDistanceArray(con_point, prefix, bdType)</text:p>
      <text:p text:style-name="P3"><text:tab/><text:tab/><text:tab/><text:tab/>'msgbox sourceArray(0)</text:p>
      <text:p text:style-name="P3"><text:tab/><text:tab/><text:tab/><text:tab/></text:p>
      <text:p text:style-name="P3"><text:tab/><text:tab/><text:tab/><text:tab/></text:p>
      <text:p text:style-name="P3"><text:tab/><text:tab/><text:tab/><text:tab/></text:p>
      <text:p text:style-name="P3"><text:tab/><text:tab/><text:tab/><text:tab/>findAndRename(("$" + i + "-3" + (j-1)), sourceDistanceArray(con_point, prefix, bdType)(0)) rem название источника</text:p>
      <text:p text:style-name="P3"><text:tab/><text:tab/><text:tab/><text:tab/>findAndRename(("$" + i + "-4" + (j-1)), sourceDistanceArray(con_point, prefix, bdType)(1))<text:tab/>rem расстояние до источника</text:p>
      <text:p text:style-name="P3"><text:tab/><text:tab/><text:tab/><text:tab/></text:p>
      <text:p text:style-name="P3"><text:tab/><text:tab/><text:tab/><text:tab/>rem </text:p>
      <text:p text:style-name="P3"><text:tab/><text:tab/><text:tab/><text:tab/><text:tab/>'findAndRename(("$" + i + "-6" + (j-1)), avaragePointsRndArray(num, percentOtk)(0))</text:p>
      <text:p text:style-name="P3"><text:tab/><text:tab/><text:tab/><text:tab/><text:tab/>'findAndRename(("$" + i + "-7" + (j-1)), avaragePointsRndArray(num, percentOtk)(1))</text:p>
      <text:p text:style-name="P3"><text:tab/><text:tab/><text:tab/><text:tab/><text:tab/>'findAndRename(("$" + i + "-8" + (j-1)), avaragePointsRndArray(num, percentOtk)(2))</text:p>
      <text:p text:style-name="P3"><text:tab/><text:tab/><text:tab/><text:tab/></text:p>
      <text:p text:style-name="P3"><text:tab/><text:tab/><text:tab/><text:tab/>threePointArray = avaragePointsRndArray(num, percentOtk)</text:p>
      <text:p text:style-name="P3"><text:tab/><text:tab/><text:tab/><text:tab/>if num &lt; 0.1 and num &gt; 0 then</text:p>
      <text:p text:style-name="P3"><text:tab/><text:tab/><text:tab/><text:tab/><text:tab/>MyFormat = "0.00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soft-page-break/><text:tab/><text:tab/><text:tab/><text:tab/>if num &lt; 1 and num &gt;= 0.1 then</text:p>
      <text:p text:style-name="P3"><text:tab/><text:tab/><text:tab/><text:tab/><text:tab/>MyFormat = "0.0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tab/><text:tab/><text:tab/><text:tab/>if num &lt; 100 and num &gt;= 1 then</text:p>
      <text:p text:style-name="P3"><text:tab/><text:tab/><text:tab/><text:tab/><text:tab/>MyFormat = "0.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tab/><text:tab/><text:tab/><text:tab/>if num &gt;= 100 then</text:p>
      <text:p text:style-name="P3"><text:tab/><text:tab/><text:tab/><text:tab/><text:tab/>MyFormat = "0"</text:p>
      <text:p text:style-name="P3"><text:tab/><text:tab/><text:tab/><text:tab/><text:tab/>findAndRename(("$" + i + "-6" + (j-1)), Format(threePointArray(0), MyFormat))</text:p>
      <text:p text:style-name="P3"><text:tab/><text:tab/><text:tab/><text:tab/><text:tab/>findAndRename(("$" + i + "-7" + (j-1)), Format(threePointArray(1), MyFormat))</text:p>
      <text:p text:style-name="P3"><text:tab/><text:tab/><text:tab/><text:tab/><text:tab/>findAndRename(("$" + i + "-8" + (j-1)), Format(threePointArray(2), MyFormat))</text:p>
      <text:p text:style-name="P3"><text:tab/><text:tab/><text:tab/><text:tab/>end if</text:p>
      <text:p text:style-name="P3"><text:tab/><text:tab/><text:tab/><text:tab/></text:p>
      <text:p text:style-name="P3"><text:tab/><text:tab/><text:tab/><text:tab/>if con_point&lt;1 and prefix="мк" then </text:p>
      <text:p text:style-name="P3"><text:tab/><text:tab/><text:tab/><text:tab/><text:tab/>findAndRename(("$" + i + "-5" + (j-1)), bground)</text:p>
      <text:p text:style-name="P3"><text:tab/><text:tab/><text:tab/><text:tab/>else<text:tab/></text:p>
      <text:p text:style-name="P3"><text:tab/><text:tab/><text:tab/><text:tab/><text:tab/>findAndRename(("$" + i + "-5" + (j-1)), "---") </text:p>
      <text:p text:style-name="P3"><text:tab/><text:tab/><text:tab/><text:tab/>end if<text:tab/></text:p>
      <text:p text:style-name="P3"><text:tab/><text:tab/><text:tab/><text:tab/></text:p>
      <text:p text:style-name="P3"><text:tab/><text:tab/><text:tab/><text:tab/>if num &lt; 0.1 and num &gt; 0 then</text:p>
      <text:p text:style-name="P3"><text:tab/><text:tab/><text:tab/><text:tab/><text:tab/>MyFormat = "0.000"</text:p>
      <text:p text:style-name="P3"><text:tab/><text:tab/><text:tab/><text:tab/><text:tab/>findAndRename(("$" + i + "-0" + (j-1)), Format(num, MyFormat))</text:p>
      <text:p text:style-name="P3"><text:tab/><text:tab/><text:tab/><text:tab/>else</text:p>
      <text:p text:style-name="P3"><text:tab/><text:tab/><text:tab/><text:tab/><text:tab/>findAndRename(("$" + i + "-0" + (j-1)), num) 'Format(num, MyFormat))</text:p>
      <text:p text:style-name="P3"><text:tab/><text:tab/><text:tab/><text:tab/>end if<text:tab/></text:p>
      <text:p text:style-name="P3"><text:tab/><text:tab/><text:tab/><text:tab/></text:p>
      <text:p text:style-name="P3"><text:tab/><text:tab/><text:tab/><text:tab/>MyFormat = "0.00"</text:p>
      <text:p text:style-name="P3"><text:tab/><text:tab/><text:tab/><text:tab/>pogr_point = pogreshnost(num, con_point)</text:p>
      <text:p text:style-name="P3"><text:tab/><text:tab/><text:tab/><text:tab/>findAndRename(("$" + i + "-1" + (j-1)), Format(pogr_point, MyFormat))</text:p>
      <text:p text:style-name="P3"><text:tab/><text:tab/><text:tab/><text:tab/>dov_point = dov_granica_3(pogr_point, currentFacilityError)</text:p>
      <text:p text:style-name="P3"><text:tab/><text:tab/><text:tab/><text:tab/>findAndRename(("$" + i + "-2" + (j-1)), Format(dov_point, MyFormat))<text:tab/><text:tab/></text:p>
      <text:p text:style-name="P3"><text:tab/><text:tab/><text:tab/>next j</text:p>
      <text:p text:style-name="P3"><text:tab/><text:tab/><text:tab/>rem проверка -- нейтронный или нет, предыдущий цикл отрабатывавет и для нейтронных, следущий блок -- только для нейтронных</text:p>
      <text:p text:style-name="P3"><text:tab/><text:tab/><text:tab/>if arrayOfBdTypes(i)="БДКН-01" then<text:tab/>neutron_01(i)</text:p>
      <text:p text:style-name="P3"><text:tab/><text:tab/><text:tab/>if arrayOfBdTypes(i)="БДКН-03" then<text:tab/>neutron_03(i)</text:p>
      <text:p text:style-name="P3"><text:tab/><text:tab/>end if</text:p>
      <text:p text:style-name="P3"><text:tab/>next i</text:p>
      <text:p text:style-name="P3"><text:tab/>deleteUselessFacilities</text:p>
      <text:p text:style-name="P3"><text:tab/>deleteUselessMeasLimits</text:p>
      <text:p text:style-name="P3"><text:tab/>insertMeasLimits</text:p>
      <text:p text:style-name="P3"><text:tab/>serial = oDialog1117.Model.getByName("TextField1").Text</text:p>
      <text:p text:style-name="P3"><text:tab/>findAndRename("$serial", serial)<text:tab/></text:p>
      <text:p text:style-name="P3"><text:tab/>strokeForSaving = "1117 M " &amp; serial &amp; " ( " &amp; strokeForSaving &amp; ")"</text:p>
      <text:p text:style-name="P3"><text:tab/>CopyVariableToClipboard(strokeForSaving)</text:p>
      <text:p text:style-name="P3"><text:tab/>msgbox "Готово!"</text:p>
      <text:p text:style-name="P3">end sub</text:p>
      <text:p text:style-name="P3">rem=======================================================================================</text:p>
      <text:p text:style-name="P3">sub neutron_01(i as integer)</text:p>
      <text:p text:style-name="P3"><text:tab/>dim point_br_array(3) as double</text:p>
      <text:p text:style-name="P3"><text:tab/>dim point_fio_array(3) as double</text:p>
      <text:p text:style-name="P3"><text:tab/>point_br_array = Array(0.6, 0.6, 0.86, 0.95)</text:p>
      <text:p text:style-name="P3"><text:tab/>point_fio_array = Array(5.9, 57, 235, 1019)</text:p>
      <text:p text:style-name="P3"><text:tab/>dim fon, p1, p2, p3 as double</text:p>
      <text:p text:style-name="P3"><text:tab/>fon = valueRecordsArray(i)(1)<text:tab/>rem фон</text:p>
      <text:p text:style-name="P3"><text:tab/></text:p>
      <text:p text:style-name="P3"><text:tab/><text:tab/>for n = 1 to 4</text:p>
      <text:p text:style-name="P3"><text:tab/><text:tab/><text:tab/>p1 = (valueRecordsArray(i)(n+1)-fon)*point_br_array(n-1)<text:tab/></text:p>
      <text:p text:style-name="P3"><text:tab/><text:tab/><text:tab/>findAndRename(("$" + i + "-n2" + "" + n), Format(p1, MyFormat))</text:p>
      <text:p text:style-name="P3"><text:tab/><text:tab/><text:tab/>p2 = (p1 - point_fio_array(n-1))/point_fio_array(n-1)*100</text:p>
      <text:p text:style-name="P3"><text:tab/><text:tab/><text:tab/>findAndRename(("$" + i + "-n3" + "" + n), Format(p2, MyFormat))</text:p>
      <text:p text:style-name="P3"><text:tab/><text:tab/><text:tab/>p3 = 1.1 * sqr(p2 * p2 + 5*5)</text:p>
      <text:p text:style-name="P3"><text:tab/><text:tab/><text:tab/>findAndRename(("$" + i + "-n4" + "" + n), Format(p3, MyFormat))</text:p>
      <text:p text:style-name="P3"><text:tab/><text:tab/><text:tab/></text:p>
      <text:p text:style-name="P3"><text:soft-page-break/><text:tab/><text:tab/>next n</text:p>
      <text:p text:style-name="P3"><text:tab/></text:p>
      <text:p text:style-name="P3">end sub</text:p>
      <text:p text:style-name="P3">rem=======================================================================================</text:p>
      <text:p text:style-name="P3">sub neutron_03(i as integer)</text:p>
      <text:p text:style-name="P3"><text:tab/>dim point_br_array(3) as double</text:p>
      <text:p text:style-name="P3"><text:tab/>dim point_fio_array(3) as double</text:p>
      <text:p text:style-name="P3"><text:tab/>point_br_array = Array(0.87, 0.87, 0.96, 0.99)</text:p>
      <text:p text:style-name="P3"><text:tab/>point_fio_array = Array(8.3, 80, 331, 1434)</text:p>
      <text:p text:style-name="P3"><text:tab/>dim fon, p1, p2, p3 as double</text:p>
      <text:p text:style-name="P3"><text:tab/>fon = valueRecordsArray(i)(1)<text:tab/>rem фон</text:p>
      <text:p text:style-name="P3"><text:tab/></text:p>
      <text:p text:style-name="P3"><text:tab/></text:p>
      <text:p text:style-name="P3"><text:tab/><text:tab/>for n = 1 to 4</text:p>
      <text:p text:style-name="P3"><text:tab/><text:tab/><text:tab/>p1 = (valueRecordsArray(i)(n+1)-fon)*point_br_array(n-1)<text:tab/></text:p>
      <text:p text:style-name="P3"><text:tab/><text:tab/><text:tab/>findAndRename(("$" + i + "-n2" + "" + n), Format(p1, MyFormat))</text:p>
      <text:p text:style-name="P3"><text:tab/><text:tab/><text:tab/>p2 = (p1 - point_fio_array(n-1))/point_fio_array(n-1)*100</text:p>
      <text:p text:style-name="P3"><text:tab/><text:tab/><text:tab/>findAndRename(("$" + i + "-n3" + "" + n), Format(p2, MyFormat))</text:p>
      <text:p text:style-name="P3"><text:tab/><text:tab/><text:tab/>p3 = 1.1 * sqr(p2 * p2 + 5*5)</text:p>
      <text:p text:style-name="P3"><text:tab/><text:tab/><text:tab/>findAndRename(("$" + i + "-n4" + "" + n), Format(p3, MyFormat))</text:p>
      <text:p text:style-name="P3"><text:tab/><text:tab/><text:tab/></text:p>
      <text:p text:style-name="P3"><text:tab/><text:tab/>next n</text:p>
      <text:p text:style-name="P3"><text:tab/></text:p>
      <text:p text:style-name="P3">end sub</text:p>
      <text:p text:style-name="P3">rem=======================================================================================</text:p>
      <text:p text:style-name="P3">sub initialize</text:p>
      <text:p text:style-name="P3"><text:tab/><text:tab/>rem gamma мк-м / alpha 1-10^4 / beta 1-10^5 / md neutron / pp neutron </text:p>
      <text:p text:style-name="P3"><text:tab/><text:tab/>rem gamma установку оставить только одну, общую -- какая именно (или какие) установка будет использоваться смотреть по диапазону измерения (используя <text:s/>метод realNumberValue)</text:p>
      <text:p text:style-name="P3"><text:tab/><text:tab/>rem g-17 <text:s text:c="2"/>g-30</text:p>
      <text:p text:style-name="P3"><text:tab/><text:tab/>rem первую переменную можно использовать для названия таблиц (Т-12) и названий ячеек таблицы ($T12-04) -- так проще и не надо вводить новых массивов переменных</text:p>
      <text:p text:style-name="P3"><text:tab/><text:tab/>rem EmptyArray - на 6 элементов<text:tab/><text:tab/><text:tab/><text:tab/><text:tab/><text:tab/><text:tab/><text:tab/><text:tab/><text:tab/><text:tab/><text:tab/><text:tab/><text:tab/><text:tab/><text:tab/><text:tab/><text:tab/><text:tab/>rem<text:tab/> 110 130 140 a b <text:s text:c="3"/>gamma мк-м / alpha 1-10^4 / beta 1-10^5 / md neutron / pp neutron</text:p>
      <text:p text:style-name="P3"><text:tab/><text:tab/>addDevice(0, "БДКГ-01", "Зв/ч", 8, <text:tab/>Array(0.7,7,70,0.7,7,70,0.7,7),<text:tab/><text:tab/><text:tab/>Array("мк","мк","мк","м","м","м","",""),<text:tab/>11000,<text:tab/>Array(0.1,10000,0,0,0,0,0,0,0,0))</text:p>
      <text:p text:style-name="P3"><text:tab/><text:tab/>addDevice(1, "БДКГ-03", "Зв/ч", 5, <text:tab/>Array(0.07,0.7,7,70,240), <text:tab/><text:tab/><text:tab/><text:tab/>Array("мк","мк","мк","мк","мк"),<text:tab/><text:tab/><text:tab/>10000,<text:tab/>Array(0.03,0.3,0,0,0,0,0,0,0,0))</text:p>
      <text:p text:style-name="P3"><text:tab/><text:tab/>addDevice(2, "БДКГ-04", "Зв/ч", 9, <text:tab/>Array(0.07,0.7,7,70,0.7,7,70,0.7,7),<text:tab/>Array("мк","мк","мк","мк","м","м","м","",""),11000,<text:tab/>Array(0.05,10000,0,0,0,0,0,0,0,0))</text:p>
      <text:p text:style-name="P3"><text:tab/><text:tab/>addDevice(3, "БДКГ-05", "Зв/ч", 4, <text:tab/>Array(0.07,0.7,7,70), <text:tab/><text:tab/><text:tab/><text:tab/><text:tab/>Array("мк","мк","мк","мк"),<text:tab/><text:tab/><text:tab/><text:tab/><text:tab/>10000,<text:tab/>Array(0.03,0.3,0,0,0,0,0,0,0,0))</text:p>
      <text:p text:style-name="P3"><text:tab/><text:tab/>addDevice(4, "БДКГ-11", "Зв/ч", 4, <text:tab/>Array(0.07,0.7,7,70),<text:tab/><text:tab/><text:tab/><text:tab/><text:tab/>Array("мк","мк","мк","мк"),<text:tab/><text:tab/><text:tab/><text:tab/><text:tab/>10000,<text:tab/>Array(0.01,0.1,0,0,0,0,0,0,0,0))</text:p>
      <text:p text:style-name="P3"><text:tab/><text:tab/>addDevice(5, "БДКГ-17", "Зв/ч", 5, <text:tab/>Array(7,70,0.7,7,40), <text:tab/><text:tab/><text:tab/><text:tab/><text:tab/>Array("м","м","","",""),<text:tab/><text:tab/><text:tab/><text:tab/><text:tab/>01000,<text:tab/>Array(1000,100000,0,0,0,0,0,0,0,0))</text:p>
      <text:p text:style-name="P3"><text:tab/><text:tab/>addDevice(6, "БДКГ-24", "Зв/ч", 8, <text:tab/>Array(0.07,0.7,7,70,0.7,7,70,0.7), <text:tab/><text:tab/>Array("мк","мк","мк","мк","м","м","м",""),<text:tab/>11000,<text:tab/>Array(0.02,1000,0,0,0,0,0,0,0,0))</text:p>
      <text:p text:style-name="P3"><text:tab/><text:tab/>addDevice(7, "БДКГ-30", "Гр/ч", 8, <text:tab/>Array(0.03,0.7,7,70,0.7,7,70,0.7), <text:tab/><text:tab/>Array("мк","мк","мк","мк","м","м","м",""),<text:tab/>11000,<text:tab/>Array(0,0,0,0,0,0,0,0,0,0))</text:p>
      <text:p text:style-name="P3"><text:tab/><text:tab/>addDevice(8, "БДКГ-32", "Зв/ч", 9, <text:tab/>Array(0.07,0.7,7,70,0.7,7,70,0.35,0.5),<text:tab/>Array("мк","мк","мк","мк","м","м","м","",""),11000,<text:tab/>Array(0.02,500,0,0,0,0,0,0,0,0))</text:p>
      <text:p text:style-name="P3"><text:tab/><text:tab/>rem------------------------------------------------------------------------------------------------------------------------</text:p>
      <text:p text:style-name="P3"><text:tab/><text:tab/>addDevice(9, "БДКН-01", "", 5, <text:tab/><text:tab/>Array(0.5,5.9, 57, 235, 1019),<text:tab/><text:tab/><text:tab/>Array("(фон)","","","",""),<text:tab/><text:tab/><text:tab/><text:tab/><text:tab/>00100,<text:tab/>Array(0,0,0,0,0,0,0,0,0.1,10000))</text:p>
      <text:p text:style-name="P3"><text:tab/><text:tab/>addDevice(10, "БДКН-03", "", 5,<text:tab/><text:tab/>Array(0.5,8.3, 80, 331, 1434),<text:tab/><text:tab/><text:tab/>Array("(фон)","","","",""),<text:tab/><text:tab/><text:tab/><text:tab/><text:tab/>00100,<text:tab/>Array(0,0,0,0,0,0,0.1,10,0,0))</text:p>
      <text:p text:style-name="P3"><text:tab/><text:tab/>rem------------------------------------------------------------------------------------------------------------------------</text:p>
      <text:p text:style-name="P3"><text:tab/><text:tab/>addDevice(11, "БДПА-01", "", 4, <text:tab/>Array(78.3,743,6300,62100),<text:tab/><text:tab/><text:tab/><text:tab/>emptyArray,<text:tab/><text:tab/><text:tab/><text:tab/><text:tab/><text:tab/><text:tab/><text:tab/><text:tab/>00010,<text:tab/>Array(0,0,0.1,10,0,0,0,0,0,0))</text:p>
      <text:p text:style-name="P3"><text:tab/><text:tab/>addDevice(12, "БДПА-02", "", 4, Array(74.4,630,5140,35600),<text:tab/><text:tab/><text:tab/><text:tab/><text:tab/>emptyArray,<text:tab/><text:tab/><text:tab/><text:tab/><text:tab/><text:tab/><text:tab/><text:tab/><text:tab/>00010,<text:tab/>Array(0,0,0.05,5,0,0,0,0,0,0))</text:p>
      <text:p text:style-name="P3"><text:tab/><text:tab/>addDevice(13, "БДПБ-01", "", 6, Array(102,236,6080,53500,154300,383600),<text:tab/>emptyArray,<text:tab/><text:tab/><text:tab/><text:tab/><text:tab/><text:tab/><text:tab/><text:tab/><text:tab/>00001,<text:tab/>Array(0,0,0,0,1,5,0,0,0,0))</text:p>
      <text:p text:style-name="P3"><text:tab/><text:tab/>addDevice(14, "БДПБ-02", "", 5, Array(14.2,74.4,514,6290,56800),<text:tab/><text:tab/><text:tab/>emptyArray,<text:tab/><text:tab/><text:tab/><text:tab/><text:tab/><text:tab/><text:tab/><text:tab/><text:tab/>00001,<text:tab/>Array(0,0,0,0,0.5,1.5,0,0,0,0))</text:p>
      <text:p text:style-name="P3"><text:tab/><text:tab/>rem------------------------------------------------------------------------------------------------------------------------</text:p>
      <text:p text:style-name="P3"><text:tab/><text:tab/>addDevice(15, "БОИ-1", "Зв/ч", 5, Array(20,70,0.7,7,70), <text:tab/><text:tab/><text:tab/><text:tab/><text:soft-page-break/><text:tab/>Array("мк","мк","м","м","м"),<text:tab/><text:tab/><text:tab/><text:tab/>11000,<text:tab/>Array(1,10,0,0,0,0,0,0,0,0))</text:p>
      <text:p text:style-name="P3"><text:tab/><text:tab/>addDevice(16, "БОИ-2", "Зв/ч", 5, Array(20,70,0.7,7,70), <text:tab/><text:tab/><text:tab/><text:tab/><text:tab/>Array("мк","мк","м","м","м"),<text:tab/><text:tab/><text:tab/><text:tab/>11000,<text:tab/>Array(1,10,0,0,0,0,0,0,0,0))</text:p>
      <text:p text:style-name="P3"><text:tab/><text:tab/>addDevice(17, "БОИ-4", "Зв/ч", 4, Array(70,0.7,7,70), <text:tab/><text:tab/><text:tab/><text:tab/><text:tab/><text:tab/>Array("мк","м","м","м"),<text:tab/><text:tab/><text:tab/><text:tab/><text:tab/>11000,<text:tab/>Array(0.3,100,0,0,0,0,0,0,0,0))</text:p>
      <text:p text:style-name="P3"><text:tab/><text:tab/>rem------------------------------------------------------------------------------------------------------------------------</text:p>
      <text:p text:style-name="P3"><text:tab/><text:tab/>addDevice(18, "БДКР-01", "Зв/ч", 4, Array(0.07,0.7,7,70), <text:tab/><text:tab/><text:tab/><text:tab/><text:tab/>Array("мк","мк","мк","мк"),<text:tab/><text:tab/><text:tab/><text:tab/><text:tab/>00000,<text:tab/>Array(0,0,0,0,0,0,0,0,0,0))rem уточнить какие установки</text:p>
      <text:p text:style-name="P3"><text:tab/><text:tab/>rem------------------------------------------------------------------------------------------------------------------------</text:p>
      <text:p text:style-name="P3"><text:tab/><text:tab/>addDevice(19, "БДПС-02 α", "", 5, Array(53.8,727,6300,62100,186000),<text:tab/><text:tab/>emptyArray,<text:tab/><text:tab/><text:tab/><text:tab/><text:tab/><text:tab/><text:tab/><text:tab/><text:tab/>00010,<text:tab/>Array(0,0,2.4,100,0,0,0,0,0,0))</text:p>
      <text:p text:style-name="P3"><text:tab/><text:tab/>addDevice(20, "БДПС-02 β", "", 5, Array(97,232,5700,52000,377100),<text:tab/><text:tab/><text:tab/>emptyArray,<text:tab/><text:tab/><text:tab/><text:tab/><text:tab/><text:tab/><text:tab/><text:tab/><text:tab/>00001,<text:tab/>Array(0,0,0,0,6,10,0,0,0,0))</text:p>
      <text:p text:style-name="P3"><text:tab/><text:tab/>addDevice(21, "БДПС-02 γ", "Зв/ч", 6, Array(0.7,7,70,0.7,7,20),<text:tab/><text:tab/><text:tab/><text:tab/>Array("мк","мк","мк","м","м","м"),<text:tab/><text:tab/><text:tab/>11000,<text:tab/>Array(0.1,30,0,0,0,0,0,0,0,0))</text:p>
      <text:p text:style-name="P3"><text:tab/><text:tab/>rem------------------------------------------------------------------------------------------------------------------------</text:p>
      <text:p text:style-name="P3">'<text:tab/><text:tab/>for i=0 to mainCount <text:s text:c="2"/>0.7,7,70,0.7,7,20</text:p>
      <text:p text:style-name="P3">'<text:tab/><text:tab/><text:tab/>valueRecordsArray(i) = Array(0,0,0,0,0,0,0,0,0,0)</text:p>
      <text:p text:style-name="P3">'<text:tab/><text:tab/>next i</text:p>
      <text:p text:style-name="P3">end sub</text:p>
      <text:p text:style-name="P3">rem======================================================================================= </text:p>
      <text:p text:style-name="P3">function prefixWithNumber(i as double)</text:p>
      <text:p text:style-name="P3"><text:tab/></text:p>
      <text:p text:style-name="P3"><text:tab/>if i&lt;1 then </text:p>
      <text:p text:style-name="P3"><text:tab/><text:tab/>prefixWithNumber = "" + i*1000 + "н "</text:p>
      <text:p text:style-name="P3"><text:tab/>else </text:p>
      <text:p text:style-name="P3"><text:tab/><text:tab/>prefixWithNumber = i </text:p>
      <text:p text:style-name="P3"><text:tab/>end if</text:p>
      <text:p text:style-name="P3">end function</text:p>
      <text:p text:style-name="P3">rem=======================================================================================</text:p>
      <text:p text:style-name="P3">rem настройка отображения виджета под каждый конкретный тип БД </text:p>
      <text:p text:style-name="P3">function makeLayout__old(count as integer) </text:p>
      <text:p text:style-name="P3"/>
      <text:p text:style-name="P3"><text:tab/>typeText.Text = arrayOfBdTypes(count)</text:p>
      <text:p text:style-name="P3"><text:tab/>dim last as integer</text:p>
      <text:p text:style-name="P3"><text:tab/>last = arrayOfPointsQuantity(count)</text:p>
      <text:p text:style-name="P3"><text:tab/>dim pointArray as variant</text:p>
      <text:p text:style-name="P3"><text:tab/>dim pointTextArray as variant</text:p>
      <text:p text:style-name="P3"><text:tab/>dim point as double</text:p>
      <text:p text:style-name="P3"><text:tab/>dim nStep as double</text:p>
      <text:p text:style-name="P3"><text:tab/></text:p>
      <text:p text:style-name="P3"><text:tab/>pointArray = arrayOfPointsValueArrays(count)</text:p>
      <text:p text:style-name="P3"><text:tab/>pointTextArray = arrayOfPointsTextArrays(count)</text:p>
      <text:p text:style-name="P3"><text:tab/>for i=0 to last - 1</text:p>
      <text:p text:style-name="P3"><text:tab/><text:tab/>oDialog1117.getControl("NumericField" + i).Visible = true</text:p>
      <text:p text:style-name="P3"><text:tab/><text:tab/>oDialog1117.getControl("Label" + i).Visible = true</text:p>
      <text:p text:style-name="P3"><text:tab/><text:tab/>point = pointArray(i)</text:p>
      <text:p text:style-name="P3"><text:tab/><text:tab/>nStep = rightStep(point)</text:p>
      <text:p text:style-name="P3"><text:tab/><text:tab/>oDialog1117.getControl("NumericField" + i).Text = Format(point, MyFormat)</text:p>
      <text:p text:style-name="P3"><text:tab/><text:tab/>oDialog1117.Model.getByName("NumericField" + i).valueStep = nStep</text:p>
      <text:p text:style-name="P3"><text:tab/><text:tab/>oDialog1117.Model.getByName("NumericField" + i).DecimalAccuracy = rightDecimalAccuracy(nStep)</text:p>
      <text:p text:style-name="P3"><text:tab/><text:tab/>oDialog1117.getControl("Label" + i).Text = " " + Format(point, MyFormat) + " " + pointTextArray(i) + arrayOfMeas(count)</text:p>
      <text:p text:style-name="P3"><text:tab/>next i</text:p>
      <text:p text:style-name="P3"><text:tab/>for i=last to 8</text:p>
      <text:p text:style-name="P3"><text:tab/><text:tab/>oDialog1117.getControl("NumericField" + i).Visible = false rem скрыть все ненужные</text:p>
      <text:p text:style-name="P3"><text:tab/><text:tab/>oDialog1117.getControl("Label" + i).Visible = false</text:p>
      <text:p text:style-name="P3"><text:tab/>next i<text:tab/> <text:tab/></text:p>
      <text:p text:style-name="P3">end function</text:p>
      <text:p text:style-name="P3">rem======================================================================================= </text:p>
      <text:p text:style-name="P3">function rightStep(d as double) rem расчет правильного Step-а </text:p>
      <text:p text:style-name="P3"><text:tab/>if <text:s text:c="12"/>d&gt;1000 then rightStep = 10</text:p>
      <text:p text:style-name="P3"><text:tab/>if d&lt;=1000 and d&gt;10<text:tab/> <text:s/>then rightStep = 1</text:p>
      <text:p text:style-name="P3"><text:tab/>if d&lt;=10 <text:s text:c="2"/>and d&gt;1 <text:s text:c="3"/>then rightStep = 0.1</text:p>
      <text:p text:style-name="P3"><text:tab/>if d&lt;=1 <text:s text:c="3"/>and d&gt;0.1 <text:s/>then rightStep = 0.01</text:p>
      <text:p text:style-name="P3"><text:tab/>if d&lt;=0.1 <text:s/>and d&gt;0.01 then rightStep = 0.001</text:p>
      <text:p text:style-name="P3">end function</text:p>
      <text:p text:style-name="P3">rem======================================================================================= </text:p>
      <text:p text:style-name="P3">function rightDecimalAccuracy(nStep as double) rem сколько знаков после запятой при выборе значения точки в форме -- <text:soft-page-break/>зависит от шага при изменении значения</text:p>
      <text:p text:style-name="P3"><text:tab/>if nStep = 0.001 then rightDecimalAccuracy = 3</text:p>
      <text:p text:style-name="P3"><text:tab/>if nStep = 0.01 <text:s/>then rightDecimalAccuracy = 2</text:p>
      <text:p text:style-name="P3"><text:tab/>if nStep = 0.1 <text:tab/> then rightDecimalAccuracy = 1</text:p>
      <text:p text:style-name="P3"><text:tab/>if nStep &gt;= 1 <text:tab/> then rightDecimalAccuracy = 0</text:p>
      <text:p text:style-name="P3">end function</text:p>
      <text:p text:style-name="P3">rem======================================================================================= </text:p>
      <text:p text:style-name="P3">sub addDevice(i as integer, title as string, meas as string, pointQuantity as integer, pointValue as variant, pointText as variant, FacilityType as integer, measLimits as variant)</text:p>
      <text:p text:style-name="P3"><text:tab/>arrayOfBdTypes(i) = title</text:p>
      <text:p text:style-name="P3"><text:tab/>arrayOfMeas(i) = meas</text:p>
      <text:p text:style-name="P3"><text:tab/>arrayOfPointsQuantity(i) = pointQuantity</text:p>
      <text:p text:style-name="P3"><text:tab/>dim x as variant</text:p>
      <text:p text:style-name="P3"><text:tab/>x = pointValue</text:p>
      <text:p text:style-name="P3"><text:tab/>arrayOfPointsValueArrays(i) = x rem pointValue</text:p>
      <text:p text:style-name="P3"><text:tab/>dim y as variant</text:p>
      <text:p text:style-name="P3"><text:tab/>'y = pointText</text:p>
      <text:p text:style-name="P3"><text:tab/>arrayOfPointsTextArrays(i) = pointText</text:p>
      <text:p text:style-name="P3"><text:tab/>FacilityArray(i) = FacilityType</text:p>
      <text:p text:style-name="P3"><text:tab/>dim z as variant</text:p>
      <text:p text:style-name="P3"><text:tab/>z = measLimits</text:p>
      <text:p text:style-name="P3"><text:tab/>measLimitsArray(i) = z</text:p>
      <text:p text:style-name="P3"><text:tab/></text:p>
      <text:p text:style-name="P3">end sub</text:p>
      <text:p text:style-name="P2">M_1117_N*******************************************************</text:p>
      <text:p text:style-name="P3"/>
      <text:p text:style-name="P3">REM <text:s/>***** <text:s/>BASIC <text:s/>*****</text:p>
      <text:p text:style-name="P3"/>
      <text:p text:style-name="P3">rem СТАРЫЙ КЛАСС. НЕ МСПОЛЬЗУЕТСЯ</text:p>
      <text:p text:style-name="P3"/>
      <text:p text:style-name="P3">dim oDialog1117 as object</text:p>
      <text:p text:style-name="P3"/>
      <text:p text:style-name="P3">dim typeText as object<text:tab/><text:tab/><text:tab/><text:tab/><text:tab/><text:tab/>rem название типа БД</text:p>
      <text:p text:style-name="P3">dim BDList as new Collection <text:tab/><text:tab/><text:tab/><text:tab/>rem коллекция блоков детектирования</text:p>
      <text:p text:style-name="P3">dim checkedCount as integer<text:tab/><text:tab/><text:tab/><text:tab/><text:tab/>rem количество чекнутых чБоксов для выбора типов БД</text:p>
      <text:p text:style-name="P3">dim count as integer</text:p>
      <text:p text:style-name="P3">dim maxCheckedCount as integer</text:p>
      <text:p text:style-name="P3">dim rusItems1, engItems1, rusItems2, engItems2 as variant</text:p>
      <text:p text:style-name="P3">dim protocolType as String</text:p>
      <text:p text:style-name="P3">dim measLimitsArray(11) as double rem 6 типов, каждого по два (min, max) = 12</text:p>
      <text:p text:style-name="P3"/>
      <text:p text:style-name="P3">dim emptyArray(6) as string rem сделать общим, есть другие БД, которые ссылаются на этот массив</text:p>
      <text:p text:style-name="P3">rem=======================================================================================</text:p>
      <text:p text:style-name="P3">Sub at1117m_Dialog_Show</text:p>
      <text:p text:style-name="P3"><text:tab/>DialogLibraries.LoadLibrary( "AtomtexLibrary" )</text:p>
      <text:p text:style-name="P3"><text:tab/>oDialog1117 = CreateUnoDialog( DialogLibraries.AtomtexLibrary.D_1117_N )</text:p>
      <text:p text:style-name="P3"><text:tab/>oDialog1117.Model.getByName("ImageControl1").ImageURL = sertPath &amp; "1117\1117.png"</text:p>
      <text:p text:style-name="P3"><text:tab/>typeText = oDialog1117.getControl("type_text")</text:p>
      <text:p text:style-name="P3"><text:tab/>oDialogMain.endexecute() <text:s/></text:p>
      <text:p text:style-name="P3"><text:tab/></text:p>
      <text:p text:style-name="P3"><text:tab/>oDialog1117.getControl("Label_version").text = "Версия 1.23"</text:p>
      <text:p text:style-name="P3"><text:tab/>initialize1117</text:p>
      <text:p text:style-name="P3"><text:tab/>checkedCount = 0</text:p>
      <text:p text:style-name="P3"><text:tab/>count = 0</text:p>
      <text:p text:style-name="P3"><text:tab/>oDateFieldModel = oDialog1117.Model.getByName("DateField1")</text:p>
      <text:p text:style-name="P3"><text:tab/>oDateFieldModel.dateformat = 7 'в виде dd.mm.yyyy</text:p>
      <text:p text:style-name="P3"><text:s text:c="2"/><text:tab/>oDateFieldModel.Date = cDateToIso(Now)'DateSerial(2016, 10, 12)</text:p>
      <text:p text:style-name="P3"><text:tab/></text:p>
      <text:p text:style-name="P3"><text:tab/>oDialog1117.getControl("bStart").setVisible(true)</text:p>
      <text:p text:style-name="P3"><text:tab/>oDialog1117.getControl("bStart").setEnable(false)</text:p>
      <text:p text:style-name="P3"><text:tab/></text:p>
      <text:p text:style-name="P3"><text:tab/>oDialog1117.getControl("ser_rus").setVisible(true)</text:p>
      <text:p text:style-name="P3"><text:tab/>oDialog1117.getControl("ser_rus").setEnable(false)</text:p>
      <text:p text:style-name="P3"><text:tab/></text:p>
      <text:p text:style-name="P3"><text:tab/>oDialog1117.getControl("ser_eng").setVisible(true)</text:p>
      <text:p text:style-name="P3"><text:tab/>oDialog1117.getControl("ser_eng").setEnable(false)</text:p>
      <text:p text:style-name="P3"><text:tab/></text:p>
      <text:p text:style-name="P3"><text:tab/>oDialog1117.getControl("bPrev").setVisible(false)</text:p>
      <text:p text:style-name="P3"><text:tab/>oDialog1117.getControl("bNext").setVisible(false)</text:p>
      <text:p text:style-name="P3"><text:soft-page-break/><text:tab/>oDialog1117.getControl("bDone").setVisible(false)</text:p>
      <text:p text:style-name="P3"><text:tab/>oDialog1117.getControl("type_text").setVisible(false)</text:p>
      <text:p text:style-name="P3"><text:tab/></text:p>
      <text:p text:style-name="P3"><text:tab/>for i=1 to 9</text:p>
      <text:p text:style-name="P3"><text:tab/><text:tab/>oDialog1117.getControl("NumericField" + i).setVisible(false)</text:p>
      <text:p text:style-name="P3"><text:tab/><text:tab/>oDialog1117.getControl("Label" + i).setVisible(false)</text:p>
      <text:p text:style-name="P3"><text:tab/>next i</text:p>
      <text:p text:style-name="P3"><text:tab/></text:p>
      <text:p text:style-name="P3"><text:tab/>oComboBox1 = oDialog1117.getControl("ComboBox1")</text:p>
      <text:p text:style-name="P3"><text:tab/>oComboBox2 = oDialog1117.getControl("ComboBox2")</text:p>
      <text:p text:style-name="P3"><text:tab/>REM first remove all old items from the list</text:p>
      <text:p text:style-name="P3"><text:s text:c="2"/><text:tab/>oComboBox1.removeItems( 0, oComboBox1.getItemCount() )</text:p>
      <text:p text:style-name="P3"><text:s text:c="2"/><text:tab/>oComboBox2.removeItems( 0, oComboBox2.getItemCount() ) <text:s/><text:tab/></text:p>
      <text:p text:style-name="P3"><text:s text:c="2"/><text:tab/></text:p>
      <text:p text:style-name="P3"><text:s text:c="2"/><text:tab/>REM add new items to the list</text:p>
      <text:p text:style-name="P3"><text:s text:c="2"/><text:tab/>rusItems1 = Array( "В. Писаренко", "С. Кульчинский", "Д. Кульчинский" )</text:p>
      <text:p text:style-name="P3"><text:s text:c="2"/><text:tab/>engItems1 = Array( "V. Pisarenko", "S. Kulchinsky", "D. Kulchinsky" )</text:p>
      <text:p text:style-name="P3"><text:s text:c="2"/><text:tab/>oComboBox1.addItems( rusItems1, 0 )</text:p>
      <text:p text:style-name="P3"><text:tab/>oComboBox1.text = rusItems1(0)</text:p>
      <text:p text:style-name="P3"><text:tab/>'msgbox oComboBox1.SELECTION</text:p>
      <text:p text:style-name="P3"><text:tab/></text:p>
      <text:p text:style-name="P3"><text:s text:c="2"/><text:tab/>rusItems2 = Array( "Н. Курбатова", "А. Русакевич", "В. Тарасенко" )</text:p>
      <text:p text:style-name="P3"><text:s text:c="2"/><text:tab/>engItems2 = Array( "N. Kurbatova", "A. Rusakevich", "V. Tarasenko" )</text:p>
      <text:p text:style-name="P3"><text:s text:c="2"/><text:tab/>oComboBox2.addItems( rusItems2, 0 )</text:p>
      <text:p text:style-name="P3"><text:tab/>oComboBox2.text = rusItems2(0)</text:p>
      <text:p text:style-name="P3"><text:tab/></text:p>
      <text:p text:style-name="P3"><text:tab/>oDialog1117.Execute()</text:p>
      <text:p text:style-name="P3">End Sub</text:p>
      <text:p text:style-name="P3">rem=======================================================================================</text:p>
      <text:p text:style-name="P3">sub initialize1117_depricated<text:tab/><text:tab/><text:tab/><text:tab/><text:tab/><text:tab/><text:tab/>rem <text:s/><text:tab/>gamma мк-м / alpha 1-10^4 / beta 1-10^4 / md neutron / pp neutron</text:p>
      <text:p text:style-name="P3"><text:tab/>addBDtoCollection("БДКГ-01",<text:tab/>"Зв/ч",<text:tab/>Array(0.7,7,70,0.7,7,70,0.7,7),<text:tab/><text:tab/><text:tab/>Array("мк","мк","мк","м","м","м","",""), <text:tab/><text:tab/>"gamma",<text:tab/>Array(0.1,10000))</text:p>
      <text:p text:style-name="P3"><text:tab/>addBDtoCollection("БДКГ-03",<text:tab/>"Зв/ч",<text:tab/>Array(0.07,0.7,7,70,240), <text:tab/><text:tab/><text:tab/><text:tab/>Array("мк","мк","мк","мк","мк"), <text:tab/><text:tab/><text:tab/><text:tab/>"gamma", <text:tab/>Array(0.03,0.3))</text:p>
      <text:p text:style-name="P3"><text:tab/>addBDtoCollection("БДКГ-04",<text:tab/>"Зв/ч",<text:tab/>Array(0.07,0.7,7,70,0.7,7,70,0.7,7),<text:tab/>Array("мк","мк","мк","мк","м","м","м","",""), <text:tab/>"gamma", <text:tab/>Array(0.05,10000))</text:p>
      <text:p text:style-name="P3"><text:tab/>addBDtoCollection("БДКГ-05",<text:tab/>"Зв/ч", Array(0.07,0.7,7,70,240), <text:tab/><text:tab/><text:tab/><text:tab/>Array("мк","мк","мк","мк","мк"), <text:tab/><text:tab/><text:tab/><text:tab/>"gamma", <text:tab/>Array(0.03,0.3))</text:p>
      <text:p text:style-name="P3"><text:tab/>addBDtoCollection("БДКГ-11",<text:tab/>"Зв/ч",<text:tab/>Array(0.07,0.7,7,70), <text:tab/><text:tab/><text:tab/><text:tab/><text:tab/>Array("мк","мк","мк","мк"), <text:tab/><text:tab/><text:tab/><text:tab/><text:tab/>"gamma", <text:tab/>Array(0.01,0.1))</text:p>
      <text:p text:style-name="P3"><text:tab/>addBDtoCollection("БДКГ-17", <text:tab/>"Зв/ч",<text:tab/>Array(7,70,0.7,7,40), <text:tab/><text:tab/><text:tab/><text:tab/><text:tab/>Array("м","м","","",""),<text:tab/><text:tab/><text:tab/><text:tab/><text:tab/><text:tab/>"gamma",<text:tab/>Array(1000,100000))</text:p>
      <text:p text:style-name="P3"><text:tab/>addBDtoCollection("БДКГ-24", <text:tab/>"Зв/ч",<text:tab/>Array(0.07,0.7,7,70,0.7,7,70,0.7), <text:tab/><text:tab/>Array("мк","мк","мк","мк","м","м","м",""),<text:tab/><text:tab/>"gamma",<text:tab/>Array(0.02,1000))</text:p>
      <text:p text:style-name="P3"><text:tab/>addBDtoCollection("БДКГ-30", <text:tab/>"Гр/ч",<text:tab/>Array(0.03,0.7,7,70,0.7,7,70,0.7), <text:tab/><text:tab/>Array("мк","мк","мк","мк","м","м","м",""),<text:tab/><text:tab/>"gamma-Gy",<text:tab/>Array(0.02,1))</text:p>
      <text:p text:style-name="P3"><text:tab/>addBDtoCollection("БДКГ-32",<text:tab/>"Зв/ч",<text:tab/>Array(0.07,0.7,7,70,0.7,7,70,0.35,0.5),<text:tab/>Array("мк","мк","мк","мк","м","м","м","",""),<text:tab/>"gamma",<text:tab/>Array(0.02,500))</text:p>
      <text:p text:style-name="P3"><text:tab/>rem-------------------------------------------------------------------------------------------------------------------------------------------------------------</text:p>
      <text:p text:style-name="P3"><text:tab/>addBDtoCollection("БДКН-01",<text:tab/>"",<text:tab/><text:tab/>Array(0.5,5.9, 57, 235, 1019),<text:tab/><text:tab/><text:tab/>Array("(фон)","","","",""),<text:tab/><text:tab/><text:tab/><text:tab/><text:tab/><text:tab/>"n-PP",<text:tab/><text:tab/>Array(0.1,10000))</text:p>
      <text:p text:style-name="P3"><text:tab/>addBDtoCollection("БДКН-03",<text:tab/>"",<text:tab/><text:tab/>Array(0.5,8.3, 80, 331, 1434),<text:tab/><text:tab/><text:tab/>Array("(фон)","","","",""),<text:tab/><text:tab/><text:tab/><text:tab/><text:tab/><text:tab/>"n-MD",<text:tab/><text:tab/>Array(0.1,10))</text:p>
      <text:p text:style-name="P3"><text:tab/>rem-------------------------------------------------------------------------------------------------------------------------------------------------------------</text:p>
      <text:p text:style-name="P3"><text:tab/>addBDtoCollection("БДПА-01",<text:tab/>"",<text:tab/><text:tab/>Array(78.3,743,6300,62100),<text:tab/><text:tab/><text:tab/><text:tab/>emptyArray,<text:tab/><text:tab/><text:tab/><text:tab/><text:tab/><text:tab/><text:tab/><text:tab/><text:tab/><text:tab/>"alpha",<text:tab/>Array(0.1,10))<text:tab/>rem №12</text:p>
      <text:p text:style-name="P3"><text:tab/>addBDtoCollection("БДПА-02",<text:tab/>"",<text:tab/><text:tab/>Array(74.4,630,5140,35600),<text:tab/><text:tab/><text:tab/><text:tab/>emptyArray,<text:tab/><text:tab/><text:tab/><text:tab/><text:tab/><text:tab/><text:tab/><text:tab/><text:tab/><text:tab/>"alpha",<text:tab/>Array(0.05,5))</text:p>
      <text:p text:style-name="P3"><text:tab/>addBDtoCollection("БДПБ-01",<text:tab/>"",<text:tab/><text:tab/>Array(96,228,5591,51010,370350),<text:tab/><text:tab/>Array("0660","6905","0661","0662","15014"),<text:tab/><text:tab/>"beta",<text:tab/><text:tab/>Array(1,50)) <text:s/>' для беты <text:tab/>Array(96,228,5591,51010,370350) НЕ ИСПОЛЬЗУЕТСЯ</text:p>
      <text:p text:style-name="P3"><text:tab/>addBDtoCollection("БДПБ-02",<text:tab/>"",<text:tab/><text:tab/>Array(14.2,74.4,514,6290,56800),<text:tab/><text:tab/>Array("0663","0664","0665","0666","0667"),<text:tab/><text:tab/>"beta",<text:tab/><text:tab/>Array(0.5,15))</text:p>
      <text:p text:style-name="P3"><text:soft-page-break/><text:tab/>rem-------------------------------------------------------------------------------------------------------------------------------------------------------------</text:p>
      <text:p text:style-name="P3"><text:tab/>addBDtoCollection("БОИ-1",<text:tab/><text:tab/>"Зв/ч",<text:tab/>Array(20,70,0.7,7), <text:tab/><text:tab/><text:tab/><text:tab/><text:tab/>Array("мк","мк","м","м"),<text:tab/><text:tab/><text:tab/><text:tab/><text:tab/><text:tab/>"gamma",<text:tab/>Array(1,10))<text:tab/>rem №16</text:p>
      <text:p text:style-name="P3"><text:tab/>addBDtoCollection("БОИ-2",<text:tab/><text:tab/>"Зв/ч",<text:tab/>Array(20,70,0.7,7), <text:tab/><text:tab/><text:tab/><text:tab/><text:tab/>Array("мк","мк","м","м"),<text:tab/><text:tab/><text:tab/><text:tab/><text:tab/><text:tab/>"gamma",<text:tab/>Array(1,10))</text:p>
      <text:p text:style-name="P3"><text:tab/>addBDtoCollection("БОИ-4",<text:tab/><text:tab/>"Зв/ч",<text:tab/>Array(70,0.7,7,70), <text:tab/><text:tab/><text:tab/><text:tab/><text:tab/>Array("мк","м","м","м"),<text:tab/><text:tab/><text:tab/><text:tab/><text:tab/><text:tab/>"gamma",<text:tab/>Array(0.3,100))</text:p>
      <text:p text:style-name="P3"><text:tab/>rem-------------------------------------------------------------------------------------------------------------------------------------------------------------</text:p>
      <text:p text:style-name="P3"><text:tab/>addBDtoCollection("БДКР-01",<text:tab/>"Зв/ч",<text:tab/>Array(0.07,0.7,7,70), <text:tab/><text:tab/><text:tab/><text:tab/><text:tab/>Array("мк","мк","мк","мк"),<text:tab/><text:tab/><text:tab/><text:tab/><text:tab/><text:tab/>"gamma007",<text:tab/>Array(0.05,0.1))</text:p>
      <text:p text:style-name="P3"><text:tab/>rem-------------------------------------------------------------------------------------------------------------------------------------------------------------</text:p>
      <text:p text:style-name="P3"><text:tab/>addBDtoCollection("БДПС-02 α",<text:tab/>"",<text:tab/><text:tab/>Array(58.3,727,6300,62100,186000),<text:tab/><text:tab/>emptyArray,<text:tab/><text:tab/><text:tab/><text:tab/><text:tab/><text:tab/><text:tab/><text:tab/><text:tab/><text:tab/>"alpha",<text:tab/>Array(2.4,100))</text:p>
      <text:p text:style-name="P3"><text:tab/>addBDtoCollection("БДПС-02 β",<text:tab/>"",<text:tab/><text:tab/>Array(97,232,5700,52000,377100),<text:tab/><text:tab/>Array("0660","6905","0661","0662","15014"),<text:tab/><text:tab/>"beta",<text:tab/><text:tab/>Array(6,100))</text:p>
      <text:p text:style-name="P3"><text:tab/>addBDtoCollection("БДПС-02 γ",<text:tab/>"Зв/ч",<text:tab/>Array(0.7,7,70,0.7,7,20),<text:tab/><text:tab/><text:tab/><text:tab/>Array("мк","мк","мк","м","м","м"),<text:tab/><text:tab/><text:tab/><text:tab/>"gamma",<text:tab/>Array(0.1,30))</text:p>
      <text:p text:style-name="P3"><text:tab/>rem-------старые БОИ с сбм--------------------------------------------------------------------------------------------------------------------------------------</text:p>
      <text:p text:style-name="P3"><text:tab/>addBDtoCollection("БОИ-1 сбм",<text:tab/>"Зв/ч",<text:tab/>Array(20,70,0.7,7,70), <text:tab/><text:tab/><text:tab/><text:tab/><text:tab/>Array("мк","мк","м","м","м"),<text:tab/><text:tab/><text:tab/><text:tab/><text:tab/>"gamma",<text:tab/>Array(1,100))</text:p>
      <text:p text:style-name="P3"><text:tab/>addBDtoCollection("БОИ-2 сбм",<text:tab/>"Зв/ч",<text:tab/>Array(20,70,0.7,7,70), <text:tab/><text:tab/><text:tab/><text:tab/><text:tab/>Array("мк","мк","м","м","м"),<text:tab/><text:tab/><text:tab/><text:tab/><text:tab/>"gamma",<text:tab/>Array(1,100))</text:p>
      <text:p text:style-name="P3"><text:tab/></text:p>
      <text:p text:style-name="P3"><text:tab/>'msgbox BDList.item(1).BDName rem для проверки <text:s text:c="2"/></text:p>
      <text:p text:style-name="P3">end sub</text:p>
      <text:p text:style-name="P3">rem=======================================================================================</text:p>
      <text:p text:style-name="P3">sub addBDtoCollection_depricated(ByVal bname as string, ByVal measUnit as string, ByVal pointValue as variant, ByVal pointText as variant, ByVal BDType as string, ByVal measLimit as variant)</text:p>
      <text:p text:style-name="P3"><text:tab/>rem обертка для добавления БД в коллекцию, чтобы не плодить лишних (больше 20) объектов BDUnit (точнее их инициализации и добавления в коллекцию -- уже 60 строк)</text:p>
      <text:p text:style-name="P3"><text:tab/>dim bd as new DUnit</text:p>
      <text:p text:style-name="P3"><text:tab/>bd.addData(bname, measUnit, pointValue, pointText, BDType, measLimit)</text:p>
      <text:p text:style-name="P3"><text:tab/>BDList.add(bd)</text:p>
      <text:p text:style-name="P3">end sub</text:p>
      <text:p text:style-name="P3">rem=======================================================================================</text:p>
      <text:p text:style-name="P3">sub start_depricated</text:p>
      <text:p text:style-name="P3"><text:tab/>oDialog1117.getControl("ser_rus").setVisible(false)</text:p>
      <text:p text:style-name="P3"><text:tab/>oDialog1117.getControl("ser_eng").setVisible(false)</text:p>
      <text:p text:style-name="P3"><text:tab/>oDialog1117.getControl("ComboBox1").setVisible(false)</text:p>
      <text:p text:style-name="P3"/>
      <text:p text:style-name="P3"><text:tab/>oDialog1117.getControl("bNext").setVisible(true)</text:p>
      <text:p text:style-name="P3"><text:tab/>oDialog1117.getControl("bDone").setVisible(true)</text:p>
      <text:p text:style-name="P3"><text:tab/>oDialog1117.getControl("bStart").setVisible(false)</text:p>
      <text:p text:style-name="P3"><text:tab/>oDialog1117.getControl("bPrev").setVisible(true)</text:p>
      <text:p text:style-name="P3"><text:tab/><text:tab/></text:p>
      <text:p text:style-name="P3"><text:tab/>oDialog1117.getControl("bNext").setEnable(true)</text:p>
      <text:p text:style-name="P3"><text:tab/>oDialog1117.getControl("bDone").setEnable(false)</text:p>
      <text:p text:style-name="P3"><text:tab/>oDialog1117.getControl("bPrev").setEnable(false)</text:p>
      <text:p text:style-name="P3"/>
      <text:p text:style-name="P3"><text:tab/>oDialog1117.getControl("type_text").setVisible(true)</text:p>
      <text:p text:style-name="P3"><text:tab/>oDialog1117.getControl("Label10").setVisible(false)</text:p>
      <text:p text:style-name="P3"><text:tab/>oDialog1117.getControl("Label12").setVisible(false)</text:p>
      <text:p text:style-name="P3"><text:tab/>oDialog1117.getControl("ComboBox1").setVisible(false)</text:p>
      <text:p text:style-name="P3"><text:tab/>oDialog1117.getControl("ComboBox2").setVisible(false)</text:p>
      <text:p text:style-name="P3"><text:tab/></text:p>
      <text:p text:style-name="P3"><text:tab/>for i=1 to 20</text:p>
      <text:p text:style-name="P3"><text:tab/><text:tab/>oDialog1117.getControl("CheckBox" + i).setEnable(false)</text:p>
      <text:p text:style-name="P3"><text:tab/>next i</text:p>
      <text:p text:style-name="P3"><text:tab/>oDialog1117.getControl("CheckBox23").setEnable(false)</text:p>
      <text:p text:style-name="P3"><text:tab/>oDialog1117.getControl("CheckBox24").setEnable(false)</text:p>
      <text:p text:style-name="P3"><text:tab/></text:p>
      <text:p text:style-name="P3"><text:tab/>nextChecked<text:tab/></text:p>
      <text:p text:style-name="P3"><text:soft-page-break/>end sub</text:p>
      <text:p text:style-name="P3">rem=======================================================================================</text:p>
      <text:p text:style-name="P3">sub onPrevButton_depricated</text:p>
      <text:p text:style-name="P3"><text:tab/>insertDataToList(BDList.item(count))''''''''''''''''''''''''</text:p>
      <text:p text:style-name="P3"><text:tab/>prevChecked</text:p>
      <text:p text:style-name="P3"><text:tab/>oDialog1117.getControl("bNext").setEnable(true)</text:p>
      <text:p text:style-name="P3"><text:tab/>oDialog1117.getControl("bDone").setEnable(false)</text:p>
      <text:p text:style-name="P3">end sub</text:p>
      <text:p text:style-name="P3">rem=======================================================================================</text:p>
      <text:p text:style-name="P3">sub onNextButton_depricated</text:p>
      <text:p text:style-name="P3"><text:tab/>insertDataToList(BDList.item(count))</text:p>
      <text:p text:style-name="P3"><text:tab/>nextChecked</text:p>
      <text:p text:style-name="P3"><text:tab/>oDialog1117.getControl("bPrev").setEnable(true)</text:p>
      <text:p text:style-name="P3">end sub</text:p>
      <text:p text:style-name="P3">rem======================================================================================= </text:p>
      <text:p text:style-name="P3">sub onDoneButton_depricated</text:p>
      <text:p text:style-name="P3"><text:tab/>insertDataToList(BDList.item(count))</text:p>
      <text:p text:style-name="P3"><text:tab/>insertRecordsToTemplate<text:tab/></text:p>
      <text:p text:style-name="P3">end sub</text:p>
      <text:p text:style-name="P3">rem======================================================================================= </text:p>
      <text:p text:style-name="P3">sub onProtocolButton_depricated</text:p>
      <text:p text:style-name="P3"><text:tab/>protocolType = "protRus"</text:p>
      <text:p text:style-name="P3"/>
      <text:p text:style-name="P3"><text:tab/>start</text:p>
      <text:p text:style-name="P3">end sub</text:p>
      <text:p text:style-name="P3">rem======================================================================================= </text:p>
      <text:p text:style-name="P3">sub onESertButton_depricated</text:p>
      <text:p text:style-name="P3"><text:tab/>protocolType = "sertEng"</text:p>
      <text:p text:style-name="P3"/>
      <text:p text:style-name="P3"><text:tab/>start<text:tab/><text:tab/></text:p>
      <text:p text:style-name="P3">end sub</text:p>
      <text:p text:style-name="P3">rem======================================================================================= </text:p>
      <text:p text:style-name="P3">sub onRSertButton_depricated</text:p>
      <text:p text:style-name="P3"><text:tab/>protocolType = "sertRus"</text:p>
      <text:p text:style-name="P3"><text:tab/>start</text:p>
      <text:p text:style-name="P3">end sub</text:p>
      <text:p text:style-name="P3">rem=======================================================================================</text:p>
      <text:p text:style-name="P3">private function nextChecked_depricated</text:p>
      <text:p text:style-name="P3"><text:tab/>rem if count&lt;&gt;0 then insertDataToList(BDList.item(count)) rem проверка -- если count = 0, значит функцию вызывает кнопка "старт", а значит создавать лэйаут не нкжно</text:p>
      <text:p text:style-name="P3"><text:tab/>count = count + 1</text:p>
      <text:p text:style-name="P3"><text:tab/>while BDList.item(count).isPrintable=false 'count&lt;BDList.count</text:p>
      <text:p text:style-name="P3"><text:tab/><text:tab/>count = count + 1</text:p>
      <text:p text:style-name="P3"><text:tab/>wend</text:p>
      <text:p text:style-name="P3"><text:tab/>checkedCount = checkedCount - 1</text:p>
      <text:p text:style-name="P3"><text:tab/>'msgbox count</text:p>
      <text:p text:style-name="P3"><text:tab/>makeLayout(BDList.item(count))</text:p>
      <text:p text:style-name="P3"><text:tab/>if checkedCount=0 then</text:p>
      <text:p text:style-name="P3"><text:tab/><text:tab/>oDialog1117.getControl("bNext").setEnable(false)</text:p>
      <text:p text:style-name="P3"><text:tab/><text:tab/>oDialog1117.getControl("bDone").setEnable(true)</text:p>
      <text:p text:style-name="P3"><text:tab/>end if<text:tab/></text:p>
      <text:p text:style-name="P3">end function</text:p>
      <text:p text:style-name="P3">rem=======================================================================================</text:p>
      <text:p text:style-name="P3">function prevChecked_depricated</text:p>
      <text:p text:style-name="P3"><text:tab/>count = count - 1</text:p>
      <text:p text:style-name="P3"><text:tab/>while BDList.item(count).isPrintable = false</text:p>
      <text:p text:style-name="P3"><text:tab/><text:tab/>count = count - 1</text:p>
      <text:p text:style-name="P3"><text:tab/>wend</text:p>
      <text:p text:style-name="P3"><text:tab/>checkedCount = checkedCount + 1<text:tab/></text:p>
      <text:p text:style-name="P3"><text:tab/>'msgbox count</text:p>
      <text:p text:style-name="P3"><text:tab/>makeLayout(BDList.item(count))</text:p>
      <text:p text:style-name="P3"><text:tab/>if checkedCount=maxCheckedCount-1 then oDialog1117.getControl("bPrev").setEnable(false)</text:p>
      <text:p text:style-name="P3">end function</text:p>
      <text:p text:style-name="P3">rem=======================================================================================</text:p>
      <text:p text:style-name="P3">Sub checkBoxListener_depricated(oEvent As Object)</text:p>
      <text:p text:style-name="P3"><text:tab/>rem при клике на чекбоксе функция считает кол-во чекнутых чекбоксов (нужно для проверки, есть ли хоть один выделенный, и для подсчета кол-ва чекнутых)</text:p>
      <text:p text:style-name="P3"><text:tab/>Dim oCheckbox As Object</text:p>
      <text:p text:style-name="P3"><text:s text:c="4"/>oCheckbox = oEvent.source.model</text:p>
      <text:p text:style-name="P3"><text:s text:c="4"/>dim position as integer</text:p>
      <text:p text:style-name="P3"><text:soft-page-break/><text:s text:c="4"/>dim n as integer</text:p>
      <text:p text:style-name="P3"><text:s text:c="4"/>position = MySubstitute(oCheckbox.Name, "CheckBox", "") rem функция из ModuleMain. Возвращаю номер чекбокса (парсинг из его названия) </text:p>
      <text:p text:style-name="P3"><text:s text:c="4"/>if position = 20 then rem для БДПС-02 -- БД состоит из 3-х таблиц, поэтому при чеке работаем с тремя BDList.item'ами</text:p>
      <text:p text:style-name="P3"><text:s text:c="4"/><text:tab/>BDList.item(position).isPrintable <text:s text:c="2"/>= oCheckbox.State</text:p>
      <text:p text:style-name="P3"><text:s text:c="4"/><text:tab/>BDList.item(position+1).isPrintable = oCheckbox.State</text:p>
      <text:p text:style-name="P3"><text:s text:c="4"/><text:tab/>BDList.item(position+2).isPrintable = oCheckbox.State</text:p>
      <text:p text:style-name="P3"><text:s text:c="4"/><text:tab/>n = 3</text:p>
      <text:p text:style-name="P3"><text:s text:c="4"/>else</text:p>
      <text:p text:style-name="P3"><text:s text:c="4"/><text:tab/>BDList.item(position).isPrintable = oCheckbox.State rem при клике на чекбокс устанавливаю в переменную объекта БД значение из чБокса -- true или false <text:s/><text:tab/></text:p>
      <text:p text:style-name="P3"><text:s text:c="4"/><text:tab/>n = 1</text:p>
      <text:p text:style-name="P3"><text:s text:c="4"/>end if</text:p>
      <text:p text:style-name="P3"><text:s text:c="4"/>if oCheckbox.State = 1 then</text:p>
      <text:p text:style-name="P3"><text:s text:c="4"/><text:tab/>checkedCount = checkedCount + n</text:p>
      <text:p text:style-name="P3"><text:s text:c="4"/>else <text:tab/></text:p>
      <text:p text:style-name="P3"><text:s text:c="4"/><text:tab/>checkedCount = checkedCount - n</text:p>
      <text:p text:style-name="P3"><text:s text:c="4"/>end if</text:p>
      <text:p text:style-name="P3"><text:s text:c="4"/>maxCheckedCount = checkedCount</text:p>
      <text:p text:style-name="P3"><text:s text:c="4"/>if checkedCount&gt;0 then rem кнопка "старт" активна только если чекнут хотя бы один чекбокс</text:p>
      <text:p text:style-name="P3"><text:s text:c="4"/><text:tab/>oDialog1117.getControl("bStart").setEnable(true)</text:p>
      <text:p text:style-name="P3"><text:s text:c="4"/><text:tab/>oDialog1117.getControl("ser_eng").setEnable(true)</text:p>
      <text:p text:style-name="P3"><text:s text:c="4"/><text:tab/>oDialog1117.getControl("ser_rus").setEnable(true)</text:p>
      <text:p text:style-name="P3"><text:s text:c="4"/>else<text:tab/></text:p>
      <text:p text:style-name="P3"><text:s text:c="4"/><text:tab/>oDialog1117.getControl("bStart").setEnable(false)</text:p>
      <text:p text:style-name="P3"><text:s text:c="4"/><text:tab/>oDialog1117.getControl("ser_eng").setEnable(false)</text:p>
      <text:p text:style-name="P3"><text:s text:c="4"/><text:tab/>oDialog1117.getControl("ser_rus").setEnable(false)</text:p>
      <text:p text:style-name="P3"><text:s text:c="4"/>end if<text:tab/></text:p>
      <text:p text:style-name="P3">End Sub</text:p>
      <text:p text:style-name="P3">rem=======================================================================================</text:p>
      <text:p text:style-name="P3">rem настройка отображения виджета под каждый конкретный тип БД </text:p>
      <text:p text:style-name="P3">function makeLayout_depricated(bd as new DUnit)</text:p>
      <text:p text:style-name="P3"><text:s/><text:tab/>typeText.Text = bd.BDName</text:p>
      <text:p text:style-name="P3"><text:s/><text:tab/>dim list as new Collection</text:p>
      <text:p text:style-name="P3"><text:tab/>for i=1 to bd.pointList.count</text:p>
      <text:p text:style-name="P3"><text:tab/><text:tab/>oDialog1117.getControl("NumericField" + i).Visible = true</text:p>
      <text:p text:style-name="P3"><text:tab/><text:tab/>oDialog1117.getControl("Label" + i).Visible = true</text:p>
      <text:p text:style-name="P3"><text:tab/><text:tab/>point = bd.pointList.item(i)</text:p>
      <text:p text:style-name="P3"><text:tab/><text:tab/>nStep = rightStep(point)</text:p>
      <text:p text:style-name="P3"><text:tab/><text:tab/>value = bd.valueList.item(i)</text:p>
      <text:p text:style-name="P3"><text:tab/><text:tab/>if bd.getType = "beta" then</text:p>
      <text:p text:style-name="P3"><text:tab/><text:tab/><text:tab/>value = get_activity_Sr(bd.pointTextList.item(i), oDateFieldModel)</text:p>
      <text:p text:style-name="P3"><text:tab/><text:tab/><text:tab/>list.add(value)</text:p>
      <text:p text:style-name="P3"><text:tab/><text:tab/>end if</text:p>
      <text:p text:style-name="P3"><text:tab/><text:tab/>if point &lt; 0.1 and point &gt; 0 then <text:s/>MyFormat = "0.000"</text:p>
      <text:p text:style-name="P3"><text:tab/><text:tab/>if point &lt; 1 and point &gt;= 0.1 then MyFormat = "0.00"</text:p>
      <text:p text:style-name="P3"><text:tab/><text:tab/>if point &lt; 100 and point &gt;= 1 then MyFormat = "0.0"</text:p>
      <text:p text:style-name="P3"><text:tab/><text:tab/>if point &gt;= 100 then MyFormat = "0"</text:p>
      <text:p text:style-name="P3"><text:tab/><text:tab/><text:tab/><text:tab/></text:p>
      <text:p text:style-name="P3"><text:tab/><text:tab/>oDialog1117.getControl("NumericField" + i).Value = value rem если не -1, значит в поле записывалось какое-то значение</text:p>
      <text:p text:style-name="P3"><text:tab/><text:tab/>oDialog1117.Model.getByName("NumericField" + i).valueStep = nStep</text:p>
      <text:p text:style-name="P3"><text:tab/><text:tab/>oDialog1117.Model.getByName("NumericField" + i).DecimalAccuracy = rightDecimalAccuracy(nStep)</text:p>
      <text:p text:style-name="P3"><text:tab/><text:tab/>oDialog1117.getControl("Label" + i).Text = " " + Format(point, MyFormat) + " " + bd.pointTextList.item(i) + bd.measUnit(i)</text:p>
      <text:p text:style-name="P3"><text:tab/><text:tab/></text:p>
      <text:p text:style-name="P3"><text:tab/><text:tab/>if bd.getType = "beta" then oDialog1117.getControl("Label" + i).Text = Format(get_activity_Sr(bd.pointTextList.item(i), oDateFieldModel), MyFormat)</text:p>
      <text:p text:style-name="P3"><text:tab/>next i</text:p>
      <text:p text:style-name="P3"><text:tab/>for i=bd.pointList.count+1 to 9</text:p>
      <text:p text:style-name="P3"><text:tab/><text:tab/>oDialog1117.getControl("NumericField" + i).Visible = false rem скрыть все ненужные</text:p>
      <text:p text:style-name="P3"><text:tab/><text:tab/>oDialog1117.getControl("Label" + i).Visible = false</text:p>
      <text:p text:style-name="P3"><text:tab/>next i</text:p>
      <text:p text:style-name="P3"><text:tab/>if bd.getType = "beta" then bd.setPointList(list)</text:p>
      <text:p text:style-name="P3"><text:tab/></text:p>
      <text:p text:style-name="P3">end function</text:p>
      <text:p text:style-name="P3">rem======================================================================================= </text:p>
      <text:p text:style-name="P3">function rightStep_depricated(d as double) rem расчет правильного Step-а </text:p>
      <text:p text:style-name="P3"><text:tab/>if <text:s text:c="13"/>d&gt;10000 then rightStep = 10</text:p>
      <text:p text:style-name="P3"><text:tab/>if d&lt;=10000 and d&gt;100<text:tab/>then rightStep = 1</text:p>
      <text:p text:style-name="P3"><text:soft-page-break/><text:tab/>if d&lt;=100 <text:s text:c="3"/>and d&gt;1 <text:s text:c="4"/>then rightStep = 0.1</text:p>
      <text:p text:style-name="P3"><text:tab/>if d&lt;=1 <text:s text:c="4"/>and d&gt;0.1 <text:s text:c="2"/>then rightStep = 0.01</text:p>
      <text:p text:style-name="P3"><text:tab/>if d&lt;=0.1 <text:s text:c="2"/>and d&gt;0.01 <text:s/>then rightStep = 0.001</text:p>
      <text:p text:style-name="P3">end function</text:p>
      <text:p text:style-name="P3">rem======================================================================================= </text:p>
      <text:p text:style-name="P3">function rightDecimalAccuracy_depricated(nStep as double) rem сколько знаков после запятой при выборе значения точки в форме -- зависит от шага при изменении значения</text:p>
      <text:p text:style-name="P3"><text:tab/>if nStep = 0.001 then rightDecimalAccuracy = 3</text:p>
      <text:p text:style-name="P3"><text:tab/>if nStep = 0.01 <text:s/>then rightDecimalAccuracy = 2</text:p>
      <text:p text:style-name="P3"><text:tab/>if nStep = 0.1 <text:tab/> then rightDecimalAccuracy = 1</text:p>
      <text:p text:style-name="P3"><text:tab/>if nStep &gt;= 1 <text:tab/> then rightDecimalAccuracy = 0</text:p>
      <text:p text:style-name="P3">end function</text:p>
      <text:p text:style-name="P3">rem=======================================================================================</text:p>
      <text:p text:style-name="P3">sub insertDataToList_depricated(bd as DUnit)</text:p>
      <text:p text:style-name="P3"><text:tab/>dim list as new Collection</text:p>
      <text:p text:style-name="P3"><text:tab/>for i=1 to bd.pointCount</text:p>
      <text:p text:style-name="P3"><text:tab/><text:tab/>list.add(oDialog1117.getControl("NumericField" + i).Value)</text:p>
      <text:p text:style-name="P3"><text:tab/><text:tab/>'msgbox list.item(list.count)</text:p>
      <text:p text:style-name="P3"><text:tab/>next i</text:p>
      <text:p text:style-name="P3"><text:tab/>bd.setValueList(list)</text:p>
      <text:p text:style-name="P3"><text:tab/>'msgbox ""+list.count+", "+bd.BDName</text:p>
      <text:p text:style-name="P3"><text:tab/>'msgbox "" + count + ", " + bd.valueList.item(3)</text:p>
      <text:p text:style-name="P3">end sub</text:p>
      <text:p text:style-name="P3">rem=======================================================================================</text:p>
      <text:p text:style-name="P3">function limitComparator_depricated(min as double, max as double, position as integer)</text:p>
      <text:p text:style-name="P3"><text:tab/>'msgbox "LC" + min + ", " + max </text:p>
      <text:p text:style-name="P3"><text:tab/>if measLimitsArray(position)=0 <text:s text:c="2"/>OR measLimitsArray(position) &gt; min <text:s text:c="2"/>then measLimitsArray(position) = min</text:p>
      <text:p text:style-name="P3"><text:tab/>if measLimitsArray(position+1)=0 OR measLimitsArray(position+1) &lt; max then measLimitsArray(position+1) = max<text:tab/></text:p>
      <text:p text:style-name="P3">end function</text:p>
      <text:p text:style-name="P3">rem=======================================================================================</text:p>
      <text:p text:style-name="P3">sub calculateMeasLimitsArray_depricated(min as double, max as double, bdType as string) rem TODO вообще-то можно в параметре передавать не свойства, а сразу объект класса DUnit</text:p>
      <text:p text:style-name="P3"><text:tab/>'msgbox ""+min+" "+max+" "+bdType</text:p>
      <text:p text:style-name="P3"><text:tab/>select case bdType</text:p>
      <text:p text:style-name="P3"><text:tab/>case "gamma"</text:p>
      <text:p text:style-name="P3"><text:tab/><text:tab/>limitComparator(min, max, 0)</text:p>
      <text:p text:style-name="P3"><text:tab/>case "alpha"</text:p>
      <text:p text:style-name="P3"><text:tab/><text:tab/>limitComparator(min, max, 2)</text:p>
      <text:p text:style-name="P3"><text:tab/>case "beta"</text:p>
      <text:p text:style-name="P3"><text:tab/><text:tab/>limitComparator(min, max, 4)</text:p>
      <text:p text:style-name="P3"><text:tab/>case "n-PP"</text:p>
      <text:p text:style-name="P3"><text:tab/><text:tab/>limitComparator(min, max, 6)</text:p>
      <text:p text:style-name="P3"><text:tab/>case "n-MD"</text:p>
      <text:p text:style-name="P3"><text:tab/><text:tab/>limitComparator(min, max, 8)</text:p>
      <text:p text:style-name="P3"><text:tab/>case "gamma-Gy"</text:p>
      <text:p text:style-name="P3"><text:tab/><text:tab/>limitComparator(min, max, 10)</text:p>
      <text:p text:style-name="P3"><text:tab/>end select<text:tab/></text:p>
      <text:p text:style-name="P3">end sub</text:p>
      <text:p text:style-name="P3">rem=======================================================================================</text:p>
      <text:p text:style-name="P3">function rightPrefixAndNumber_depricated(n as integer) as string</text:p>
      <text:p text:style-name="P3"><text:tab/>dim p as double</text:p>
      <text:p text:style-name="P3"><text:tab/>p = measLimitsArray(n)</text:p>
      <text:p text:style-name="P3"><text:tab/>'msgbox "n-"+n+":"+" = "+p</text:p>
      <text:p text:style-name="P3"><text:tab/>select case n</text:p>
      <text:p text:style-name="P3"><text:tab/>case 0 rem ------------ gamma min -------------</text:p>
      <text:p text:style-name="P3"><text:tab/><text:tab/>if p &lt; 0.6 <text:s/>then rightPrefixAndNumber = "" + p*1000 + " н"</text:p>
      <text:p text:style-name="P3"><text:tab/><text:tab/>if p &lt; 1000 AND p &gt;= 0.6 then rightPrefixAndNumber = "" + p + " мк"</text:p>
      <text:p text:style-name="P3"><text:tab/><text:tab/>if p &gt;= 1000 then rightPrefixAndNumber = "" + p/1000 + " м"</text:p>
      <text:p text:style-name="P3"><text:tab/>case 1 rem ------------ gamma max -------------</text:p>
      <text:p text:style-name="P3"><text:tab/><text:tab/>if p &lt; 1000 then rightPrefixAndNumber = "" + p + " м"</text:p>
      <text:p text:style-name="P3"><text:tab/><text:tab/>if p &gt;= 1000 then rightPrefixAndNumber = "" + p/1000 + " "</text:p>
      <text:p text:style-name="P3"><text:tab/>case 2 rem ------------ alpha min -------------</text:p>
      <text:p text:style-name="P3"><text:tab/><text:tab/>rightPrefixAndNumber = Format(p, MyFormat)</text:p>
      <text:p text:style-name="P3"><text:tab/>case 3 rem ------------ alpha max -------------</text:p>
      <text:p text:style-name="P3"><text:tab/><text:tab/>if p = 10 then</text:p>
      <text:p text:style-name="P3"><text:tab/><text:tab/><text:tab/>findAndRename("$a_max_E", 5)</text:p>
      <text:p text:style-name="P3"><text:tab/><text:tab/><text:tab/>rightPrefixAndNumber = ""</text:p>
      <text:p text:style-name="P3"><text:tab/><text:tab/>end if<text:tab/></text:p>
      <text:p text:style-name="P3"><text:tab/><text:tab/>if p = 100 then</text:p>
      <text:p text:style-name="P3"><text:tab/><text:tab/><text:tab/>findAndRename("$a_max_E", 6)</text:p>
      <text:p text:style-name="P3"><text:soft-page-break/><text:tab/><text:tab/><text:tab/>rightPrefixAndNumber = ""</text:p>
      <text:p text:style-name="P3"><text:tab/><text:tab/>else</text:p>
      <text:p text:style-name="P3"><text:tab/><text:tab/><text:tab/>findAndRename("$a_max_E", 4)</text:p>
      <text:p text:style-name="P3"><text:tab/><text:tab/><text:tab/>rightPrefixAndNumber = p</text:p>
      <text:p text:style-name="P3"><text:tab/><text:tab/>end if<text:tab/></text:p>
      <text:p text:style-name="P3"><text:tab/>case 4 rem ------------ beta min -------------</text:p>
      <text:p text:style-name="P3"><text:tab/><text:tab/>rightPrefixAndNumber = "" + p</text:p>
      <text:p text:style-name="P3"><text:tab/>case 5 rem ------------ beta max -------------</text:p>
      <text:p text:style-name="P3"><text:tab/><text:tab/>if p = 100 then</text:p>
      <text:p text:style-name="P3"><text:tab/><text:tab/><text:tab/>findAndRename("$b_max_E", 6)</text:p>
      <text:p text:style-name="P3"><text:tab/><text:tab/><text:tab/>rightPrefixAndNumber = ""</text:p>
      <text:p text:style-name="P3"><text:tab/><text:tab/>else</text:p>
      <text:p text:style-name="P3"><text:tab/><text:tab/><text:tab/>findAndRename("$b_max_E", 5)</text:p>
      <text:p text:style-name="P3"><text:tab/><text:tab/><text:tab/>rightPrefixAndNumber = p/10</text:p>
      <text:p text:style-name="P3"><text:tab/><text:tab/>end if</text:p>
      <text:p text:style-name="P3"><text:tab/>case 6 rem ------------ n-pp min -------------</text:p>
      <text:p text:style-name="P3"><text:tab/><text:tab/>'msgbox "6pp: "+p</text:p>
      <text:p text:style-name="P3"><text:tab/><text:tab/>rightPrefixAndNumber = "" + p</text:p>
      <text:p text:style-name="P3"><text:tab/>case 7 rem ------------ n-pp max -------------</text:p>
      <text:p text:style-name="P3"><text:tab/><text:tab/>if p = 10000 then</text:p>
      <text:p text:style-name="P3"><text:tab/><text:tab/><text:tab/>findAndRename("$n_max_E", 4)</text:p>
      <text:p text:style-name="P3"><text:tab/><text:tab/><text:tab/>rightPrefixAndNumber = ""</text:p>
      <text:p text:style-name="P3"><text:tab/><text:tab/>else</text:p>
      <text:p text:style-name="P3"><text:tab/><text:tab/><text:tab/>findAndRename("$n_max_E", 4)</text:p>
      <text:p text:style-name="P3"><text:tab/><text:tab/><text:tab/>rightPrefixAndNumber = p</text:p>
      <text:p text:style-name="P3"><text:tab/><text:tab/>end if</text:p>
      <text:p text:style-name="P3"><text:tab/>case 8 rem ------------ n-md min -------------</text:p>
      <text:p text:style-name="P3"><text:tab/><text:tab/>rightPrefixAndNumber = "" + p</text:p>
      <text:p text:style-name="P3"><text:tab/>case 9 rem ------------ n-md max -------------</text:p>
      <text:p text:style-name="P3"><text:tab/><text:tab/>rightPrefixAndNumber = "" + p</text:p>
      <text:p text:style-name="P3"><text:tab/>case 10 rem ------------ gamma-Gy min -------------</text:p>
      <text:p text:style-name="P3"><text:tab/><text:tab/>if p &lt; 0.6 <text:s/>then rightPrefixAndNumber = "" + p*1000 + " н"</text:p>
      <text:p text:style-name="P3"><text:tab/><text:tab/>if p &lt; 1000 AND p &gt;= 0.6 then rightPrefixAndNumber = "" + p + " мк"</text:p>
      <text:p text:style-name="P3"><text:tab/><text:tab/>if p &gt;= 1000 then rightPrefixAndNumber = "" + p/1000 + " м"</text:p>
      <text:p text:style-name="P3"><text:tab/>case 11 rem ------------ gamma-Gy max -------------</text:p>
      <text:p text:style-name="P3"><text:tab/><text:tab/>if p &lt; 1000 then rightPrefixAndNumber = "" + p + " м"</text:p>
      <text:p text:style-name="P3"><text:tab/><text:tab/>if p &gt;= 1000 then rightPrefixAndNumber = "" + p/1000 + " "<text:tab/></text:p>
      <text:p text:style-name="P3"><text:tab/>end select</text:p>
      <text:p text:style-name="P3">end function</text:p>
      <text:p text:style-name="P3">rem=======================================================================================</text:p>
      <text:p text:style-name="P3">sub insertMeasLimits_depricated</text:p>
      <text:p text:style-name="P3"><text:tab/>findAndRename("$g_min", <text:s text:c="2"/>rightPrefixAndNumber(0))</text:p>
      <text:p text:style-name="P3"><text:tab/>findAndRename("$g_max", <text:s text:c="2"/>rightPrefixAndNumber(1))</text:p>
      <text:p text:style-name="P3"><text:tab/>findAndRename("$a_min", <text:s text:c="2"/>rightPrefixAndNumber(2))</text:p>
      <text:p text:style-name="P3"><text:tab/>findAndRename("$a_max", <text:s text:c="2"/>rightPrefixAndNumber(3))</text:p>
      <text:p text:style-name="P3"><text:tab/>findAndRename("$b_min", <text:s text:c="2"/>rightPrefixAndNumber(4))</text:p>
      <text:p text:style-name="P3"><text:tab/>findAndRename("$b_max", <text:s text:c="2"/>rightPrefixAndNumber(5))</text:p>
      <text:p text:style-name="P3"><text:tab/>findAndRename("$ppn_min", rightPrefixAndNumber(6))</text:p>
      <text:p text:style-name="P3"><text:tab/>findAndRename("$ppn_max", rightPrefixAndNumber(7))</text:p>
      <text:p text:style-name="P3"><text:tab/>findAndRename("$mdn_min", rightPrefixAndNumber(8))</text:p>
      <text:p text:style-name="P3"><text:tab/>findAndRename("$mdn_max", rightPrefixAndNumber(9))</text:p>
      <text:p text:style-name="P3"><text:tab/>findAndRename("$k_min", <text:s text:c="2"/>rightPrefixAndNumber(10))</text:p>
      <text:p text:style-name="P3"><text:tab/>findAndRename("$k_max", <text:s text:c="2"/>rightPrefixAndNumber(11))</text:p>
      <text:p text:style-name="P3">end sub</text:p>
      <text:p text:style-name="P3">rem=======================================================================================</text:p>
      <text:p text:style-name="P3">sub insertRecordsToTemplate_depricated</text:p>
      <text:p text:style-name="P3"><text:tab/>dim strokeForSaving as string</text:p>
      <text:p text:style-name="P3"><text:tab/>strokeForSaving = ""<text:tab/></text:p>
      <text:p text:style-name="P3"><text:tab/>dim path as string</text:p>
      <text:p text:style-name="P3"><text:tab/>dim calibName, techName, mainType as string</text:p>
      <text:p text:style-name="P3"><text:tab/>if protocolType = "protRus" then</text:p>
      <text:p text:style-name="P3"><text:tab/><text:tab/>path = "old\1117.odt"</text:p>
      <text:p text:style-name="P3"><text:tab/>end if</text:p>
      <text:p text:style-name="P3"><text:tab/>if protocolType = "sertRus" then</text:p>
      <text:p text:style-name="P3"><text:tab/><text:tab/>calibName = rusItems1(ComboItemPosition(oDialog1117.getControl("ComboBox1")))</text:p>
      <text:p text:style-name="P3"><text:tab/><text:tab/>techName <text:s/>= rusItems2(ComboItemPosition(oDialog1117.getControl("ComboBox2")))</text:p>
      <text:p text:style-name="P3"><text:tab/><text:tab/>path = "old\1117_sr.odt"</text:p>
      <text:p text:style-name="P3"><text:tab/><text:tab/>mainType = "Дозиметр-радиометр МКС-AT1117М"<text:tab/><text:tab/></text:p>
      <text:p text:style-name="P3"><text:tab/>end if</text:p>
      <text:p text:style-name="P3"><text:tab/>if protocolType = "sertEng" then</text:p>
      <text:p text:style-name="P3"><text:soft-page-break/><text:tab/><text:tab/>calibName = engItems1(ComboItemPosition(oDialog1117.getControl("ComboBox1")))</text:p>
      <text:p text:style-name="P3"><text:tab/><text:tab/>techName <text:s/>= engItems2(ComboItemPosition(oDialog1117.getControl("ComboBox2")))</text:p>
      <text:p text:style-name="P3"><text:tab/><text:tab/>path = "old\1117_se.odt"<text:tab/><text:tab/></text:p>
      <text:p text:style-name="P3"><text:tab/>end if</text:p>
      <text:p text:style-name="P3"/>
      <text:p text:style-name="P3"><text:tab/>dim bd as new DUnit</text:p>
      <text:p text:style-name="P3"><text:tab/>dim facilities as new Facility rem ссылка локальная, так при создании нового протокола не нужно будет обнулять лимиты и списки установок</text:p>
      <text:p text:style-name="P3"><text:tab/>MyFormat = "0.0"</text:p>
      <text:p text:style-name="P3"><text:tab/>OpenTemplate(sertPath &amp; path)</text:p>
      <text:p text:style-name="P3"><text:tab/><text:tab/>for i=1 to BDList.count rem удаление таблиц сделано в отдельном цикле для ускорения поиска по таблицам в основном цикле, не придется перебирать ненужные таблицы</text:p>
      <text:p text:style-name="P3"><text:tab/><text:tab/>bd = BDList.item(i)</text:p>
      <text:p text:style-name="P3"><text:tab/><text:tab/>if bd.isPrintable = false then</text:p>
      <text:p text:style-name="P3"><text:tab/><text:tab/><text:tab/>if protocolType = "protRus" then</text:p>
      <text:p text:style-name="P3"><text:tab/><text:tab/><text:tab/><text:tab/>deleteTable("t" + (i-1))</text:p>
      <text:p text:style-name="P3"><text:tab/><text:tab/><text:tab/>else</text:p>
      <text:p text:style-name="P3"><text:tab/><text:tab/><text:tab/><text:tab/>deleteTable("tlim" + (i-1))</text:p>
      <text:p text:style-name="P3"><text:tab/><text:tab/><text:tab/><text:tab/>deleteTable("tp" + (i))</text:p>
      <text:p text:style-name="P3"><text:tab/><text:tab/><text:tab/><text:tab/>deleteTable("t" + (i-1))</text:p>
      <text:p text:style-name="P3"><text:tab/><text:tab/><text:tab/>end if<text:tab/><text:tab/><text:tab/></text:p>
      <text:p text:style-name="P3"><text:tab/><text:tab/>end if<text:tab/></text:p>
      <text:p text:style-name="P3"><text:tab/>next i</text:p>
      <text:p text:style-name="P3"><text:tab/>dim percentOtk as double rem отклонение от значения точки для рандомайзера трех точек измерения при расчете среднего значения м.д. <text:s/></text:p>
      <text:p text:style-name="P3"><text:tab/>dim threePointArray(2) as double</text:p>
      <text:p text:style-name="P3"><text:tab/>dim bground as double</text:p>
      <text:p text:style-name="P3"><text:tab/>percentOtk = 7 rem %</text:p>
      <text:p text:style-name="P3"><text:tab/>bground = Format(randValue(95, 5), MyFormat)</text:p>
      <text:p text:style-name="P3"><text:tab/>findAndRename("$bground", bground)</text:p>
      <text:p text:style-name="P3"><text:tab/>findAndRename("$temp", Format(randValue(21, 2), MyFormat))</text:p>
      <text:p text:style-name="P3"><text:tab/>rem findAndRename("$pres", Format(randValue(760, 10), MyFormat))</text:p>
      <text:p text:style-name="P3"><text:tab/>findAndRename("$vlag", Format(randValue(70, 5), MyFormat))</text:p>
      <text:p text:style-name="P3"><text:tab/>findAndRename("$date", getDate(oDialog1117.Model.getByName("DateField1")))</text:p>
      <text:p text:style-name="P3"><text:tab/>serial = oDialog1117.Model.getByName("TextField1").Text</text:p>
      <text:p text:style-name="P3"><text:tab/>findAndRename("$serial", serial)</text:p>
      <text:p text:style-name="P3"><text:tab/>findAndRename("$calibratedBy", calibName)</text:p>
      <text:p text:style-name="P3"><text:tab/>findAndRename("$controlledBy", techName)</text:p>
      <text:p text:style-name="P3"><text:tab/>findAndRename("$b_bg", Format(randValue(13, 2), "0.0"))</text:p>
      <text:p text:style-name="P3"><text:tab/>findAndRename("$s_bg", Format(randValue(0.005, 0.005), "0.00"))</text:p>
      <text:p text:style-name="P3"><text:tab/>findAndRename("$b2_bg", Format(randValue(17, 2), "0.0"))</text:p>
      <text:p text:style-name="P3"/>
      <text:p text:style-name="P3"><text:tab/>dim m_point as double</text:p>
      <text:p text:style-name="P3"><text:tab/>dim isEmpty as boolean</text:p>
      <text:p text:style-name="P3"><text:tab/>isEmpty = true</text:p>
      <text:p text:style-name="P3"><text:tab/></text:p>
      <text:p text:style-name="P3"><text:tab/>for i=1 to BDList.count</text:p>
      <text:p text:style-name="P3"><text:tab/><text:tab/>bd = BDList.item(i)</text:p>
      <text:p text:style-name="P3"><text:tab/><text:tab/></text:p>
      <text:p text:style-name="P3"><text:tab/><text:tab/>rem если сразу собирать данные по пределам (makeMeasLimitsArray), тогда не нужен будет метод makeFacilityArray -- </text:p>
      <text:p text:style-name="P3"><text:tab/><text:tab/>rem будет понятно, какие типы излучения (бета гамма), и легко прикинуть, какая/какие гамма установки нужны (110 и/или 130) --</text:p>
      <text:p text:style-name="P3"><text:tab/><text:tab/>rem не нужно будет проверять каждую точку на болше-меньше 1 мЗв</text:p>
      <text:p text:style-name="P3"><text:tab/><text:tab/>if bd.isPrintable = true then</text:p>
      <text:p text:style-name="P3"><text:tab/><text:tab/><text:tab/>isEmpty = false</text:p>
      <text:p text:style-name="P3"><text:tab/><text:tab/><text:tab/>calculateMeasLimitsArray(bd.minLimit, bd.maxLimit, bd.bdType)</text:p>
      <text:p text:style-name="P3"><text:tab/><text:tab/><text:tab/>'msgbox ""+measLimitsArray(0) + ", "+measLimitsArray(1)</text:p>
      <text:p text:style-name="P3"><text:tab/><text:tab/><text:tab/>strokeForSaving = strokeForSaving &amp; bd.BDName &amp; " "</text:p>
      <text:p text:style-name="P3"><text:tab/><text:tab/><text:tab/>facilities.addTypeAndLimits(bd.BDType, bd.minLimit, bd.maxLimit)</text:p>
      <text:p text:style-name="P3"><text:tab/><text:tab/><text:tab/>for j=1 to bd.pointList.count</text:p>
      <text:p text:style-name="P3"><text:tab/><text:tab/><text:tab/><text:tab/>'msgbox bd.valueList.count</text:p>
      <text:p text:style-name="P3"><text:tab/><text:tab/><text:tab/><text:tab/></text:p>
      <text:p text:style-name="P3"><text:tab/><text:tab/><text:tab/><text:tab/>m_point = bd.valueList.item(j)</text:p>
      <text:p text:style-name="P3"><text:tab/><text:tab/><text:tab/><text:tab/>rem msgbox "bd: " + bd.valueList.item(j) + ", p: " + m_point</text:p>
      <text:p text:style-name="P3"><text:tab/><text:tab/><text:tab/><text:tab/>cont_point = bd.pointList.item(j)</text:p>
      <text:p text:style-name="P3"><text:tab/><text:tab/><text:tab/><text:tab/>prefix = <text:s/>bd.pointTextList.item(j)</text:p>
      <text:p text:style-name="P3"><text:tab/><text:tab/><text:tab/><text:tab/>BDtype = bd.BDType</text:p>
      <text:p text:style-name="P3"><text:tab/><text:tab/><text:tab/><text:tab/>threePointArray = avaragePointsRndArray(m_point, percentOtk)</text:p>
      <text:p text:style-name="P3"><text:tab/><text:tab/><text:tab/><text:tab/>'msgbox cont_point</text:p>
      <text:p text:style-name="P3"><text:soft-page-break/><text:tab/><text:tab/><text:tab/><text:tab/></text:p>
      <text:p text:style-name="P3"><text:tab/><text:tab/><text:tab/><text:tab/>if cont_point &lt; 100 then MyFormat = "0.0"</text:p>
      <text:p text:style-name="P3"><text:tab/><text:tab/><text:tab/><text:tab/>if cont_point &gt;= 100 then MyFormat = "0"</text:p>
      <text:p text:style-name="P3"><text:tab/><text:tab/><text:tab/><text:tab/>findAndRename(("$" + (i-1) + "-9" + (j-1)), Format(cont_point, MyFormat) rem активность источника источника для альфа/бета (то же контрольная точка), </text:p>
      <text:p text:style-name="P3"><text:tab/><text:tab/><text:tab/><text:tab/></text:p>
      <text:p text:style-name="P3"><text:tab/><text:tab/><text:tab/><text:tab/>findAndRename(("$" + (i-1) + "-3" + (j-1)), sourceDistanceArray(cont_point, prefix, bd.bdType)(0)) rem название источника</text:p>
      <text:p text:style-name="P3"><text:tab/><text:tab/><text:tab/><text:tab/>findAndRename(("$" + (i-1) + "-4" + (j-1)), sourceDistanceArray(cont_point, prefix, bd.bdType)(1))<text:tab/>rem расстояние до источника</text:p>
      <text:p text:style-name="P3"><text:tab/><text:tab/><text:tab/><text:tab/></text:p>
      <text:p text:style-name="P3"><text:tab/><text:tab/><text:tab/><text:tab/>rem TODO сделать через select case</text:p>
      <text:p text:style-name="P3"><text:tab/><text:tab/><text:tab/><text:tab/>if m_point &lt; 0.1 and m_point &gt; 0 then</text:p>
      <text:p text:style-name="P3"><text:tab/><text:tab/><text:tab/><text:tab/><text:tab/>MyFormat = "0.000"</text:p>
      <text:p text:style-name="P3"><text:tab/><text:tab/><text:tab/><text:tab/><text:tab/>findAndRename(("$" + (i-1) + "-6" + (j-1)), Format(threePointArray(0), MyFormat))</text:p>
      <text:p text:style-name="P3"><text:tab/><text:tab/><text:tab/><text:tab/><text:tab/>findAndRename(("$" + (i-1) + "-7" + (j-1)), Format(threePointArray(1), MyFormat))</text:p>
      <text:p text:style-name="P3"><text:tab/><text:tab/><text:tab/><text:tab/><text:tab/>findAndRename(("$" + (i-1) + "-8" + (j-1)), Format(threePointArray(2), MyFormat))</text:p>
      <text:p text:style-name="P3"><text:tab/><text:tab/><text:tab/><text:tab/>end if</text:p>
      <text:p text:style-name="P3"><text:tab/><text:tab/><text:tab/><text:tab/>if m_point &lt; 1 and m_point &gt;= 0.1 then</text:p>
      <text:p text:style-name="P3"><text:tab/><text:tab/><text:tab/><text:tab/><text:tab/>MyFormat = "0.00"</text:p>
      <text:p text:style-name="P3"><text:tab/><text:tab/><text:tab/><text:tab/><text:tab/>findAndRename(("$" + (i-1) + "-6" + (j-1)), Format(threePointArray(0), MyFormat))</text:p>
      <text:p text:style-name="P3"><text:tab/><text:tab/><text:tab/><text:tab/><text:tab/>findAndRename(("$" + (i-1) + "-7" + (j-1)), Format(threePointArray(1), MyFormat))</text:p>
      <text:p text:style-name="P3"><text:tab/><text:tab/><text:tab/><text:tab/><text:tab/>findAndRename(("$" + (i-1) + "-8" + (j-1)), Format(threePointArray(2), MyFormat))</text:p>
      <text:p text:style-name="P3"><text:tab/><text:tab/><text:tab/><text:tab/>end if</text:p>
      <text:p text:style-name="P3"><text:tab/><text:tab/><text:tab/><text:tab/>if m_point &lt; 100 and m_point &gt;= 1 then</text:p>
      <text:p text:style-name="P3"><text:tab/><text:tab/><text:tab/><text:tab/><text:tab/>MyFormat = "0.0"</text:p>
      <text:p text:style-name="P3"><text:tab/><text:tab/><text:tab/><text:tab/><text:tab/>findAndRename(("$" + (i-1) + "-6" + (j-1)), Format(threePointArray(0), MyFormat))</text:p>
      <text:p text:style-name="P3"><text:tab/><text:tab/><text:tab/><text:tab/><text:tab/>findAndRename(("$" + (i-1) + "-7" + (j-1)), Format(threePointArray(1), MyFormat))</text:p>
      <text:p text:style-name="P3"><text:tab/><text:tab/><text:tab/><text:tab/><text:tab/>findAndRename(("$" + (i-1) + "-8" + (j-1)), Format(threePointArray(2), MyFormat))</text:p>
      <text:p text:style-name="P3"><text:tab/><text:tab/><text:tab/><text:tab/>end if</text:p>
      <text:p text:style-name="P3"><text:tab/><text:tab/><text:tab/><text:tab/>if m_point &gt;= 100 then</text:p>
      <text:p text:style-name="P3"><text:tab/><text:tab/><text:tab/><text:tab/><text:tab/>MyFormat = "0"</text:p>
      <text:p text:style-name="P3"><text:tab/><text:tab/><text:tab/><text:tab/><text:tab/>findAndRename(("$" + (i-1) + "-6" + (j-1)), Format(threePointArray(0), MyFormat))</text:p>
      <text:p text:style-name="P3"><text:tab/><text:tab/><text:tab/><text:tab/><text:tab/>findAndRename(("$" + (i-1) + "-7" + (j-1)), Format(threePointArray(1), MyFormat))</text:p>
      <text:p text:style-name="P3"><text:tab/><text:tab/><text:tab/><text:tab/><text:tab/>findAndRename(("$" + (i-1) + "-8" + (j-1)), Format(threePointArray(2), MyFormat))</text:p>
      <text:p text:style-name="P3"><text:tab/><text:tab/><text:tab/><text:tab/>end if</text:p>
      <text:p text:style-name="P3"><text:tab/><text:tab/><text:tab/><text:tab/></text:p>
      <text:p text:style-name="P3"><text:tab/><text:tab/><text:tab/><text:tab/>if cont_point&lt;1 and prefix="мк" then </text:p>
      <text:p text:style-name="P3"><text:tab/><text:tab/><text:tab/><text:tab/><text:tab/>findAndRename(("$" + (i-1) + "-5" + (j-1)), bground)</text:p>
      <text:p text:style-name="P3"><text:tab/><text:tab/><text:tab/><text:tab/>else<text:tab/></text:p>
      <text:p text:style-name="P3"><text:tab/><text:tab/><text:tab/><text:tab/><text:tab/>findAndRename(("$" + (i-1) + "-5" + (j-1)), "---") </text:p>
      <text:p text:style-name="P3"><text:tab/><text:tab/><text:tab/><text:tab/>end if</text:p>
      <text:p text:style-name="P3"><text:tab/><text:tab/><text:tab/><text:tab/></text:p>
      <text:p text:style-name="P3"><text:tab/><text:tab/><text:tab/><text:tab/>if m_point &lt; 0.1 and m_point &gt; 0 then</text:p>
      <text:p text:style-name="P3"><text:tab/><text:tab/><text:tab/><text:tab/><text:tab/>MyFormat = "0.000"</text:p>
      <text:p text:style-name="P3"><text:tab/><text:tab/><text:tab/><text:tab/><text:tab/>findAndRename(("$" + (i-1) + "-0" + (j-1)), Format(m_point, MyFormat))</text:p>
      <text:p text:style-name="P3"><text:tab/><text:tab/><text:tab/><text:tab/>else</text:p>
      <text:p text:style-name="P3"><text:tab/><text:tab/><text:tab/><text:tab/><text:tab/>findAndRename(("$" + (i-1) + "-0" + (j-1)), Format(m_point, MyFormat)) '''''''''m_point) '</text:p>
      <text:p text:style-name="P3"><text:tab/><text:tab/><text:tab/><text:tab/>end if</text:p>
      <text:p text:style-name="P3"><text:tab/><text:tab/><text:tab/><text:tab/></text:p>
      <text:p text:style-name="P3"><text:tab/><text:tab/><text:tab/><text:tab/>MyFormat = "0.00"</text:p>
      <text:p text:style-name="P3"><text:tab/><text:tab/><text:tab/><text:tab/>pogr_point = otn_pogreshnost(m_point, cont_point)</text:p>
      <text:p text:style-name="P3"><text:tab/><text:tab/><text:tab/><text:tab/>findAndRename(("$" + (i-1) + "-1" + (j-1)), Format(pogr_point, MyFormat))</text:p>
      <text:p text:style-name="P3"><text:tab/><text:tab/><text:tab/><text:tab/>dov_point = dov_granica(pogr_point, FacilityError(m_point, BDType, prefix))</text:p>
      <text:p text:style-name="P3"><text:tab/><text:tab/><text:tab/><text:tab/>findAndRename(("$" + (i-1) + "-2" + (j-1)), Format(dov_point, MyFormat))</text:p>
      <text:p text:style-name="P3"><text:tab/><text:tab/><text:tab/>next j</text:p>
      <text:p text:style-name="P3"><text:tab/><text:tab/><text:tab/>rem проверка -- нейтронный или нет, предыдущий цикл отрабатывавет и для нейтронных, <text:soft-page-break/>следущий блок -- только для нейтронных</text:p>
      <text:p text:style-name="P3"><text:tab/><text:tab/><text:tab/>if bd.BdName="БДКН-01" then<text:tab/>neutron_01(i, bd)</text:p>
      <text:p text:style-name="P3"><text:tab/><text:tab/><text:tab/>if bd.BdName="БДКН-03" then<text:tab/>neutron_03(i, bd)</text:p>
      <text:p text:style-name="P3"><text:tab/><text:tab/>end if<text:tab/></text:p>
      <text:p text:style-name="P3"><text:tab/><text:tab/></text:p>
      <text:p text:style-name="P3"><text:tab/>next i</text:p>
      <text:p text:style-name="P3"/>
      <text:p text:style-name="P3"><text:tab/>'insertMeasLimits</text:p>
      <text:p text:style-name="P3"><text:tab/>serial = oDialog1117.Model.getByName("TextField1").Text</text:p>
      <text:p text:style-name="P3"><text:tab/>findAndRename("$serial", serial)</text:p>
      <text:p text:style-name="P3"><text:tab/></text:p>
      <text:p text:style-name="P3"><text:tab/>rem удалить ненужные диапазоны----------------------------------</text:p>
      <text:p text:style-name="P3"><text:tab/>dim f() as boolean</text:p>
      <text:p text:style-name="P3"><text:tab/>f = facilities.RadTypeArray</text:p>
      <text:p text:style-name="P3"><text:tab/>for i=0 to 5</text:p>
      <text:p text:style-name="P3"><text:tab/><text:tab/>'if f(i) = false then deleteTable("tml" + i)<text:tab/></text:p>
      <text:p text:style-name="P3"><text:tab/>next i</text:p>
      <text:p text:style-name="P3"><text:tab/>rem удалить ненужные поверочные установки-----------------------</text:p>
      <text:p text:style-name="P3"><text:tab/>dim f2() as boolean</text:p>
      <text:p text:style-name="P3"><text:tab/>f2 = facilities.FacTypeArray</text:p>
      <text:p text:style-name="P3"><text:tab/>for i=0 to 5</text:p>
      <text:p text:style-name="P3"><text:tab/><text:tab/>if f2(i) = false then deleteTable("tf" + i)<text:tab/></text:p>
      <text:p text:style-name="P3"><text:tab/>next i</text:p>
      <text:p text:style-name="P3"><text:tab/>rem удалить ненужные пределы измерений--------------------------</text:p>
      <text:p text:style-name="P3"><text:tab/>for i=0 to 5 rem нет смысла проверять обе точки, не может одна из точек равняться 0, а другая числу</text:p>
      <text:p text:style-name="P3"><text:tab/><text:tab/>if measLimitsArray(i*2)=0 then deleteTable("tml" + i)</text:p>
      <text:p text:style-name="P3"><text:tab/>next i</text:p>
      <text:p text:style-name="P3"><text:tab/>rem ------------------------------------------------------------</text:p>
      <text:p text:style-name="P3"><text:tab/>insertMeasLimits</text:p>
      <text:p text:style-name="P3"><text:tab/>strokeForSaving = "1117 M " &amp; serial &amp; " ( " &amp; strokeForSaving &amp; ")"</text:p>
      <text:p text:style-name="P3"><text:tab/>CopyVariableToClipboard(strokeForSaving)</text:p>
      <text:p text:style-name="P3"><text:tab/>msgbox "Готово!"</text:p>
      <text:p text:style-name="P3">end sub</text:p>
      <text:p text:style-name="P3">rem=======================================================================================</text:p>
      <text:p text:style-name="P3">sub neutron_01_depricated(i as integer, bd as BUnit)</text:p>
      <text:p text:style-name="P3"><text:tab/>dim point_br_array(3) as double</text:p>
      <text:p text:style-name="P3"><text:tab/>dim point_fio_array(3) as double</text:p>
      <text:p text:style-name="P3"><text:tab/>point_br_array = Array(0.6, 0.6, 0.863, 0.957)</text:p>
      <text:p text:style-name="P3"><text:tab/>point_fio_array = Array(5.9, 57, 235, 1019)</text:p>
      <text:p text:style-name="P3"><text:tab/>dim fon, p1, p2, p3 as double</text:p>
      <text:p text:style-name="P3"><text:tab/>fon = bd.valueList.item(1)<text:tab/>rem фон</text:p>
      <text:p text:style-name="P3"><text:tab/>dim point as double</text:p>
      <text:p text:style-name="P3"/>
      <text:p text:style-name="P3"><text:tab/></text:p>
      <text:p text:style-name="P3"><text:tab/><text:tab/>for n = 1 to 4</text:p>
      <text:p text:style-name="P3"><text:tab/><text:tab/><text:tab/>point = bd.valueList.item(n+1)</text:p>
      <text:p text:style-name="P3"><text:tab/><text:tab/><text:tab/>p1 = (point-fon)*point_br_array(n-1)</text:p>
      <text:p text:style-name="P3"><text:tab/><text:tab/><text:tab/>findAndRename(("$" + (i-1) + "-n2" + "" + n), Format(p1, MyFormat))</text:p>
      <text:p text:style-name="P3"><text:tab/><text:tab/><text:tab/>p2 = (p1 - point_fio_array(n-1))/point_fio_array(n-1)*100</text:p>
      <text:p text:style-name="P3"><text:tab/><text:tab/><text:tab/>findAndRename(("$" + (i-1) + "-n3" + "" + n), Format(p2, MyFormat))</text:p>
      <text:p text:style-name="P3"><text:tab/><text:tab/><text:tab/>p3 = 1.1 * sqr(p2 * p2 + 5*5)</text:p>
      <text:p text:style-name="P3"><text:tab/><text:tab/><text:tab/>findAndRename(("$" + (i-1) + "-n4" + "" + n), Format(p3, MyFormat))</text:p>
      <text:p text:style-name="P3"><text:tab/><text:tab/><text:tab/></text:p>
      <text:p text:style-name="P3"><text:tab/><text:tab/>next n</text:p>
      <text:p text:style-name="P3"><text:tab/></text:p>
      <text:p text:style-name="P3">end sub</text:p>
      <text:p text:style-name="P3">rem=======================================================================================</text:p>
      <text:p text:style-name="P3">rem TODO объединить методы neutron_03 и neutron_01</text:p>
      <text:p text:style-name="P3">sub neutron_03_depricated(i as integer, bd as BUnit)</text:p>
      <text:p text:style-name="P3"><text:tab/>dim point_br_array(3) as double</text:p>
      <text:p text:style-name="P3"><text:tab/>dim point_fio_array(3) as double</text:p>
      <text:p text:style-name="P3"><text:tab/>point_br_array = Array(0.866, 0.866, 0.957, 0.991)</text:p>
      <text:p text:style-name="P3"><text:tab/>point_fio_array = Array(8.3, 80, 331, 1434)</text:p>
      <text:p text:style-name="P3"><text:tab/>dim fon, p1, p2, p3 as double</text:p>
      <text:p text:style-name="P3"><text:tab/>fon = bd.valueList.item(1)<text:tab/>rem фон</text:p>
      <text:p text:style-name="P3"><text:tab/>dim point as double</text:p>
      <text:p text:style-name="P3"><text:tab/><text:tab/></text:p>
      <text:p text:style-name="P3"><text:tab/><text:tab/>for n = 1 to 4</text:p>
      <text:p text:style-name="P3"><text:tab/><text:tab/><text:tab/>point = bd.valueList.item(n+1)</text:p>
      <text:p text:style-name="P3"><text:tab/><text:tab/><text:tab/>p1 = (point-fon)*point_br_array(n-1)<text:tab/></text:p>
      <text:p text:style-name="P3"><text:soft-page-break/><text:tab/><text:tab/><text:tab/>findAndRename(("$" + (i-1) + "-n2" + "" + n), Format(p1, MyFormat))</text:p>
      <text:p text:style-name="P3"><text:tab/><text:tab/><text:tab/>p2 = (p1 - point_fio_array(n-1))/point_fio_array(n-1)*100</text:p>
      <text:p text:style-name="P3"><text:tab/><text:tab/><text:tab/>findAndRename(("$" + (i-1) + "-n3" + "" + n), Format(p2, MyFormat))</text:p>
      <text:p text:style-name="P3"><text:tab/><text:tab/><text:tab/>p3 = 1.1 * sqr(p2 * p2 + 5*5)</text:p>
      <text:p text:style-name="P3"><text:tab/><text:tab/><text:tab/>findAndRename(("$" + (i-1) + "-n4" + "" + n), Format(p3, MyFormat))</text:p>
      <text:p text:style-name="P3"><text:tab/><text:tab/><text:tab/></text:p>
      <text:p text:style-name="P3"><text:tab/><text:tab/>next n</text:p>
      <text:p text:style-name="P3"><text:tab/></text:p>
      <text:p text:style-name="P3">end sub</text:p>
      <text:p text:style-name="P3">rem=======================================================================================</text:p>
      <text:p text:style-name="P3">function avaragePointsRndArray_depricated(point as double, o_percent as double)</text:p>
      <text:p text:style-name="P3"><text:tab/>rem TODO сделать по Гауссу!!!</text:p>
      <text:p text:style-name="P3"><text:tab/>dim deviation as double</text:p>
      <text:p text:style-name="P3"><text:tab/>dim p1 as double</text:p>
      <text:p text:style-name="P3"><text:tab/>dim p2 as double</text:p>
      <text:p text:style-name="P3"><text:tab/>dim p3 as double</text:p>
      <text:p text:style-name="P3"><text:tab/>dim ar(2) as double </text:p>
      <text:p text:style-name="P3"><text:tab/>deviation = o_percent/100*point</text:p>
      <text:p text:style-name="P3"><text:tab/>p1 = randValue(point, deviation)</text:p>
      <text:p text:style-name="P3"><text:tab/>p2 = randValue(point, deviation)</text:p>
      <text:p text:style-name="P3"><text:tab/>p3 = point*3 - p1 - p2</text:p>
      <text:p text:style-name="P3"><text:tab/>ar(0) = p1</text:p>
      <text:p text:style-name="P3"><text:tab/>ar(1) = p2</text:p>
      <text:p text:style-name="P3"><text:tab/>ar(2) = p3</text:p>
      <text:p text:style-name="P3"><text:tab/>avaragePointsRndArray = ar<text:tab/></text:p>
      <text:p text:style-name="P3">end function</text:p>
      <text:p text:style-name="P3">rem=======================================================================================</text:p>
      <text:p text:style-name="P3">function randValue_depricated(num as double, otklonenie as double)</text:p>
      <text:p text:style-name="P3"><text:tab/>randValue = (num - otklonenie) + rnd()*otklonenie*2</text:p>
      <text:p text:style-name="P3">end function</text:p>
      <text:p text:style-name="P3">rem======================================================================================</text:p>
      <text:p text:style-name="P3">function FacilityError_depricated(point as double, BDType as string, prefix as string)</text:p>
      <text:p text:style-name="P3"><text:tab/>'msgbox "" + point + " " + BDType + " " + prefix</text:p>
      <text:p text:style-name="P3"><text:tab/>select case BDType</text:p>
      <text:p text:style-name="P3"><text:tab/>case "gamma", "gamma-Gy"</text:p>
      <text:p text:style-name="P3"><text:tab/><text:tab/>if AbsoluteValue(point, prefix)&lt;1 then</text:p>
      <text:p text:style-name="P3"><text:tab/><text:tab/><text:tab/>FacilityError = 5</text:p>
      <text:p text:style-name="P3"><text:tab/><text:tab/>else</text:p>
      <text:p text:style-name="P3"><text:tab/><text:tab/><text:tab/>FacilityError = 4</text:p>
      <text:p text:style-name="P3"><text:tab/><text:tab/>end if</text:p>
      <text:p text:style-name="P3"><text:tab/>case "n-PP"</text:p>
      <text:p text:style-name="P3"><text:tab/><text:tab/><text:tab/>FacilityError = 5 rem `140</text:p>
      <text:p text:style-name="P3"><text:tab/>case "n-MD"</text:p>
      <text:p text:style-name="P3"><text:tab/><text:tab/><text:tab/>FacilityError = 5 rem `140<text:tab/><text:tab/><text:tab/><text:tab/></text:p>
      <text:p text:style-name="P3"><text:tab/>case "alpha"</text:p>
      <text:p text:style-name="P3"><text:tab/><text:tab/><text:tab/>FacilityError = 6 rem `alpha</text:p>
      <text:p text:style-name="P3"><text:tab/>case "beta"</text:p>
      <text:p text:style-name="P3"><text:tab/><text:tab/><text:tab/>FacilityError = 6 rem `beta</text:p>
      <text:p text:style-name="P3"><text:tab/>end select</text:p>
      <text:p text:style-name="P3">end functio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2-08T09:44:21.46</meta:creation-date>
    <dc:date>2020-02-28T13:27:25.89</dc:date>
    <meta:editing-duration>PT15H50M33S</meta:editing-duration>
    <meta:editing-cycles>16</meta:editing-cycles>
    <meta:generator>OpenOffice/4.1.6$Win32 OpenOffice.org_project/416m1$Build-9790</meta:generator>
    <meta:document-statistic meta:table-count="0" meta:image-count="0" meta:object-count="0" meta:page-count="48" meta:paragraph-count="3025" meta:word-count="11629" meta:character-count="130752"/>
  </office:meta>
</office:document-meta>
</file>